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64in"/>
    </style:style>
    <style:style style:name="co2" style:family="table-column">
      <style:table-column-properties fo:break-before="auto" style:column-width="6.7693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1.6382in"/>
    </style:style>
    <style:style style:name="co5" style:family="table-column">
      <style:table-column-properties fo:break-before="auto" style:column-width="1.9689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3256in"/>
    </style:style>
    <style:style style:name="co10" style:family="table-column">
      <style:table-column-properties fo:break-before="auto" style:column-width="22.00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2.6839in"/>
    </style:style>
    <style:style style:name="co14" style:family="table-column">
      <style:table-column-properties fo:break-before="auto" style:column-width="0.6035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1.2898in"/>
    </style:style>
    <style:style style:name="co17" style:family="table-column">
      <style:table-column-properties fo:break-before="auto" style:column-width="22.8335in"/>
    </style:style>
    <style:style style:name="co18" style:family="table-column">
      <style:table-column-properties fo:break-before="auto" style:column-width="2.0374in"/>
    </style:style>
    <style:style style:name="co19" style:family="table-column">
      <style:table-column-properties fo:break-before="auto" style:column-width="7.5457in"/>
    </style:style>
    <style:style style:name="co20" style:family="table-column">
      <style:table-column-properties fo:break-before="auto" style:column-width="1.6957in"/>
    </style:style>
    <style:style style:name="co21" style:family="table-column">
      <style:table-column-properties fo:break-before="auto" style:column-width="0.8681in"/>
    </style:style>
    <style:style style:name="co22" style:family="table-column">
      <style:table-column-properties fo:break-before="auto" style:column-width="1.4626in"/>
    </style:style>
    <style:style style:name="co23" style:family="table-column">
      <style:table-column-properties fo:break-before="auto" style:column-width="1.4043in"/>
    </style:style>
    <style:style style:name="co24" style:family="table-column">
      <style:table-column-properties fo:break-before="auto" style:column-width="1.4819in"/>
    </style:style>
    <style:style style:name="co25" style:family="table-column">
      <style:table-column-properties fo:break-before="auto" style:column-width="3.6756in"/>
    </style:style>
    <style:style style:name="co26" style:family="table-column">
      <style:table-column-properties fo:break-before="auto" style:column-width="3.6382in"/>
    </style:style>
    <style:style style:name="co27" style:family="table-column">
      <style:table-column-properties fo:break-before="auto" style:column-width="3.4992in"/>
    </style:style>
    <style:style style:name="co28" style:family="table-column">
      <style:table-column-properties fo:break-before="auto" style:column-width="5.5862in"/>
    </style:style>
    <style:style style:name="co29" style:family="table-column">
      <style:table-column-properties fo:break-before="auto" style:column-width="2.0665in"/>
    </style:style>
    <style:style style:name="co30" style:family="table-column">
      <style:table-column-properties fo:break-before="auto" style:column-width="2.2516in"/>
    </style:style>
    <style:style style:name="co31" style:family="table-column">
      <style:table-column-properties fo:break-before="auto" style:column-width="4.1335in"/>
    </style:style>
    <style:style style:name="co32" style:family="table-column">
      <style:table-column-properties fo:break-before="auto" style:column-width="1.9866in"/>
    </style:style>
    <style:style style:name="co33" style:family="table-column">
      <style:table-column-properties fo:break-before="auto" style:column-width="3.5417in"/>
    </style:style>
    <style:style style:name="co34" style:family="table-column">
      <style:table-column-properties fo:break-before="auto" style:column-width="4.9035in"/>
    </style:style>
    <style:style style:name="co35" style:family="table-column">
      <style:table-column-properties fo:break-before="auto" style:column-width="6.1693in"/>
    </style:style>
    <style:style style:name="co36" style:family="table-column">
      <style:table-column-properties fo:break-before="auto" style:column-width="1.5154in"/>
    </style:style>
    <style:style style:name="co37" style:family="table-column">
      <style:table-column-properties fo:break-before="auto" style:column-width="1.5256in"/>
    </style:style>
    <style:style style:name="co38" style:family="table-column">
      <style:table-column-properties fo:break-before="auto" style:column-width="3.7028in"/>
    </style:style>
    <style:style style:name="co39" style:family="table-column">
      <style:table-column-properties fo:break-before="auto" style:column-width="3.2953in"/>
    </style:style>
    <style:style style:name="co40" style:family="table-column">
      <style:table-column-properties fo:break-before="auto" style:column-width="8.0028in"/>
    </style:style>
    <style:style style:name="co41" style:family="table-column">
      <style:table-column-properties fo:break-before="auto" style:column-width="2.4807in"/>
    </style:style>
    <style:style style:name="co42" style:family="table-column">
      <style:table-column-properties fo:break-before="auto" style:column-width="2.8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luster0_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iration (GO:0045333)</text:p>
          </table:table-cell>
          <table:table-cell office:value-type="string" calcext:value-type="string">
            <text:p>38/85</text:p>
          </table:table-cell>
          <table:table-cell office:value-type="float" office:value="1.99835425186299E-079" calcext:value-type="float">
            <text:p>1.99835425186299E-79</text:p>
          </table:table-cell>
          <table:table-cell office:value-type="float" office:value="2.35805801719833E-077" calcext:value-type="float">
            <text:p>2.35805801719833E-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.929078014184" calcext:value-type="float">
            <text:p>765.929078014184</text:p>
          </table:table-cell>
          <table:table-cell office:value-type="float" office:value="138795.462250463" calcext:value-type="float">
            <text:p>138795.462250463</text:p>
          </table:table-cell>
          <table:table-cell office:value-type="string" calcext:value-type="string">
            <text:p>NDUFB9;NDUFB8;NDUFA13;NDUFB6;NDUFB10;NDUFA11;NDUFB11;COX4I1;NDUFB3;NDUFB2;COX7A2;UQCR10;COX5B;COX7C;UQCRH;CYC1;NDUFV2;NDUFV1;NDUFA9;NDUFA8;NDUFA7;NDUFA5;NDUFA4;NDUFA3;NDUFA2;NDUFA1;NDUFC2;NDUFC1;SDHA;SDHB;COX6B1;NDUFS8;NDUFS6;UQCRQ;NDUFS5;NDUFS4;NDUFS1;UQCRC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erobic Electron Transport Chain (GO:0019646)</text:p>
          </table:table-cell>
          <table:table-cell office:value-type="string" calcext:value-type="string">
            <text:p>35/68</text:p>
          </table:table-cell>
          <table:table-cell office:value-type="float" office:value="1.75722351768674E-075" calcext:value-type="float">
            <text:p>1.75722351768674E-75</text:p>
          </table:table-cell>
          <table:table-cell office:value-type="float" office:value="1.03676187543518E-073" calcext:value-type="float">
            <text:p>1.03676187543518E-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9.772727272727" calcext:value-type="float">
            <text:p>879.772727272727</text:p>
          </table:table-cell>
          <table:table-cell office:value-type="float" office:value="151435.408835015" calcext:value-type="float">
            <text:p>151435.408835015</text:p>
          </table:table-cell>
          <table:table-cell office:value-type="string" calcext:value-type="string">
            <text:p>NDUFB9;NDUFB8;NDUFB6;NDUFB10;COX4I1;NDUFB3;NDUFB2;COX7A2;UQCR10;COX5B;COX7C;UQCRH;CYC1;NDUFV2;NDUFV1;NDUFA9;NDUFA8;NDUFA7;NDUFA5;NDUFA4;NDUFA3;NDUFA2;NDUFA1;NDUFC2;NDUFC1;SDHA;SDHB;COX6B1;NDUFS8;NDUFS6;UQCRQ;NDUFS5;NDUFS4;NDUFS1;UQCRC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ATP Synthesis Coupled Electron Transport (GO:0042775)</text:p>
          </table:table-cell>
          <table:table-cell office:value-type="string" calcext:value-type="string">
            <text:p>35/70</text:p>
          </table:table-cell>
          <table:table-cell office:value-type="float" office:value="7.11719888996092E-075" calcext:value-type="float">
            <text:p>7.11719888996092E-75</text:p>
          </table:table-cell>
          <table:table-cell office:value-type="float" office:value="2.79943156338463E-073" calcext:value-type="float">
            <text:p>2.79943156338463E-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.416666666667" calcext:value-type="float">
            <text:p>829.416666666667</text:p>
          </table:table-cell>
          <table:table-cell office:value-type="float" office:value="141607.441927072" calcext:value-type="float">
            <text:p>141607.441927072</text:p>
          </table:table-cell>
          <table:table-cell office:value-type="string" calcext:value-type="string">
            <text:p>NDUFB9;NDUFB8;NDUFB6;NDUFB10;COX4I1;NDUFB3;NDUFB2;COX7A2;UQCR10;COX5B;COX7C;UQCRH;CYC1;NDUFV2;NDUFV1;NDUFA9;NDUFA8;NDUFA7;NDUFA5;NDUFA4;NDUFA3;NDUFA2;NDUFA1;NDUFC2;NDUFC1;SDHA;SDHB;COX6B1;NDUFS8;NDUFS6;UQCRQ;NDUFS5;NDUFS4;NDUFS1;UQCRC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Oxidative Phosphorylation (GO:0006119)</text:p>
          </table:table-cell>
          <table:table-cell office:value-type="string" calcext:value-type="string">
            <text:p>29/63</text:p>
          </table:table-cell>
          <table:table-cell office:value-type="float" office:value="7.12084994348202E-060" calcext:value-type="float">
            <text:p>7.12084994348202E-60</text:p>
          </table:table-cell>
          <table:table-cell office:value-type="float" office:value="2.10065073332719E-058" calcext:value-type="float">
            <text:p>2.10065073332719E-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.983333333333" calcext:value-type="float">
            <text:p>565.983333333333</text:p>
          </table:table-cell>
          <table:table-cell office:value-type="float" office:value="77082.4465558137" calcext:value-type="float">
            <text:p>77082.4465558137</text:p>
          </table:table-cell>
          <table:table-cell office:value-type="string" calcext:value-type="string">
            <text:p>NDUFB9;NDUFB8;NDUFA13;NDUFB6;NDUFB10;NDUFA11;NDUFB11;NDUFB3;NDUFB2;UQCRH;NDUFV2;NDUFV1;NDUFA9;NDUFA8;NDUFA7;NDUFA5;NDUFA3;NDUFA2;NDUFA1;NDUFC2;NDUFC1;SDHA;SDHB;NDUFS8;NDUFS6;NDUFS5;NDUFS4;NDUFS1;UQCRC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erobic Respiration (GO:0009060)</text:p>
          </table:table-cell>
          <table:table-cell office:value-type="string" calcext:value-type="string">
            <text:p>28/59</text:p>
          </table:table-cell>
          <table:table-cell office:value-type="float" office:value="3.35275365759955E-058" calcext:value-type="float">
            <text:p>3.35275365759955E-58</text:p>
          </table:table-cell>
          <table:table-cell office:value-type="float" office:value="7.91249863193493E-057" calcext:value-type="float">
            <text:p>7.91249863193493E-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.104058272633" calcext:value-type="float">
            <text:p>580.104058272633</text:p>
          </table:table-cell>
          <table:table-cell office:value-type="float" office:value="76771.0600586728" calcext:value-type="float">
            <text:p>76771.0600586728</text:p>
          </table:table-cell>
          <table:table-cell office:value-type="string" calcext:value-type="string">
            <text:p>NDUFB9;NDUFA13;NDUFB8;NDUFA11;NDUFB10;NDUFB6;NDUFB11;NDUFB3;NDUFB2;UQCRH;NDUFV2;NDUFV1;NDUFA9;NDUFA8;NDUFA7;NDUFA5;NDUFA3;NDUFA2;NDUFA1;NDUFC2;NDUFC1;SDHB;NDUFS8;NDUFS6;NDUFS5;NDUFS4;NDUFS1;UQCRC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on Motive Force-Driven Mitochondrial ATP Synthesis (GO:0042776)</text:p>
          </table:table-cell>
          <table:table-cell office:value-type="string" calcext:value-type="string">
            <text:p>27/53</text:p>
          </table:table-cell>
          <table:table-cell office:value-type="float" office:value="3.70701371947422E-057" calcext:value-type="float">
            <text:p>3.70701371947422E-57</text:p>
          </table:table-cell>
          <table:table-cell office:value-type="float" office:value="7.29046031496596E-056" calcext:value-type="float">
            <text:p>7.29046031496596E-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80048076923" calcext:value-type="float">
            <text:p>646.280048076923</text:p>
          </table:table-cell>
          <table:table-cell office:value-type="float" office:value="83975.7705360017" calcext:value-type="float">
            <text:p>83975.7705360017</text:p>
          </table:table-cell>
          <table:table-cell office:value-type="string" calcext:value-type="string">
            <text:p>NDUFB9;NDUFA13;NDUFB8;NDUFA11;NDUFB10;NDUFB6;NDUFB11;NDUFB3;NDUFB2;NDUFV2;NDUFV1;NDUFA9;NDUFA8;NDUFA7;NDUFA5;NDUFA3;NDUFA2;NDUFA1;NDUFC2;NDUFC1;SDHA;SDHB;NDUFS8;NDUFS6;NDUFS5;NDUFS4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on Motive Force-Driven ATP Synthesis (GO:0015986)</text:p>
          </table:table-cell>
          <table:table-cell office:value-type="string" calcext:value-type="string">
            <text:p>27/60</text:p>
          </table:table-cell>
          <table:table-cell office:value-type="float" office:value="3.31695038605029E-055" calcext:value-type="float">
            <text:p>3.31695038605029E-55</text:p>
          </table:table-cell>
          <table:table-cell office:value-type="float" office:value="5.5914306507705E-054" calcext:value-type="float">
            <text:p>5.5914306507705E-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011363636364" calcext:value-type="float">
            <text:p>509.011363636364</text:p>
          </table:table-cell>
          <table:table-cell office:value-type="float" office:value="63851.9808551213" calcext:value-type="float">
            <text:p>63851.9808551213</text:p>
          </table:table-cell>
          <table:table-cell office:value-type="string" calcext:value-type="string">
            <text:p>NDUFB9;NDUFB8;NDUFA13;NDUFB6;NDUFB10;NDUFA11;NDUFB11;NDUFB3;NDUFB2;NDUFV2;NDUFV1;NDUFA9;NDUFA8;NDUFA7;NDUFA5;NDUFA3;NDUFA2;NDUFA1;NDUFC2;NDUFC1;SDHA;SDHB;NDUFS8;NDUFS6;NDUFS5;NDUFS4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Electron Transport, NADH To Ubiquinone (GO:0006120)</text:p>
          </table:table-cell>
          <table:table-cell office:value-type="string" calcext:value-type="string">
            <text:p>22/34</text:p>
          </table:table-cell>
          <table:table-cell office:value-type="float" office:value="1.29669746724319E-049" calcext:value-type="float">
            <text:p>1.29669746724319E-49</text:p>
          </table:table-cell>
          <table:table-cell office:value-type="float" office:value="1.91262876418371E-048" calcext:value-type="float">
            <text:p>1.91262876418371E-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.472972972973" calcext:value-type="float">
            <text:p>987.472972972973</text:p>
          </table:table-cell>
          <table:table-cell office:value-type="float" office:value="111156.720975422" calcext:value-type="float">
            <text:p>111156.720975422</text:p>
          </table:table-cell>
          <table:table-cell office:value-type="string" calcext:value-type="string">
            <text:p>NDUFA9;NDUFB9;NDUFA8;NDUFB8;NDUFA7;NDUFB10;NDUFB6;NDUFA5;NDUFA4;NDUFA3;NDUFB3;NDUFA2;NDUFB2;NDUFC2;NDUFC1;NDUFS8;NDUFS6;NDUFS5;NDUFS4;NDUFS1;NDUFV2;NDUFV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ADH Dehydrogenase Complex Assembly (GO:0010257)</text:p>
          </table:table-cell>
          <table:table-cell office:value-type="string" calcext:value-type="string">
            <text:p>23/53</text:p>
          </table:table-cell>
          <table:table-cell office:value-type="float" office:value="2.65001317817362E-046" calcext:value-type="float">
            <text:p>2.65001317817362E-46</text:p>
          </table:table-cell>
          <table:table-cell office:value-type="float" office:value="3.12701555024487E-045" calcext:value-type="float">
            <text:p>3.12701555024487E-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.030555555556" calcext:value-type="float">
            <text:p>424.030555555556</text:p>
          </table:table-cell>
          <table:table-cell office:value-type="float" office:value="44499.6108908006" calcext:value-type="float">
            <text:p>44499.6108908006</text:p>
          </table:table-cell>
          <table:table-cell office:value-type="string" calcext:value-type="string">
            <text:p>NDUFA9;NDUFB9;NDUFA8;NDUFA13;NDUFB8;NDUFA11;NDUFB10;NDUFB6;NDUFA5;NDUFB11;NDUFA3;NDUFB3;NDUFA2;NDUFB2;NDUFA1;NDUFC2;NDUFC1;NDUFS8;NDUFS5;NDUFS4;NDUFAF2;NDUFAF3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Respiratory Chain Complex I Assembly (GO:0032981)</text:p>
          </table:table-cell>
          <table:table-cell office:value-type="string" calcext:value-type="string">
            <text:p>23/53</text:p>
          </table:table-cell>
          <table:table-cell office:value-type="float" office:value="2.65001317817362E-046" calcext:value-type="float">
            <text:p>2.65001317817362E-46</text:p>
          </table:table-cell>
          <table:table-cell office:value-type="float" office:value="3.12701555024487E-045" calcext:value-type="float">
            <text:p>3.12701555024487E-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.030555555556" calcext:value-type="float">
            <text:p>424.030555555556</text:p>
          </table:table-cell>
          <table:table-cell office:value-type="float" office:value="44499.6108908006" calcext:value-type="float">
            <text:p>44499.6108908006</text:p>
          </table:table-cell>
          <table:table-cell office:value-type="string" calcext:value-type="string">
            <text:p>NDUFA9;NDUFB9;NDUFA8;NDUFA13;NDUFB8;NDUFA11;NDUFB10;NDUFB6;NDUFA5;NDUFB11;NDUFA3;NDUFB3;NDUFA2;NDUFB2;NDUFA1;NDUFC2;NDUFC1;NDUFS8;NDUFS5;NDUFS4;NDUFAF2;NDUFAF3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Respiratory Chain Complex Assembly (GO:0033108)</text:p>
          </table:table-cell>
          <table:table-cell office:value-type="string" calcext:value-type="string">
            <text:p>23/90</text:p>
          </table:table-cell>
          <table:table-cell office:value-type="float" office:value="6.29112897946191E-040" calcext:value-type="float">
            <text:p>6.29112897946191E-40</text:p>
          </table:table-cell>
          <table:table-cell office:value-type="float" office:value="6.74866563251368E-039" calcext:value-type="float">
            <text:p>6.748665632513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511608623549" calcext:value-type="float">
            <text:p>189.511608623549</text:p>
          </table:table-cell>
          <table:table-cell office:value-type="float" office:value="17106.1257159239" calcext:value-type="float">
            <text:p>17106.1257159239</text:p>
          </table:table-cell>
          <table:table-cell office:value-type="string" calcext:value-type="string">
            <text:p>NDUFA9;NDUFB9;NDUFA8;NDUFB8;NDUFA13;NDUFB6;NDUFB10;NDUFA5;NDUFA11;NDUFB11;NDUFA3;NDUFB3;NDUFA2;NDUFB2;NDUFA1;NDUFC2;NDUFC1;NDUFS8;NDUFS5;NDUFS4;NDUFAF2;NDUFAF3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ergy Derivation By Oxidation Of Organic Compounds (GO:0015980)</text:p>
          </table:table-cell>
          <table:table-cell office:value-type="string" calcext:value-type="string">
            <text:p>13/43</text:p>
          </table:table-cell>
          <table:table-cell office:value-type="float" office:value="1.05802480403932E-023" calcext:value-type="float">
            <text:p>1.05802480403932E-23</text:p>
          </table:table-cell>
          <table:table-cell office:value-type="float" office:value="1.04039105730533E-022" calcext:value-type="float">
            <text:p>1.04039105730533E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567391304348" calcext:value-type="float">
            <text:p>187.567391304348</text:p>
          </table:table-cell>
          <table:table-cell office:value-type="float" office:value="9922.88771103817" calcext:value-type="float">
            <text:p>9922.88771103817</text:p>
          </table:table-cell>
          <table:table-cell office:value-type="string" calcext:value-type="string">
            <text:p>NDUFA4;COX4I1;COX7A2;UQCR10;COX5B;COX7C;UQCRH;COX6B1;UQCRQ;NDUFS4;NDUFS1;CYC1;UQCRC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Electron Transport, Cytochrome C To Oxygen (GO:0006123)</text:p>
          </table:table-cell>
          <table:table-cell table:style-name="ce1" office:value-type="string" calcext:value-type="string">
            <text:p>6/16</text:p>
          </table:table-cell>
          <table:table-cell office:value-type="float" office:value="0.00000000000396960644576362" calcext:value-type="float">
            <text:p>3.96960644576362E-12</text:p>
          </table:table-cell>
          <table:table-cell office:value-type="float" office:value="0.0000000000360318123538544" calcext:value-type="float">
            <text:p>3.60318123538544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633962264151" calcext:value-type="float">
            <text:p>225.633962264151</text:p>
          </table:table-cell>
          <table:table-cell office:value-type="float" office:value="5923.42268747481" calcext:value-type="float">
            <text:p>5923.42268747481</text:p>
          </table:table-cell>
          <table:table-cell office:value-type="string" calcext:value-type="string">
            <text:p>NDUFA4;COX4I1;COX7A2;COX5B;COX7C;COX6B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Electron Transport, Ubiquinol To Cytochrome C (GO:0006122)</text:p>
          </table:table-cell>
          <table:table-cell table:style-name="ce1" office:value-type="string" calcext:value-type="string">
            <text:p>4/12</text:p>
          </table:table-cell>
          <table:table-cell office:value-type="float" office:value="0.0000000332081417842051" calcext:value-type="float">
            <text:p>3.32081417842051E-08</text:p>
          </table:table-cell>
          <table:table-cell office:value-type="float" office:value="0.0000002798971950383" calcext:value-type="float">
            <text:p>2.79897195038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209090909091" calcext:value-type="float">
            <text:p>181.209090909091</text:p>
          </table:table-cell>
          <table:table-cell office:value-type="float" office:value="3120.5058508346" calcext:value-type="float">
            <text:p>3120.5058508346</text:p>
          </table:table-cell>
          <table:table-cell office:value-type="string" calcext:value-type="string">
            <text:p>UQCRQ;UQCR10;UQCRC2;UQCRH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spiratory Electron Transport Chain (GO:0022904)</text:p>
          </table:table-cell>
          <table:table-cell table:style-name="ce1" office:value-type="string" calcext:value-type="string">
            <text:p>3/14</text:p>
          </table:table-cell>
          <table:table-cell office:value-type="float" office:value="0.00000867288949779861" calcext:value-type="float">
            <text:p>8.67288949779861E-06</text:p>
          </table:table-cell>
          <table:table-cell office:value-type="float" office:value="0.0000639625600462648" calcext:value-type="float">
            <text:p>6.3962560046264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616883116883" calcext:value-type="float">
            <text:p>97.0616883116883</text:p>
          </table:table-cell>
          <table:table-cell office:value-type="float" office:value="1131.28392539327" calcext:value-type="float">
            <text:p>1131.28392539327</text:p>
          </table:table-cell>
          <table:table-cell office:value-type="string" calcext:value-type="string">
            <text:p>NDUFA5;SDHA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lectron Transport Chain (GO:0022900)</text:p>
          </table:table-cell>
          <table:table-cell table:style-name="ce1" office:value-type="string" calcext:value-type="string">
            <text:p>3/14</text:p>
          </table:table-cell>
          <table:table-cell office:value-type="float" office:value="0.00000867288949779861" calcext:value-type="float">
            <text:p>8.67288949779861E-06</text:p>
          </table:table-cell>
          <table:table-cell office:value-type="float" office:value="0.0000639625600462648" calcext:value-type="float">
            <text:p>6.3962560046264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616883116883" calcext:value-type="float">
            <text:p>97.0616883116883</text:p>
          </table:table-cell>
          <table:table-cell office:value-type="float" office:value="1131.28392539327" calcext:value-type="float">
            <text:p>1131.28392539327</text:p>
          </table:table-cell>
          <table:table-cell office:value-type="string" calcext:value-type="string">
            <text:p>NDUFA5;SDHA;SDHB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Oxidoreduction-Driven Active Transmembrane Transporter Activity (GO:0015453)</text:p>
          </table:table-cell>
          <table:table-cell office:value-type="string" calcext:value-type="string">
            <text:p>29/54</text:p>
          </table:table-cell>
          <table:table-cell office:value-type="float" office:value="1.59759937249082E-062" calcext:value-type="float">
            <text:p>1.59759937249082E-62</text:p>
          </table:table-cell>
          <table:table-cell office:value-type="float" office:value="3.51471861947981E-061" calcext:value-type="float">
            <text:p>3.51471861947981E-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.085333333333" calcext:value-type="float">
            <text:p>770.085333333333</text:p>
          </table:table-cell>
          <table:table-cell office:value-type="float" office:value="109576.807945928" calcext:value-type="float">
            <text:p>109576.807945928</text:p>
          </table:table-cell>
          <table:table-cell office:value-type="string" calcext:value-type="string">
            <text:p>NDUFB9;NDUFB8;NDUFB10;NDUFB6;COX4I1;NDUFB3;NDUFB2;UQCR10;COX5B;COX7C;UQCRH;NDUFV2;NDUFV1;NDUFA9;NDUFA8;NDUFA7;NDUFA5;NDUFA4;NDUFA3;NDUFA2;NDUFA1;NDUFC2;NDUFC1;COX6B1;NDUFS8;NDUFS6;NDUFS5;NDUFS4;NDUFS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ADH Dehydrogenase (Ubiquinone) Activity (GO:0008137)</text:p>
          </table:table-cell>
          <table:table-cell office:value-type="string" calcext:value-type="string">
            <text:p>22/33</text:p>
          </table:table-cell>
          <table:table-cell office:value-type="float" office:value="4.58419133407889E-050" calcext:value-type="float">
            <text:p>4.58419133407889E-50</text:p>
          </table:table-cell>
          <table:table-cell office:value-type="float" office:value="5.04261046748678E-049" calcext:value-type="float">
            <text:p>5.04261046748678E-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.2972972973" calcext:value-type="float">
            <text:p>1077.2972972973</text:p>
          </table:table-cell>
          <table:table-cell office:value-type="float" office:value="122388.127230653" calcext:value-type="float">
            <text:p>122388.127230653</text:p>
          </table:table-cell>
          <table:table-cell office:value-type="string" calcext:value-type="string">
            <text:p>NDUFA9;NDUFB9;NDUFA8;NDUFB8;NDUFA7;NDUFB10;NDUFB6;NDUFA5;NDUFA4;NDUFA3;NDUFB3;NDUFA2;NDUFB2;NDUFC2;NDUFC1;NDUFS8;NDUFS6;NDUFS5;NDUFS4;NDUFS1;NDUFV2;NDUFV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ADH Dehydrogenase (Quinone) Activity (GO:0050136)</text:p>
          </table:table-cell>
          <table:table-cell office:value-type="string" calcext:value-type="string">
            <text:p>22/34</text:p>
          </table:table-cell>
          <table:table-cell office:value-type="float" office:value="1.29669746724319E-049" calcext:value-type="float">
            <text:p>1.29669746724319E-49</text:p>
          </table:table-cell>
          <table:table-cell office:value-type="float" office:value="9.50911475978342E-049" calcext:value-type="float">
            <text:p>9.50911475978342E-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.472972972973" calcext:value-type="float">
            <text:p>987.472972972973</text:p>
          </table:table-cell>
          <table:table-cell office:value-type="float" office:value="111156.720975422" calcext:value-type="float">
            <text:p>111156.720975422</text:p>
          </table:table-cell>
          <table:table-cell office:value-type="string" calcext:value-type="string">
            <text:p>NDUFA9;NDUFB9;NDUFA8;NDUFB8;NDUFA7;NDUFB10;NDUFB6;NDUFA5;NDUFA4;NDUFA3;NDUFB3;NDUFA2;NDUFB2;NDUFC2;NDUFC1;NDUFS8;NDUFS6;NDUFS5;NDUFS4;NDUFS1;NDUFV2;NDUFV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Active Monoatomic Ion Transmembrane Transporter Activity (GO:0022853)</text:p>
          </table:table-cell>
          <table:table-cell table:style-name="ce1" office:value-type="string" calcext:value-type="string">
            <text:p>6/24</text:p>
          </table:table-cell>
          <table:table-cell office:value-type="float" office:value="0.0000000000655211591136389" calcext:value-type="float">
            <text:p>6.55211591136389E-11</text:p>
          </table:table-cell>
          <table:table-cell office:value-type="float" office:value="0.000000000360366375125014" calcext:value-type="float">
            <text:p>3.60366375125014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301886792453" calcext:value-type="float">
            <text:p>125.301886792453</text:p>
          </table:table-cell>
          <table:table-cell office:value-type="float" office:value="2938.15983532154" calcext:value-type="float">
            <text:p>2938.15983532154</text:p>
          </table:table-cell>
          <table:table-cell office:value-type="string" calcext:value-type="string">
            <text:p>COX4I1;UQCR10;COX5B;COX7C;UQCRH;COX6B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roton Transmembrane Transporter Activity (GO:0015078)</text:p>
          </table:table-cell>
          <table:table-cell office:value-type="string" calcext:value-type="string">
            <text:p>6/45</text:p>
          </table:table-cell>
          <table:table-cell office:value-type="float" office:value="0.00000000378038619502828" calcext:value-type="float">
            <text:p>3.78038619502828E-09</text:p>
          </table:table-cell>
          <table:table-cell office:value-type="float" office:value="0.0000000166336992581245" calcext:value-type="float">
            <text:p>1.66336992581245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706821480406" calcext:value-type="float">
            <text:p>57.7706821480406</text:p>
          </table:table-cell>
          <table:table-cell office:value-type="float" office:value="1120.37223861716" calcext:value-type="float">
            <text:p>1120.37223861716</text:p>
          </table:table-cell>
          <table:table-cell office:value-type="string" calcext:value-type="string">
            <text:p>COX4I1;UQCR10;COX5B;COX7C;UQCRH;COX6B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ytochrome-C Oxidase Activity (GO:0004129)</text:p>
          </table:table-cell>
          <table:table-cell table:style-name="ce1" office:value-type="string" calcext:value-type="string">
            <text:p>4/12</text:p>
          </table:table-cell>
          <table:table-cell office:value-type="float" office:value="0.0000000332081417842051" calcext:value-type="float">
            <text:p>3.32081417842051E-08</text:p>
          </table:table-cell>
          <table:table-cell office:value-type="float" office:value="0.000000121763186542085" calcext:value-type="float">
            <text:p>1.2176318654208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209090909091" calcext:value-type="float">
            <text:p>181.209090909091</text:p>
          </table:table-cell>
          <table:table-cell office:value-type="float" office:value="3120.5058508346" calcext:value-type="float">
            <text:p>3120.5058508346</text:p>
          </table:table-cell>
          <table:table-cell office:value-type="string" calcext:value-type="string">
            <text:p>COX4I1;COX5B;COX7C;COX6B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ADH Dehydrogenase Activity (GO:0003954)</text:p>
          </table:table-cell>
          <table:table-cell table:style-name="ce1" office:value-type="string" calcext:value-type="string">
            <text:p>3/7</text:p>
          </table:table-cell>
          <table:table-cell office:value-type="float" office:value="0.000000846263360993527" calcext:value-type="float">
            <text:p>8.46263360993527E-07</text:p>
          </table:table-cell>
          <table:table-cell office:value-type="float" office:value="0.0000026596848488368" calcext:value-type="float">
            <text:p>2.659684848836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.013392857143" calcext:value-type="float">
            <text:p>267.013392857143</text:p>
          </table:table-cell>
          <table:table-cell office:value-type="float" office:value="3733.49746966523" calcext:value-type="float">
            <text:p>3733.49746966523</text:p>
          </table:table-cell>
          <table:table-cell office:value-type="string" calcext:value-type="string">
            <text:p>NDUFA9;NDUFS8;NDUFV2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</table:table>
      <table:table table:name="Cluster0_KEGG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Oxidative phosphorylation</text:p>
          </table:table-cell>
          <table:table-cell office:value-type="string" calcext:value-type="string">
            <text:p>45/134</text:p>
          </table:table-cell>
          <table:table-cell office:value-type="float" office:value="4.421838665433E-089" calcext:value-type="float">
            <text:p>4.421838665433E-89</text:p>
          </table:table-cell>
          <table:table-cell office:value-type="float" office:value="6.6327579981495E-088" calcext:value-type="float">
            <text:p>6.6327579981495E-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.966292134831" calcext:value-type="float">
            <text:p>716.966292134831</text:p>
          </table:table-cell>
          <table:table-cell office:value-type="float" office:value="145862.144529341" calcext:value-type="float">
            <text:p>145862.144529341</text:p>
          </table:table-cell>
          <table:table-cell office:value-type="string" calcext:value-type="string">
            <text:p>NDUFB9;NDUFB8;NDUFA13;NDUFB6;NDUFB10;NDUFA11;NDUFB11;COX4I1;NDUFB3;ATP5K;NDUFB2;COX7A2;UQCR10;ATP5H;ATP5G3;ATP5O;COX5B;COX7C;UQCRH;ATP5L;ATP5E;CYC1;NDUFV2;NDUFV1;NDUFA9;NDUFA8;NDUFA7;NDUFA5;NDUFA4;NDUFA3;NDUFA2;NDUFA1;NDUFC2;NDUFC1;SDHA;SDHB;ATP5J2;COX6B1;NDUFS8;NDUFS6;UQCRQ;NDUFS5;NDUFS4;NDUFS1;UQCRC2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hermogenesis</text:p>
          </table:table-cell>
          <table:table-cell office:value-type="string" calcext:value-type="string">
            <text:p>48/231</text:p>
          </table:table-cell>
          <table:table-cell office:value-type="float" office:value="1.3848627192368E-084" calcext:value-type="float">
            <text:p>1.3848627192368E-84</text:p>
          </table:table-cell>
          <table:table-cell office:value-type="float" office:value="1.0386470394276E-083" calcext:value-type="float">
            <text:p>1.0386470394276E-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.129657228018" calcext:value-type="float">
            <text:p>471.129657228018</text:p>
          </table:table-cell>
          <table:table-cell office:value-type="float" office:value="90971.154255843" calcext:value-type="float">
            <text:p>90971.154255843</text:p>
          </table:table-cell>
          <table:table-cell office:value-type="string" calcext:value-type="string">
            <text:p>NDUFB9;NDUFB8;NDUFA13;NDUFB6;NDUFB10;NDUFA11;NDUFB11;COX4I1;NDUFB3;ATP5K;NDUFB2;COX7A2;UQCR10;ATP5H;ATP5G3;ATP5O;COX5B;COX7C;UQCRH;ATP5L;ATP5E;CYC1;NDUFV2;NDUFV1;NDUFA9;NDUFA8;NDUFA7;NDUFA5;NDUFA4;NDUFA3;NDUFA2;NDUFA1;NDUFC2;NDUFC1;SDHA;SDHB;ATP5J2;COX6B1;NDUFS8;NDUFS6;UQCRQ;NDUFS5;NDUFS4;NDUFAF2;NDUFAF3;NDUFS1;UQCRC2;MGLL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42/144</text:p>
          </table:table-cell>
          <table:table-cell office:value-type="float" office:value="3.43871142195544E-079" calcext:value-type="float">
            <text:p>3.43871142195544E-79</text:p>
          </table:table-cell>
          <table:table-cell office:value-type="float" office:value="1.71935571097772E-078" calcext:value-type="float">
            <text:p>1.71935571097772E-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.529411764706" calcext:value-type="float">
            <text:p>480.529411764706</text:p>
          </table:table-cell>
          <table:table-cell office:value-type="float" office:value="86816.8286159167" calcext:value-type="float">
            <text:p>86816.8286159167</text:p>
          </table:table-cell>
          <table:table-cell office:value-type="string" calcext:value-type="string">
            <text:p>NDUFB9;NDUFB8;NDUFA13;NDUFB6;NDUFB10;NDUFA11;NDUFB11;COX4I1;NDUFB3;NDUFB2;COX7A2;UQCR10;ATP5H;ATP5G3;ATP5O;COX5B;COX7C;UQCRH;ATP5E;CYC1;NDUFV2;NDUFV1;NDUFA9;NDUFA8;NDUFA7;NDUFA5;NDUFA4;NDUFA3;NDUFA2;NDUFA1;NDUFC2;NDUFC1;SDHA;SDHB;COX6B1;NDUFS8;NDUFS6;UQCRQ;NDUFS5;NDUFS4;NDUFS1;UQCRC2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42/175</text:p>
          </table:table-cell>
          <table:table-cell office:value-type="float" office:value="4.39515252991824E-075" calcext:value-type="float">
            <text:p>4.39515252991824E-75</text:p>
          </table:table-cell>
          <table:table-cell office:value-type="float" office:value="1.64818219871934E-074" calcext:value-type="float">
            <text:p>1.64818219871934E-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950464396285" calcext:value-type="float">
            <text:p>367.950464396285</text:p>
          </table:table-cell>
          <table:table-cell office:value-type="float" office:value="62998.0425857085" calcext:value-type="float">
            <text:p>62998.0425857085</text:p>
          </table:table-cell>
          <table:table-cell office:value-type="string" calcext:value-type="string">
            <text:p>NDUFB9;NDUFB8;NDUFA13;NDUFB6;NDUFB10;NDUFA11;NDUFB11;COX4I1;NDUFB3;NDUFB2;COX7A2;UQCR10;ATP5H;ATP5G3;ATP5O;COX5B;COX7C;UQCRH;ATP5E;CYC1;NDUFV2;NDUFV1;NDUFA9;NDUFA8;NDUFA7;NDUFA5;NDUFA4;NDUFA3;NDUFA2;NDUFA1;NDUFC2;NDUFC1;SDHA;SDHB;COX6B1;NDUFS8;NDUFS6;UQCRQ;NDUFS5;NDUFS4;NDUFS1;UQCRC2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untington disease</text:p>
          </table:table-cell>
          <table:table-cell office:value-type="string" calcext:value-type="string">
            <text:p>42/192</text:p>
          </table:table-cell>
          <table:table-cell office:value-type="float" office:value="3.56348708988369E-073" calcext:value-type="float">
            <text:p>3.56348708988369E-73</text:p>
          </table:table-cell>
          <table:table-cell office:value-type="float" office:value="1.06904612696511E-072" calcext:value-type="float">
            <text:p>1.06904612696511E-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969411764706" calcext:value-type="float">
            <text:p>325.969411764706</text:p>
          </table:table-cell>
          <table:table-cell office:value-type="float" office:value="54377.5562709519" calcext:value-type="float">
            <text:p>54377.5562709519</text:p>
          </table:table-cell>
          <table:table-cell office:value-type="string" calcext:value-type="string">
            <text:p>NDUFB9;NDUFB8;NDUFA13;NDUFB6;NDUFB10;NDUFA11;NDUFB11;COX4I1;NDUFB3;NDUFB2;COX7A2;UQCR10;ATP5H;ATP5G3;ATP5O;COX5B;COX7C;UQCRH;ATP5E;CYC1;NDUFV2;NDUFV1;NDUFA9;NDUFA8;NDUFA7;NDUFA5;NDUFA4;NDUFA3;NDUFA2;NDUFA1;NDUFC2;NDUFC1;SDHA;SDHB;COX6B1;NDUFS8;NDUFS6;UQCRQ;NDUFS5;NDUFS4;NDUFS1;UQCRC2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Non-alcoholic fatty liver disease (NAFLD)</text:p>
          </table:table-cell>
          <table:table-cell office:value-type="string" calcext:value-type="string">
            <text:p>38/151</text:p>
          </table:table-cell>
          <table:table-cell office:value-type="float" office:value="6.65589240305427E-068" calcext:value-type="float">
            <text:p>6.65589240305427E-68</text:p>
          </table:table-cell>
          <table:table-cell office:value-type="float" office:value="1.66397310076357E-067" calcext:value-type="float">
            <text:p>1.66397310076357E-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.515381373788" calcext:value-type="float">
            <text:p>317.515381373788</text:p>
          </table:table-cell>
          <table:table-cell office:value-type="float" office:value="49113.3692971949" calcext:value-type="float">
            <text:p>49113.3692971949</text:p>
          </table:table-cell>
          <table:table-cell office:value-type="string" calcext:value-type="string">
            <text:p>NDUFB9;NDUFB8;NDUFA13;NDUFB6;NDUFB10;NDUFA11;NDUFB11;COX4I1;NDUFB3;NDUFB2;COX7A2;UQCR10;COX5B;COX7C;UQCRH;CYC1;NDUFV2;NDUFV1;NDUFA9;NDUFA8;NDUFA7;NDUFA5;NDUFA4;NDUFA3;NDUFA2;NDUFA1;NDUFC2;NDUFC1;SDHA;SDHB;COX6B1;NDUFS8;NDUFS6;UQCRQ;NDUFS5;NDUFS4;NDUFS1;UQCRC2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trograde endocannabinoid signaling</text:p>
          </table:table-cell>
          <table:table-cell office:value-type="string" calcext:value-type="string">
            <text:p>27/150</text:p>
          </table:table-cell>
          <table:table-cell office:value-type="float" office:value="1.42030867459485E-042" calcext:value-type="float">
            <text:p>1.42030867459485E-42</text:p>
          </table:table-cell>
          <table:table-cell office:value-type="float" office:value="3.04351858841754E-042" calcext:value-type="float">
            <text:p>3.0435185884175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946646341463" calcext:value-type="float">
            <text:p>135.946646341463</text:p>
          </table:table-cell>
          <table:table-cell office:value-type="float" office:value="13099.5061208485" calcext:value-type="float">
            <text:p>13099.5061208485</text:p>
          </table:table-cell>
          <table:table-cell office:value-type="string" calcext:value-type="string">
            <text:p>NDUFB9;NDUFB8;NDUFA13;NDUFB6;NDUFB10;NDUFA11;NDUFB11;NDUFB3;NDUFB2;NDUFV2;NDUFV1;NDUFA9;NDUFA8;NDUFA7;NDUFA5;NDUFA4;NDUFA3;NDUFA2;NDUFA1;NDUFC2;NDUFC1;NDUFS8;NDUFS6;NDUFS5;NDUFS4;NDUFS1;MGLL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ardiac muscle contraction</text:p>
          </table:table-cell>
          <table:table-cell office:value-type="string" calcext:value-type="string">
            <text:p>10/78</text:p>
          </table:table-cell>
          <table:table-cell office:value-type="float" office:value="0.0000000000000241123207901292" calcext:value-type="float">
            <text:p>2.41123207901292E-14</text:p>
          </table:table-cell>
          <table:table-cell office:value-type="float" office:value="0.0000000000000452106014814923" calcext:value-type="float">
            <text:p>4.52106014814923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6428571428571" calcext:value-type="float">
            <text:p>59.6428571428571</text:p>
          </table:table-cell>
          <table:table-cell office:value-type="float" office:value="1870.16461641927" calcext:value-type="float">
            <text:p>1870.16461641927</text:p>
          </table:table-cell>
          <table:table-cell office:value-type="string" calcext:value-type="string">
            <text:p>UQCRQ;COX4I1;COX7A2;UQCRC2;UQCR10;CYC1;COX5B;COX7C;UQCRH;COX6B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itrate cycle (TCA cycle)</text:p>
          </table:table-cell>
          <table:table-cell office:value-type="string" calcext:value-type="string">
            <text:p>3/32</text:p>
          </table:table-cell>
          <table:table-cell office:value-type="float" office:value="0.000113802392150589" calcext:value-type="float">
            <text:p>0.000113802392150589</text:p>
          </table:table-cell>
          <table:table-cell office:value-type="float" office:value="0.000189670653584316" calcext:value-type="float">
            <text:p>0.00018967065358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32512315271" calcext:value-type="float">
            <text:p>36.7832512315271</text:p>
          </table:table-cell>
          <table:table-cell office:value-type="float" office:value="334.030433828861" calcext:value-type="float">
            <text:p>334.030433828861</text:p>
          </table:table-cell>
          <table:table-cell office:value-type="string" calcext:value-type="string">
            <text:p>SDHA;SDHB;FH1</text:p>
          </table:table-cell>
        </table:table-row>
      </table:table>
      <table:table table:name="Cluster1_GO" table:style-name="ta1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Glutamate Receptor Signaling Pathway (GO:0007215)</text:p>
          </table:table-cell>
          <table:table-cell office:value-type="string" calcext:value-type="string">
            <text:p>7/35</text:p>
          </table:table-cell>
          <table:table-cell office:value-type="float" office:value="5.08897163688796E-016" calcext:value-type="float">
            <text:p>5.08897163688796E-16</text:p>
          </table:table-cell>
          <table:table-cell office:value-type="float" office:value="0.0000000000000641210426247883" calcext:value-type="float">
            <text:p>6.41210426247883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875" calcext:value-type="float">
            <text:p>498.875</text:p>
          </table:table-cell>
          <table:table-cell office:value-type="float" office:value="17567.5267854366" calcext:value-type="float">
            <text:p>17567.5267854366</text:p>
          </table:table-cell>
          <table:table-cell office:value-type="string" calcext:value-type="string">
            <text:p>GRIA2;GRID2;GRIN2C;GRIA3;GRIN2D;GRIN1;GRIA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ynaptic Transmission, Glutamatergic (GO:0035249)</text:p>
          </table:table-cell>
          <table:table-cell table:style-name="ce1" office:value-type="string" calcext:value-type="string">
            <text:p>6/27</text:p>
          </table:table-cell>
          <table:table-cell office:value-type="float" office:value="0.0000000000000408192177806681" calcext:value-type="float">
            <text:p>4.08192177806681E-14</text:p>
          </table:table-cell>
          <table:table-cell office:value-type="float" office:value="0.00000000000257161072018209" calcext:value-type="float">
            <text:p>2.57161072018209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493506493507" calcext:value-type="float">
            <text:p>518.493506493507</text:p>
          </table:table-cell>
          <table:table-cell office:value-type="float" office:value="15984.9595407277" calcext:value-type="float">
            <text:p>15984.9595407277</text:p>
          </table:table-cell>
          <table:table-cell office:value-type="string" calcext:value-type="string">
            <text:p>GRIA2;GRID2;GRIN2C;GRIA3;GRIN2D;GRIA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Synaptic Transmission, Glutamatergic (GO:0051968)</text:p>
          </table:table-cell>
          <table:table-cell table:style-name="ce1" office:value-type="string" calcext:value-type="string">
            <text:p>5/22</text:p>
          </table:table-cell>
          <table:table-cell office:value-type="float" office:value="0.00000000000606014571349328" calcext:value-type="float">
            <text:p>6.06014571349328E-12</text:p>
          </table:table-cell>
          <table:table-cell office:value-type="float" office:value="0.000000000254526119966718" calcext:value-type="float">
            <text:p>2.54526119966718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.362745098039" calcext:value-type="float">
            <text:p>489.362745098039</text:p>
          </table:table-cell>
          <table:table-cell office:value-type="float" office:value="12639.8909228651" calcext:value-type="float">
            <text:p>12639.8909228651</text:p>
          </table:table-cell>
          <table:table-cell office:value-type="string" calcext:value-type="string">
            <text:p>GRIN2C;CACNG3;GRIN2D;GRIN1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onotropic Glutamate Receptor Signaling Pathway (GO:0035235)</text:p>
          </table:table-cell>
          <table:table-cell table:style-name="ce1" office:value-type="string" calcext:value-type="string">
            <text:p>4/12</text:p>
          </table:table-cell>
          <table:table-cell office:value-type="float" office:value="0.000000000175991434476228" calcext:value-type="float">
            <text:p>1.75991434476228E-10</text:p>
          </table:table-cell>
          <table:table-cell office:value-type="float" office:value="0.00000000554373018600117" calcext:value-type="float">
            <text:p>5.5437301860011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.269230769231" calcext:value-type="float">
            <text:p>768.269230769231</text:p>
          </table:table-cell>
          <table:table-cell office:value-type="float" office:value="17255.776967374" calcext:value-type="float">
            <text:p>17255.776967374</text:p>
          </table:table-cell>
          <table:table-cell office:value-type="string" calcext:value-type="string">
            <text:p>GRIA2;GRIN2C;GRIN1;GRIN2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Synaptic Transmission, Glutamatergic (GO:0051966)</text:p>
          </table:table-cell>
          <table:table-cell office:value-type="string" calcext:value-type="string">
            <text:p>5/55</text:p>
          </table:table-cell>
          <table:table-cell office:value-type="float" office:value="0.000000000787520074902278" calcext:value-type="float">
            <text:p>7.87520074902278E-10</text:p>
          </table:table-cell>
          <table:table-cell office:value-type="float" office:value="0.0000000198455058875374" calcext:value-type="float">
            <text:p>1.9845505887537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108333333333" calcext:value-type="float">
            <text:p>166.108333333333</text:p>
          </table:table-cell>
          <table:table-cell office:value-type="float" office:value="3481.98485176078" calcext:value-type="float">
            <text:p>3481.98485176078</text:p>
          </table:table-cell>
          <table:table-cell office:value-type="string" calcext:value-type="string">
            <text:p>GRIN2C;CACNG3;GRIN2D;GRIN1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xcitatory Postsynaptic Potential (GO:0060079)</text:p>
          </table:table-cell>
          <table:table-cell table:style-name="ce1" office:value-type="string" calcext:value-type="string">
            <text:p>4/18</text:p>
          </table:table-cell>
          <table:table-cell office:value-type="float" office:value="0.00000000108459610732942" calcext:value-type="float">
            <text:p>1.08459610732942E-09</text:p>
          </table:table-cell>
          <table:table-cell office:value-type="float" office:value="0.0000000227765182539179" calcext:value-type="float">
            <text:p>2.2776518253917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.879120879121" calcext:value-type="float">
            <text:p>438.879120879121</text:p>
          </table:table-cell>
          <table:table-cell office:value-type="float" office:value="9059.36834303368" calcext:value-type="float">
            <text:p>9059.36834303368</text:p>
          </table:table-cell>
          <table:table-cell office:value-type="string" calcext:value-type="string">
            <text:p>GRID2;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hemical Synaptic Transmission (GO:0007268)</text:p>
          </table:table-cell>
          <table:table-cell office:value-type="string" calcext:value-type="string">
            <text:p>7/273</text:p>
          </table:table-cell>
          <table:table-cell office:value-type="float" office:value="0.00000000141473458236522" calcext:value-type="float">
            <text:p>1.41473458236522E-09</text:p>
          </table:table-cell>
          <table:table-cell office:value-type="float" office:value="0.000000025465222482574" calcext:value-type="float">
            <text:p>2.546522248257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868421052632" calcext:value-type="float">
            <text:p>51.8868421052632</text:p>
          </table:table-cell>
          <table:table-cell office:value-type="float" office:value="1057.26310076803" calcext:value-type="float">
            <text:p>1057.26310076803</text:p>
          </table:table-cell>
          <table:table-cell office:value-type="string" calcext:value-type="string">
            <text:p>GRIA2;GRID2;GRIN2C;GRIA3;GRIN2D;GRIN1;GRIA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Synaptic Transmission (GO:0050806)</text:p>
          </table:table-cell>
          <table:table-cell office:value-type="string" calcext:value-type="string">
            <text:p>5/77</text:p>
          </table:table-cell>
          <table:table-cell office:value-type="float" office:value="0.00000000442387006063551" calcext:value-type="float">
            <text:p>4.42387006063551E-09</text:p>
          </table:table-cell>
          <table:table-cell office:value-type="float" office:value="0.0000000625453066525974" calcext:value-type="float">
            <text:p>6.2545306652597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225694444444" calcext:value-type="float">
            <text:p>115.225694444444</text:p>
          </table:table-cell>
          <table:table-cell office:value-type="float" office:value="2216.51037360184" calcext:value-type="float">
            <text:p>2216.51037360184</text:p>
          </table:table-cell>
          <table:table-cell office:value-type="string" calcext:value-type="string">
            <text:p>GRIN2C;CACNG3;GRIN2D;GRIN1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hemical Synaptic Transmission, Postsynaptic (GO:0099565)</text:p>
          </table:table-cell>
          <table:table-cell table:style-name="ce1" office:value-type="string" calcext:value-type="string">
            <text:p>4/25</text:p>
          </table:table-cell>
          <table:table-cell office:value-type="float" office:value="0.00000000446752190375696" calcext:value-type="float">
            <text:p>4.46752190375696E-09</text:p>
          </table:table-cell>
          <table:table-cell office:value-type="float" office:value="0.0000000625453066525974" calcext:value-type="float">
            <text:p>6.2545306652597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.483516483517" calcext:value-type="float">
            <text:p>292.483516483517</text:p>
          </table:table-cell>
          <table:table-cell office:value-type="float" office:value="5623.41443084546" calcext:value-type="float">
            <text:p>5623.41443084546</text:p>
          </table:table-cell>
          <table:table-cell office:value-type="string" calcext:value-type="string">
            <text:p>GRID2;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ostsynaptic Membrane Potential (GO:0060078)</text:p>
          </table:table-cell>
          <table:table-cell office:value-type="string" calcext:value-type="string">
            <text:p>4/35</text:p>
          </table:table-cell>
          <table:table-cell office:value-type="float" office:value="0.0000000183961138361938" calcext:value-type="float">
            <text:p>1.83961138361938E-08</text:p>
          </table:table-cell>
          <table:table-cell office:value-type="float" office:value="0.000000231791034336042" calcext:value-type="float">
            <text:p>2.3179103433604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034739454094" calcext:value-type="float">
            <text:p>198.034739454094</text:p>
          </table:table-cell>
          <table:table-cell office:value-type="float" office:value="3527.22177584812" calcext:value-type="float">
            <text:p>3527.22177584812</text:p>
          </table:table-cell>
          <table:table-cell office:value-type="string" calcext:value-type="string">
            <text:p>GRID2;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Trans-Synaptic Signaling (GO:0099177)</text:p>
          </table:table-cell>
          <table:table-cell office:value-type="string" calcext:value-type="string">
            <text:p>4/36</text:p>
          </table:table-cell>
          <table:table-cell office:value-type="float" office:value="0.0000000206848983836641" calcext:value-type="float">
            <text:p>2.06848983836641E-08</text:p>
          </table:table-cell>
          <table:table-cell office:value-type="float" office:value="0.000000236936108758335" calcext:value-type="float">
            <text:p>2.3693610875833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836538461538" calcext:value-type="float">
            <text:p>191.836538461538</text:p>
          </table:table-cell>
          <table:table-cell office:value-type="float" office:value="3394.32922842887" calcext:value-type="float">
            <text:p>3394.32922842887</text:p>
          </table:table-cell>
          <table:table-cell office:value-type="string" calcext:value-type="string">
            <text:p>GRIA2;GRID2;GRIA3;GRIA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odulation Of Chemical Synaptic Transmission (GO:0050804)</text:p>
          </table:table-cell>
          <table:table-cell office:value-type="string" calcext:value-type="string">
            <text:p>5/123</text:p>
          </table:table-cell>
          <table:table-cell office:value-type="float" office:value="0.0000000472778364007934" calcext:value-type="float">
            <text:p>4.72778364007934E-08</text:p>
          </table:table-cell>
          <table:table-cell office:value-type="float" office:value="0.000000496417282208331" calcext:value-type="float">
            <text:p>4.9641728220833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1447740112994" calcext:value-type="float">
            <text:p>70.1447740112994</text:p>
          </table:table-cell>
          <table:table-cell office:value-type="float" office:value="1183.14763155174" calcext:value-type="float">
            <text:p>1183.14763155174</text:p>
          </table:table-cell>
          <table:table-cell office:value-type="string" calcext:value-type="string">
            <text:p>GRIA2;GRID2;GRIA3;CACNG5;GRIA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Excitatory Postsynaptic Potential (GO:2000463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00777644034453368" calcext:value-type="float">
            <text:p>7.77644034453368E-07</text:p>
          </table:table-cell>
          <table:table-cell office:value-type="float" office:value="0.00000753716525700957" calcext:value-type="float">
            <text:p>7.5371652570095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157894736842" calcext:value-type="float">
            <text:p>225.157894736842</text:p>
          </table:table-cell>
          <table:table-cell office:value-type="float" office:value="3167.29542004781" calcext:value-type="float">
            <text:p>3167.29542004781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AMPA Receptor Activity (GO:2000311)</text:p>
          </table:table-cell>
          <table:table-cell table:style-name="ce1" office:value-type="string" calcext:value-type="string">
            <text:p>3/24</text:p>
          </table:table-cell>
          <table:table-cell office:value-type="float" office:value="0.0000010209769829081" calcext:value-type="float">
            <text:p>1.0209769829081E-06</text:p>
          </table:table-cell>
          <table:table-cell office:value-type="float" office:value="0.00000918879284617288" calcext:value-type="float">
            <text:p>9.1887928461728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69387755102" calcext:value-type="float">
            <text:p>203.69387755102</text:p>
          </table:table-cell>
          <table:table-cell office:value-type="float" office:value="2809.90623196764" calcext:value-type="float">
            <text:p>2809.90623196764</text:p>
          </table:table-cell>
          <table:table-cell office:value-type="string" calcext:value-type="string">
            <text:p>CACNG3;CNIH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Monoatomic Ion Transmembrane Transport (GO:0034765)</text:p>
          </table:table-cell>
          <table:table-cell table:style-name="ce1" office:value-type="string" calcext:value-type="string">
            <text:p>3/29</text:p>
          </table:table-cell>
          <table:table-cell office:value-type="float" office:value="0.00000183838568183232" calcext:value-type="float">
            <text:p>1.83838568183232E-06</text:p>
          </table:table-cell>
          <table:table-cell office:value-type="float" office:value="0.0000154424397273915" calcext:value-type="float">
            <text:p>1.5442439727391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480769230769" calcext:value-type="float">
            <text:p>164.480769230769</text:p>
          </table:table-cell>
          <table:table-cell office:value-type="float" office:value="2172.23546364121" calcext:value-type="float">
            <text:p>2172.23546364121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odulation Of Excitatory Postsynaptic Potential (GO:0098815)</text:p>
          </table:table-cell>
          <table:table-cell table:style-name="ce1" office:value-type="string" calcext:value-type="string">
            <text:p>3/31</text:p>
          </table:table-cell>
          <table:table-cell office:value-type="float" office:value="0.00000225913734609718" calcext:value-type="float">
            <text:p>2.25913734609718E-06</text:p>
          </table:table-cell>
          <table:table-cell office:value-type="float" office:value="0.0000177907066005153" calcext:value-type="float">
            <text:p>1.7790706600515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716836734694" calcext:value-type="float">
            <text:p>152.716836734694</text:p>
          </table:table-cell>
          <table:table-cell office:value-type="float" office:value="1985.3994391666" calcext:value-type="float">
            <text:p>1985.3994391666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Neuronal Synaptic Plasticity (GO:0048168)</text:p>
          </table:table-cell>
          <table:table-cell office:value-type="string" calcext:value-type="string">
            <text:p>3/34</text:p>
          </table:table-cell>
          <table:table-cell office:value-type="float" office:value="0.00000300276699401717" calcext:value-type="float">
            <text:p>3.00276699401717E-06</text:p>
          </table:table-cell>
          <table:table-cell office:value-type="float" office:value="0.0000222558024262449" calcext:value-type="float">
            <text:p>2.225580242624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917050691244" calcext:value-type="float">
            <text:p>137.917050691244</text:p>
          </table:table-cell>
          <table:table-cell office:value-type="float" office:value="1753.74995665051" calcext:value-type="float">
            <text:p>1753.74995665051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Monoatomic Cation Transmembrane Transport (GO:1904062)</text:p>
          </table:table-cell>
          <table:table-cell office:value-type="string" calcext:value-type="string">
            <text:p>3/39</text:p>
          </table:table-cell>
          <table:table-cell office:value-type="float" office:value="0.0000045739373247564" calcext:value-type="float">
            <text:p>4.5739373247564E-06</text:p>
          </table:table-cell>
          <table:table-cell office:value-type="float" office:value="0.0000320175612732948" calcext:value-type="float">
            <text:p>3.2017561273294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732142857143" calcext:value-type="float">
            <text:p>118.732142857143</text:p>
          </table:table-cell>
          <table:table-cell office:value-type="float" office:value="1459.82786358599" calcext:value-type="float">
            <text:p>1459.82786358599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Neurotransmitter Receptor Activity (GO:0099601)</text:p>
          </table:table-cell>
          <table:table-cell office:value-type="string" calcext:value-type="string">
            <text:p>3/42</text:p>
          </table:table-cell>
          <table:table-cell office:value-type="float" office:value="0.00000573654140578268" calcext:value-type="float">
            <text:p>5.73654140578268E-06</text:p>
          </table:table-cell>
          <table:table-cell office:value-type="float" office:value="0.0000361402108564309" calcext:value-type="float">
            <text:p>3.614021085643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582417582418" calcext:value-type="float">
            <text:p>109.582417582418</text:p>
          </table:table-cell>
          <table:table-cell office:value-type="float" office:value="1322.51229015166" calcext:value-type="float">
            <text:p>1322.51229015166</text:p>
          </table:table-cell>
          <table:table-cell office:value-type="string" calcext:value-type="string">
            <text:p>CACNG3;CNIH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onoatomic Cation Transport (GO:0006812)</text:p>
          </table:table-cell>
          <table:table-cell office:value-type="string" calcext:value-type="string">
            <text:p>3/42</text:p>
          </table:table-cell>
          <table:table-cell office:value-type="float" office:value="0.00000573654140578268" calcext:value-type="float">
            <text:p>5.73654140578268E-06</text:p>
          </table:table-cell>
          <table:table-cell office:value-type="float" office:value="0.0000361402108564309" calcext:value-type="float">
            <text:p>3.614021085643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582417582418" calcext:value-type="float">
            <text:p>109.582417582418</text:p>
          </table:table-cell>
          <table:table-cell office:value-type="float" office:value="1322.51229015166" calcext:value-type="float">
            <text:p>1322.51229015166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xcitatory Chemical Synaptic Transmission (GO:0098976)</text:p>
          </table:table-cell>
          <table:table-cell table:style-name="ce1" office:value-type="string" calcext:value-type="string">
            <text:p>2/6</text:p>
          </table:table-cell>
          <table:table-cell office:value-type="float" office:value="0.0000101794805034624" calcext:value-type="float">
            <text:p>1.01794805034624E-05</text:p>
          </table:table-cell>
          <table:table-cell office:value-type="float" office:value="0.0000583006610652845" calcext:value-type="float">
            <text:p>5.8300661065284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.966666666667" calcext:value-type="float">
            <text:p>665.966666666667</text:p>
          </table:table-cell>
          <table:table-cell office:value-type="float" office:value="7655.37779055326" calcext:value-type="float">
            <text:p>7655.37779055326</text:p>
          </table:table-cell>
          <table:table-cell office:value-type="string" calcext:value-type="string">
            <text:p>GRIN2C;GRIN2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urotransmitter Receptor Transport, Postsynaptic Endosome To Lysosome (GO:0098943)</text:p>
          </table:table-cell>
          <table:table-cell table:style-name="ce1" office:value-type="string" calcext:value-type="string">
            <text:p>2/6</text:p>
          </table:table-cell>
          <table:table-cell office:value-type="float" office:value="0.0000101794805034624" calcext:value-type="float">
            <text:p>1.01794805034624E-05</text:p>
          </table:table-cell>
          <table:table-cell office:value-type="float" office:value="0.0000583006610652845" calcext:value-type="float">
            <text:p>5.8300661065284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.966666666667" calcext:value-type="float">
            <text:p>665.966666666667</text:p>
          </table:table-cell>
          <table:table-cell office:value-type="float" office:value="7655.37779055326" calcext:value-type="float">
            <text:p>7655.37779055326</text:p>
          </table:table-cell>
          <table:table-cell office:value-type="string" calcext:value-type="string">
            <text:p>CACNG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urotransmitter Receptor Diffusion Trapping (GO:0099628)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0142441984905552" calcext:value-type="float">
            <text:p>1.42441984905552E-05</text:p>
          </table:table-cell>
          <table:table-cell office:value-type="float" office:value="0.0000747820420754148" calcext:value-type="float">
            <text:p>7.4782042075414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.746666666667" calcext:value-type="float">
            <text:p>532.746666666667</text:p>
          </table:table-cell>
          <table:table-cell office:value-type="float" office:value="5945.00574969243" calcext:value-type="float">
            <text:p>5945.00574969243</text:p>
          </table:table-cell>
          <table:table-cell office:value-type="string" calcext:value-type="string">
            <text:p>CACNG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tsynaptic Neurotransmitter Receptor Diffusion Trapping (GO:0098970)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0142441984905552" calcext:value-type="float">
            <text:p>1.42441984905552E-05</text:p>
          </table:table-cell>
          <table:table-cell office:value-type="float" office:value="0.0000747820420754148" calcext:value-type="float">
            <text:p>7.4782042075414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.746666666667" calcext:value-type="float">
            <text:p>532.746666666667</text:p>
          </table:table-cell>
          <table:table-cell office:value-type="float" office:value="5945.00574969243" calcext:value-type="float">
            <text:p>5945.00574969243</text:p>
          </table:table-cell>
          <table:table-cell office:value-type="string" calcext:value-type="string">
            <text:p>CACNG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Monoatomic Ion Transmembrane Transporter Activity (GO:0032412)</text:p>
          </table:table-cell>
          <table:table-cell office:value-type="string" calcext:value-type="string">
            <text:p>3/69</text:p>
          </table:table-cell>
          <table:table-cell office:value-type="float" office:value="0.0000258128863491188" calcext:value-type="float">
            <text:p>2.58128863491188E-05</text:p>
          </table:table-cell>
          <table:table-cell office:value-type="float" office:value="0.000130096947199559" calcext:value-type="float">
            <text:p>0.000130096947199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655844155844" calcext:value-type="float">
            <text:p>64.6655844155844</text:p>
          </table:table-cell>
          <table:table-cell office:value-type="float" office:value="683.168407626453" calcext:value-type="float">
            <text:p>683.168407626453</text:p>
          </table:table-cell>
          <table:table-cell office:value-type="string" calcext:value-type="string">
            <text:p>CACNG3;CNIH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alcium Ion Transmembrane Transport (GO:0070588)</text:p>
          </table:table-cell>
          <table:table-cell office:value-type="string" calcext:value-type="string">
            <text:p>3/80</text:p>
          </table:table-cell>
          <table:table-cell office:value-type="float" office:value="0.0000402445794739155" calcext:value-type="float">
            <text:p>4.02445794739155E-05</text:p>
          </table:table-cell>
          <table:table-cell office:value-type="float" office:value="0.00019503142360436" calcext:value-type="float">
            <text:p>0.00019503142360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970315398887" calcext:value-type="float">
            <text:p>55.3970315398887</text:p>
          </table:table-cell>
          <table:table-cell office:value-type="float" office:value="560.647609593033" calcext:value-type="float">
            <text:p>560.647609593033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alcium Ion Transmembrane Import Into Cytosol (GO:0097553)</text:p>
          </table:table-cell>
          <table:table-cell office:value-type="string" calcext:value-type="string">
            <text:p>3/83</text:p>
          </table:table-cell>
          <table:table-cell office:value-type="float" office:value="0.000044935396980837" calcext:value-type="float">
            <text:p>4.4935396980837E-05</text:p>
          </table:table-cell>
          <table:table-cell office:value-type="float" office:value="0.000209698519243906" calcext:value-type="float">
            <text:p>0.00020969851924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116071428571" calcext:value-type="float">
            <text:p>53.3116071428571</text:p>
          </table:table-cell>
          <table:table-cell office:value-type="float" office:value="533.664366505298" calcext:value-type="float">
            <text:p>533.664366505298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Long-Term Synaptic Potentiation (GO:0060291)</text:p>
          </table:table-cell>
          <table:table-cell table:style-name="ce1" office:value-type="string" calcext:value-type="string">
            <text:p>2/20</text:p>
          </table:table-cell>
          <table:table-cell office:value-type="float" office:value="0.000128043717126548" calcext:value-type="float">
            <text:p>0.000128043717126548</text:p>
          </table:table-cell>
          <table:table-cell office:value-type="float" office:value="0.000576196727069467" calcext:value-type="float">
            <text:p>0.000576196727069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888888888889" calcext:value-type="float">
            <text:p>147.888888888889</text:p>
          </table:table-cell>
          <table:table-cell office:value-type="float" office:value="1325.54863990867" calcext:value-type="float">
            <text:p>1325.54863990867</text:p>
          </table:table-cell>
          <table:table-cell office:value-type="string" calcext:value-type="string">
            <text:p>GRIN2C;GRIN2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stablishment Of Protein Localization To Vacuole (GO:0072666)</text:p>
          </table:table-cell>
          <table:table-cell table:style-name="ce1" office:value-type="string" calcext:value-type="string">
            <text:p>2/27</text:p>
          </table:table-cell>
          <table:table-cell office:value-type="float" office:value="0.000235718781691007" calcext:value-type="float">
            <text:p>0.000235718781691007</text:p>
          </table:table-cell>
          <table:table-cell office:value-type="float" office:value="0.0010241574652781" calcext:value-type="float">
            <text:p>0.001024157465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442666666667" calcext:value-type="float">
            <text:p>106.442666666667</text:p>
          </table:table-cell>
          <table:table-cell office:value-type="float" office:value="889.10187063751" calcext:value-type="float">
            <text:p>889.10187063751</text:p>
          </table:table-cell>
          <table:table-cell office:value-type="string" calcext:value-type="string">
            <text:p>CACNG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Brain Development (GO:0007420)</text:p>
          </table:table-cell>
          <table:table-cell office:value-type="string" calcext:value-type="string">
            <text:p>3/169</text:p>
          </table:table-cell>
          <table:table-cell office:value-type="float" office:value="0.000369406452596341" calcext:value-type="float">
            <text:p>0.000369406452596341</text:p>
          </table:table-cell>
          <table:table-cell office:value-type="float" office:value="0.0015515071009046" calcext:value-type="float">
            <text:p>0.0015515071009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813253012048" calcext:value-type="float">
            <text:p>25.5813253012048</text:p>
          </table:table-cell>
          <table:table-cell office:value-type="float" office:value="202.184895785355" calcext:value-type="float">
            <text:p>202.184895785355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Localization To Lysosome (GO:0061462)</text:p>
          </table:table-cell>
          <table:table-cell office:value-type="string" calcext:value-type="string">
            <text:p>2/41</text:p>
          </table:table-cell>
          <table:table-cell office:value-type="float" office:value="0.000546845865811376" calcext:value-type="float">
            <text:p>0.000546845865811376</text:p>
          </table:table-cell>
          <table:table-cell office:value-type="float" office:value="0.0022226638416849" calcext:value-type="float">
            <text:p>0.002222663841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846153846154" calcext:value-type="float">
            <text:p>68.1846153846154</text:p>
          </table:table-cell>
          <table:table-cell office:value-type="float" office:value="512.158072766018" calcext:value-type="float">
            <text:p>512.158072766018</text:p>
          </table:table-cell>
          <table:table-cell office:value-type="string" calcext:value-type="string">
            <text:p>CACNG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dosome To Lysosome Transport (GO:0008333)</text:p>
          </table:table-cell>
          <table:table-cell office:value-type="string" calcext:value-type="string">
            <text:p>2/57</text:p>
          </table:table-cell>
          <table:table-cell office:value-type="float" office:value="0.0010558796227944" calcext:value-type="float">
            <text:p>0.0010558796227944</text:p>
          </table:table-cell>
          <table:table-cell office:value-type="float" office:value="0.0041575260147532" calcext:value-type="float">
            <text:p>0.0041575260147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10303030303" calcext:value-type="float">
            <text:p>48.310303030303</text:p>
          </table:table-cell>
          <table:table-cell office:value-type="float" office:value="331.088917421776" calcext:value-type="float">
            <text:p>331.088917421776</text:p>
          </table:table-cell>
          <table:table-cell office:value-type="string" calcext:value-type="string">
            <text:p>CACNG3;CACNG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Signal Transduction (GO:0009967)</text:p>
          </table:table-cell>
          <table:table-cell office:value-type="string" calcext:value-type="string">
            <text:p>3/266</text:p>
          </table:table-cell>
          <table:table-cell office:value-type="float" office:value="0.0013777874425951" calcext:value-type="float">
            <text:p>0.0013777874425951</text:p>
          </table:table-cell>
          <table:table-cell office:value-type="float" office:value="0.005260642962636" calcext:value-type="float">
            <text:p>0.00526064296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673546985334" calcext:value-type="float">
            <text:p>16.0673546985334</text:p>
          </table:table-cell>
          <table:table-cell office:value-type="float" office:value="105.840105917109" calcext:value-type="float">
            <text:p>105.840105917109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onoatomic Cation Transmembrane Transport (GO:0098655)</text:p>
          </table:table-cell>
          <table:table-cell office:value-type="string" calcext:value-type="string">
            <text:p>3/281</text:p>
          </table:table-cell>
          <table:table-cell office:value-type="float" office:value="0.0016124812073488" calcext:value-type="float">
            <text:p>0.0016124812073488</text:p>
          </table:table-cell>
          <table:table-cell office:value-type="float" office:value="0.0059239834269081" calcext:value-type="float">
            <text:p>0.0059239834269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888489208633" calcext:value-type="float">
            <text:p>15.1888489208633</text:p>
          </table:table-cell>
          <table:table-cell office:value-type="float" office:value="97.6640124597334" calcext:value-type="float">
            <text:p>97.6640124597334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ntral Nervous System Development (GO:0007417)</text:p>
          </table:table-cell>
          <table:table-cell office:value-type="string" calcext:value-type="string">
            <text:p>3/283</text:p>
          </table:table-cell>
          <table:table-cell office:value-type="float" office:value="0.0016455509519189" calcext:value-type="float">
            <text:p>0.0016455509519189</text:p>
          </table:table-cell>
          <table:table-cell office:value-type="float" office:value="0.0059239834269081" calcext:value-type="float">
            <text:p>0.0059239834269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88265306122" calcext:value-type="float">
            <text:p>15.0788265306122</text:p>
          </table:table-cell>
          <table:table-cell office:value-type="float" office:value="96.650453223673" calcext:value-type="float">
            <text:p>96.650453223673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Ionotropic Glutamate Receptor Activity (GO:0004970)</text:p>
          </table:table-cell>
          <table:table-cell table:style-name="ce1" office:value-type="string" calcext:value-type="string">
            <text:p>6/16</text:p>
          </table:table-cell>
          <table:table-cell office:value-type="float" office:value="1.10991109183114E-015" calcext:value-type="float">
            <text:p>1.10991109183114E-15</text:p>
          </table:table-cell>
          <table:table-cell office:value-type="float" office:value="0.0000000000000277477772957785" calcext:value-type="float">
            <text:p>2.77477772957785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.43636363636" calcext:value-type="float">
            <text:p>1089.43636363636</text:p>
          </table:table-cell>
          <table:table-cell office:value-type="float" office:value="37514.192629086" calcext:value-type="float">
            <text:p>37514.192629086</text:p>
          </table:table-cell>
          <table:table-cell office:value-type="string" calcext:value-type="string">
            <text:p>GRIA2;GRIN2C;GRIA3;GRIN1;GRIN2D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eurotransmitter Receptor Activity Involved In Regulation Of Postsynaptic Membrane Potential (GO:0099529)</text:p>
          </table:table-cell>
          <table:table-cell table:style-name="ce1" office:value-type="string" calcext:value-type="string">
            <text:p>6/21</text:p>
          </table:table-cell>
          <table:table-cell office:value-type="float" office:value="7.50373928139788E-015" calcext:value-type="float">
            <text:p>7.50373928139788E-15</text:p>
          </table:table-cell>
          <table:table-cell office:value-type="float" office:value="0.0000000000000937967410174735" calcext:value-type="float">
            <text:p>9.37967410174735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.109090909091" calcext:value-type="float">
            <text:p>726.109090909091</text:p>
          </table:table-cell>
          <table:table-cell office:value-type="float" office:value="23615.5182020917" calcext:value-type="float">
            <text:p>23615.5182020917</text:p>
          </table:table-cell>
          <table:table-cell office:value-type="string" calcext:value-type="string">
            <text:p>GRIA2;GRID2;GRIN2C;GRIA3;GRIN2D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Transmitter-Gated Monoatomic Ion Channel Activity Involved In Regulation Of Postsynaptic Membrane Potential (GO:1904315)</text:p>
          </table:table-cell>
          <table:table-cell office:value-type="string" calcext:value-type="string">
            <text:p>6/34</text:p>
          </table:table-cell>
          <table:table-cell office:value-type="float" office:value="0.000000000000184855871059257" calcext:value-type="float">
            <text:p>1.84855871059257E-13</text:p>
          </table:table-cell>
          <table:table-cell office:value-type="float" office:value="0.00000000000139373605284838" calcext:value-type="float">
            <text:p>1.39373605284838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733766233766" calcext:value-type="float">
            <text:p>388.733766233766</text:p>
          </table:table-cell>
          <table:table-cell office:value-type="float" office:value="11397.3630190675" calcext:value-type="float">
            <text:p>11397.3630190675</text:p>
          </table:table-cell>
          <table:table-cell office:value-type="string" calcext:value-type="string">
            <text:p>GRIA2;GRID2;GRIN2C;GRIA3;GRIN2D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Inorganic Cation Transmembrane Transporter Activity (GO:0022890)</text:p>
          </table:table-cell>
          <table:table-cell office:value-type="string" calcext:value-type="string">
            <text:p>6/35</text:p>
          </table:table-cell>
          <table:table-cell office:value-type="float" office:value="0.000000000000222997768455741" calcext:value-type="float">
            <text:p>2.22997768455741E-13</text:p>
          </table:table-cell>
          <table:table-cell office:value-type="float" office:value="0.00000000000139373605284838" calcext:value-type="float">
            <text:p>1.39373605284838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310344827586" calcext:value-type="float">
            <text:p>375.310344827586</text:p>
          </table:table-cell>
          <table:table-cell office:value-type="float" office:value="10933.3963323294" calcext:value-type="float">
            <text:p>10933.3963323294</text:p>
          </table:table-cell>
          <table:table-cell office:value-type="string" calcext:value-type="string">
            <text:p>GRIA2;GRIN2C;GRIA3;GRIN2D;GRIN1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Transmitter-Gated Monoatomic Ion Channel Activity (GO:0022824)</text:p>
          </table:table-cell>
          <table:table-cell office:value-type="string" calcext:value-type="string">
            <text:p>6/40</text:p>
          </table:table-cell>
          <table:table-cell office:value-type="float" office:value="0.000000000000526104494352162" calcext:value-type="float">
            <text:p>5.26104494352162E-13</text:p>
          </table:table-cell>
          <table:table-cell office:value-type="float" office:value="0.00000000000263052247176081" calcext:value-type="float">
            <text:p>2.63052247176081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03743315508" calcext:value-type="float">
            <text:p>320.03743315508</text:p>
          </table:table-cell>
          <table:table-cell office:value-type="float" office:value="9048.50685184589" calcext:value-type="float">
            <text:p>9048.50685184589</text:p>
          </table:table-cell>
          <table:table-cell office:value-type="string" calcext:value-type="string">
            <text:p>GRIA2;GRID2;GRIN2C;GRIA3;GRIN2D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Glutamate Receptor Activity (GO:0008066)</text:p>
          </table:table-cell>
          <table:table-cell table:style-name="ce1" office:value-type="string" calcext:value-type="string">
            <text:p>4/16</text:p>
          </table:table-cell>
          <table:table-cell office:value-type="float" office:value="0.000000000645751634620706" calcext:value-type="float">
            <text:p>6.45751634620706E-10</text:p>
          </table:table-cell>
          <table:table-cell office:value-type="float" office:value="0.00000000269063181091961" calcext:value-type="float">
            <text:p>2.6906318109196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076923076923" calcext:value-type="float">
            <text:p>512.076923076923</text:p>
          </table:table-cell>
          <table:table-cell office:value-type="float" office:value="10835.8580890678" calcext:value-type="float">
            <text:p>10835.8580890678</text:p>
          </table:table-cell>
          <table:table-cell office:value-type="string" calcext:value-type="string">
            <text:p>GRIA2;GRID2;GRIN2D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Ligand-Gated Calcium Channel Activity (GO:0099604)</text:p>
          </table:table-cell>
          <table:table-cell table:style-name="ce1" office:value-type="string" calcext:value-type="string">
            <text:p>3/18</text:p>
          </table:table-cell>
          <table:table-cell office:value-type="float" office:value="0.000000412913424497505" calcext:value-type="float">
            <text:p>4.12913424497505E-07</text:p>
          </table:table-cell>
          <table:table-cell office:value-type="float" office:value="0.0000014746908017768" calcext:value-type="float">
            <text:p>1.474690801776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257142857143" calcext:value-type="float">
            <text:p>285.257142857143</text:p>
          </table:table-cell>
          <table:table-cell office:value-type="float" office:value="4193.28795635628" calcext:value-type="float">
            <text:p>4193.28795635628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Amyloid-Beta Binding (GO:0001540)</text:p>
          </table:table-cell>
          <table:table-cell office:value-type="string" calcext:value-type="string">
            <text:p>4/79</text:p>
          </table:table-cell>
          <table:table-cell office:value-type="float" office:value="0.00000051595489775595" calcext:value-type="float">
            <text:p>5.1595489775595E-07</text:p>
          </table:table-cell>
          <table:table-cell office:value-type="float" office:value="0.00000161235905548734" calcext:value-type="float">
            <text:p>1.6123590554873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6738461538462" calcext:value-type="float">
            <text:p>81.6738461538462</text:p>
          </table:table-cell>
          <table:table-cell office:value-type="float" office:value="1182.41240196219" calcext:value-type="float">
            <text:p>1182.41240196219</text:p>
          </table:table-cell>
          <table:table-cell office:value-type="string" calcext:value-type="string">
            <text:p>GRIA2;GRIA3;GRIN1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Ligand-Gated Monoatomic Ion Channel Activity (GO:0015276)</text:p>
          </table:table-cell>
          <table:table-cell table:style-name="ce1" office:value-type="string" calcext:value-type="string">
            <text:p>3/23</text:p>
          </table:table-cell>
          <table:table-cell office:value-type="float" office:value="0.000000893822673359901" calcext:value-type="float">
            <text:p>8.93822673359901E-07</text:p>
          </table:table-cell>
          <table:table-cell office:value-type="float" office:value="0.00000248284075933306" calcext:value-type="float">
            <text:p>2.4828407593330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889285714286" calcext:value-type="float">
            <text:p>213.889285714286</text:p>
          </table:table-cell>
          <table:table-cell office:value-type="float" office:value="2978.99830291969" calcext:value-type="float">
            <text:p>2978.99830291969</text:p>
          </table:table-cell>
          <table:table-cell office:value-type="string" calcext:value-type="string">
            <text:p>GRIA3;GRIN1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Voltage-Gated Monoatomic Ion Channel Activity (GO:0005244)</text:p>
          </table:table-cell>
          <table:table-cell table:style-name="ce1" office:value-type="string" calcext:value-type="string">
            <text:p>3/27</text:p>
          </table:table-cell>
          <table:table-cell office:value-type="float" office:value="0.00000147315687225219" calcext:value-type="float">
            <text:p>1.47315687225219E-06</text:p>
          </table:table-cell>
          <table:table-cell office:value-type="float" office:value="0.00000368289218063047" calcext:value-type="float">
            <text:p>3.6828921806304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205357142857" calcext:value-type="float">
            <text:p>178.205357142857</text:p>
          </table:table-cell>
          <table:table-cell office:value-type="float" office:value="2392.95987797832" calcext:value-type="float">
            <text:p>2392.95987797832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MDA Glutamate Receptor Activity (GO:0004972)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0142441984905552" calcext:value-type="float">
            <text:p>1.42441984905552E-05</text:p>
          </table:table-cell>
          <table:table-cell office:value-type="float" office:value="0.0000323731783876255" calcext:value-type="float">
            <text:p>3.2373178387625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.746666666667" calcext:value-type="float">
            <text:p>532.746666666667</text:p>
          </table:table-cell>
          <table:table-cell office:value-type="float" office:value="5945.00574969243" calcext:value-type="float">
            <text:p>5945.00574969243</text:p>
          </table:table-cell>
          <table:table-cell office:value-type="string" calcext:value-type="string">
            <text:p>GRIN2C;GRIN2D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Ligand-Gated Monoatomic Ion Channel Activity Involved In Regulation Of Presynaptic Membrane Potential (GO:0099507)</text:p>
          </table:table-cell>
          <table:table-cell table:style-name="ce1" office:value-type="string" calcext:value-type="string">
            <text:p>2/10</text:p>
          </table:table-cell>
          <table:table-cell office:value-type="float" office:value="0.000030477759493074" calcext:value-type="float">
            <text:p>3.0477759493074E-05</text:p>
          </table:table-cell>
          <table:table-cell office:value-type="float" office:value="0.0000634953322772376" calcext:value-type="float">
            <text:p>6.3495332277237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916666666667" calcext:value-type="float">
            <text:p>332.916666666667</text:p>
          </table:table-cell>
          <table:table-cell office:value-type="float" office:value="3461.83839854037" calcext:value-type="float">
            <text:p>3461.83839854037</text:p>
          </table:table-cell>
          <table:table-cell office:value-type="string" calcext:value-type="string">
            <text:p>GRIA3;GRIA4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alcium Channel Activity (GO:0005262)</text:p>
          </table:table-cell>
          <table:table-cell office:value-type="string" calcext:value-type="string">
            <text:p>3/91</text:p>
          </table:table-cell>
          <table:table-cell office:value-type="float" office:value="0.0000591644912673441" calcext:value-type="float">
            <text:p>5.91644912673441E-05</text:p>
          </table:table-cell>
          <table:table-cell office:value-type="float" office:value="0.000113777867821816" calcext:value-type="float">
            <text:p>0.00011377786782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456168831169" calcext:value-type="float">
            <text:p>48.4456168831169</text:p>
          </table:table-cell>
          <table:table-cell office:value-type="float" office:value="471.627236855133" calcext:value-type="float">
            <text:p>471.627236855133</text:p>
          </table:table-cell>
          <table:table-cell office:value-type="string" calcext:value-type="string">
            <text:p>CACNG3;GRIN1;CACNG5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Voltage-Gated Calcium Channel Activity (GO:0005245)</text:p>
          </table:table-cell>
          <table:table-cell office:value-type="string" calcext:value-type="string">
            <text:p>2/47</text:p>
          </table:table-cell>
          <table:table-cell office:value-type="float" office:value="0.000718746300377045" calcext:value-type="float">
            <text:p>0.000718746300377045</text:p>
          </table:table-cell>
          <table:table-cell office:value-type="float" office:value="0.0012834755363875" calcext:value-type="float">
            <text:p>0.0012834755363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0755555555556" calcext:value-type="float">
            <text:p>59.0755555555556</text:p>
          </table:table-cell>
          <table:table-cell office:value-type="float" office:value="427.588995947653" calcext:value-type="float">
            <text:p>427.588995947653</text:p>
          </table:table-cell>
          <table:table-cell office:value-type="string" calcext:value-type="string">
            <text:p>CACNG3;CACNG5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Voltage-Gated Monoatomic Cation Channel Activity (GO:0022843)</text:p>
          </table:table-cell>
          <table:table-cell office:value-type="string" calcext:value-type="string">
            <text:p>2/76</text:p>
          </table:table-cell>
          <table:table-cell office:value-type="float" office:value="0.0018677011427961" calcext:value-type="float">
            <text:p>0.0018677011427961</text:p>
          </table:table-cell>
          <table:table-cell office:value-type="float" office:value="0.0031128352379936" calcext:value-type="float">
            <text:p>0.0031128352379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720720720721" calcext:value-type="float">
            <text:p>35.8720720720721</text:p>
          </table:table-cell>
          <table:table-cell office:value-type="float" office:value="225.385912655691" calcext:value-type="float">
            <text:p>225.385912655691</text:p>
          </table:table-cell>
          <table:table-cell office:value-type="string" calcext:value-type="string">
            <text:p>CACNG3;CACNG5</text:p>
          </table:table-cell>
        </table:table-row>
      </table:table>
      <table:table table:name="Cluster1_KEGG" table:style-name="ta1">
        <table:table-column table:style-name="co1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Nicotine addiction</text:p>
          </table:table-cell>
          <table:table-cell office:value-type="string" calcext:value-type="string">
            <text:p>6/40</text:p>
          </table:table-cell>
          <table:table-cell office:value-type="float" office:value="0.000000000000526104494352162" calcext:value-type="float">
            <text:p>5.26104494352162E-13</text:p>
          </table:table-cell>
          <table:table-cell office:value-type="float" office:value="0.0000000000168353438192692" calcext:value-type="float">
            <text:p>1.68353438192692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03743315508" calcext:value-type="float">
            <text:p>320.03743315508</text:p>
          </table:table-cell>
          <table:table-cell office:value-type="float" office:value="9048.50685184589" calcext:value-type="float">
            <text:p>9048.50685184589</text:p>
          </table:table-cell>
          <table:table-cell office:value-type="string" calcext:value-type="string">
            <text:p>GRIA2;GRIN2C;GRIA3;GRIN2D;GRIN1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mphetamine addiction</text:p>
          </table:table-cell>
          <table:table-cell office:value-type="string" calcext:value-type="string">
            <text:p>6/68</text:p>
          </table:table-cell>
          <table:table-cell office:value-type="float" office:value="0.0000000000148062380626755" calcext:value-type="float">
            <text:p>1.48062380626755E-11</text:p>
          </table:table-cell>
          <table:table-cell office:value-type="float" office:value="0.000000000236899809002809" calcext:value-type="float">
            <text:p>2.36899809002809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258064516129" calcext:value-type="float">
            <text:p>175.258064516129</text:p>
          </table:table-cell>
          <table:table-cell office:value-type="float" office:value="4370.2302830029" calcext:value-type="float">
            <text:p>4370.2302830029</text:p>
          </table:table-cell>
          <table:table-cell office:value-type="string" calcext:value-type="string">
            <text:p>GRIA2;GRIN2C;GRIA3;GRIN2D;GRIN1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ircadian entrainment</text:p>
          </table:table-cell>
          <table:table-cell office:value-type="string" calcext:value-type="string">
            <text:p>6/99</text:p>
          </table:table-cell>
          <table:table-cell office:value-type="float" office:value="0.000000000149380753686669" calcext:value-type="float">
            <text:p>1.49380753686669E-10</text:p>
          </table:table-cell>
          <table:table-cell office:value-type="float" office:value="0.00000000159339470599113" calcext:value-type="float">
            <text:p>1.5933947059911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656891495601" calcext:value-type="float">
            <text:p>116.656891495601</text:p>
          </table:table-cell>
          <table:table-cell office:value-type="float" office:value="2639.30648690492" calcext:value-type="float">
            <text:p>2639.30648690492</text:p>
          </table:table-cell>
          <table:table-cell office:value-type="string" calcext:value-type="string">
            <text:p>GRIA2;GRIN2C;GRIA3;GRIN2D;GRIN1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Glutamatergic synapse</text:p>
          </table:table-cell>
          <table:table-cell office:value-type="string" calcext:value-type="string">
            <text:p>6/114</text:p>
          </table:table-cell>
          <table:table-cell office:value-type="float" office:value="0.000000000353026352734998" calcext:value-type="float">
            <text:p>3.53026352734998E-10</text:p>
          </table:table-cell>
          <table:table-cell office:value-type="float" office:value="0.00000000282421082187998" calcext:value-type="float">
            <text:p>2.82421082187998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378787878788" calcext:value-type="float">
            <text:p>100.378787878788</text:p>
          </table:table-cell>
          <table:table-cell office:value-type="float" office:value="2184.69196142329" calcext:value-type="float">
            <text:p>2184.69196142329</text:p>
          </table:table-cell>
          <table:table-cell office:value-type="string" calcext:value-type="string">
            <text:p>GRIA2;GRIN2C;GRIA3;GRIN2D;GRIN1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Neuroactive ligand-receptor interaction</text:p>
          </table:table-cell>
          <table:table-cell office:value-type="string" calcext:value-type="string">
            <text:p>7/348</text:p>
          </table:table-cell>
          <table:table-cell office:value-type="float" office:value="0.00000000761178405920966" calcext:value-type="float">
            <text:p>7.61178405920966E-09</text:p>
          </table:table-cell>
          <table:table-cell office:value-type="float" office:value="0.0000000487154179789418" calcext:value-type="float">
            <text:p>4.8715417978941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08211143695" calcext:value-type="float">
            <text:p>40.3208211143695</text:p>
          </table:table-cell>
          <table:table-cell office:value-type="float" office:value="753.740021654934" calcext:value-type="float">
            <text:p>753.740021654934</text:p>
          </table:table-cell>
          <table:table-cell office:value-type="string" calcext:value-type="string">
            <text:p>GRIA2;GRID2;GRIN2C;GRIA3;GRIN2D;GRIN1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AMP signaling pathway</text:p>
          </table:table-cell>
          <table:table-cell office:value-type="string" calcext:value-type="string">
            <text:p>6/211</text:p>
          </table:table-cell>
          <table:table-cell office:value-type="float" office:value="0.0000000144233876868138" calcext:value-type="float">
            <text:p>1.44233876868138E-08</text:p>
          </table:table-cell>
          <table:table-cell office:value-type="float" office:value="0.0000000769247343296738" calcext:value-type="float">
            <text:p>7.6924734329673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243902439024" calcext:value-type="float">
            <text:p>52.6243902439024</text:p>
          </table:table-cell>
          <table:table-cell office:value-type="float" office:value="950.102570215406" calcext:value-type="float">
            <text:p>950.102570215406</text:p>
          </table:table-cell>
          <table:table-cell office:value-type="string" calcext:value-type="string">
            <text:p>GRIA2;GRIN2C;GRIA3;GRIN2D;GRIN1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ocaine addiction</text:p>
          </table:table-cell>
          <table:table-cell office:value-type="string" calcext:value-type="string">
            <text:p>4/48</text:p>
          </table:table-cell>
          <table:table-cell office:value-type="float" office:value="0.0000000679038702384928" calcext:value-type="float">
            <text:p>6.79038702384928E-08</text:p>
          </table:table-cell>
          <table:table-cell office:value-type="float" office:value="0.000000310417692518824" calcext:value-type="float">
            <text:p>3.1041769251882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433566433566" calcext:value-type="float">
            <text:p>139.433566433566</text:p>
          </table:table-cell>
          <table:table-cell office:value-type="float" office:value="2301.37510879119" calcext:value-type="float">
            <text:p>2301.37510879119</text:p>
          </table:table-cell>
          <table:table-cell office:value-type="string" calcext:value-type="string">
            <text:p>GRIA2;GRIN2C;GRIN2D;GRIN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myotrophic lateral sclerosis (ALS)</text:p>
          </table:table-cell>
          <table:table-cell office:value-type="string" calcext:value-type="string">
            <text:p>4/52</text:p>
          </table:table-cell>
          <table:table-cell office:value-type="float" office:value="0.0000000942805983656932" calcext:value-type="float">
            <text:p>9.42805983656932E-08</text:p>
          </table:table-cell>
          <table:table-cell office:value-type="float" office:value="0.000000377122393462773" calcext:value-type="float">
            <text:p>3.7712239346277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788461538462" calcext:value-type="float">
            <text:p>127.788461538462</text:p>
          </table:table-cell>
          <table:table-cell office:value-type="float" office:value="2067.23271709891" calcext:value-type="float">
            <text:p>2067.23271709891</text:p>
          </table:table-cell>
          <table:table-cell office:value-type="string" calcext:value-type="string">
            <text:p>GRIA2;GRIN2C;GRIN2D;GRIN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Long-term potentiation</text:p>
          </table:table-cell>
          <table:table-cell office:value-type="string" calcext:value-type="string">
            <text:p>4/67</text:p>
          </table:table-cell>
          <table:table-cell office:value-type="float" office:value="0.000000264855306347241" calcext:value-type="float">
            <text:p>2.64855306347241E-07</text:p>
          </table:table-cell>
          <table:table-cell office:value-type="float" office:value="0.000000941707755901301" calcext:value-type="float">
            <text:p>9.4170775590130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2893772893773" calcext:value-type="float">
            <text:p>97.2893772893773</text:p>
          </table:table-cell>
          <table:table-cell office:value-type="float" office:value="1473.35832431439" calcext:value-type="float">
            <text:p>1473.35832431439</text:p>
          </table:table-cell>
          <table:table-cell office:value-type="string" calcext:value-type="string">
            <text:p>GRIA2;GRIN2C;GRIN2D;GRIN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Long-term depression</text:p>
          </table:table-cell>
          <table:table-cell office:value-type="string" calcext:value-type="string">
            <text:p>3/61</text:p>
          </table:table-cell>
          <table:table-cell office:value-type="float" office:value="0.0000178057614823303" calcext:value-type="float">
            <text:p>1.78057614823303E-05</text:p>
          </table:table-cell>
          <table:table-cell office:value-type="float" office:value="0.000056978436743457" calcext:value-type="float">
            <text:p>5.697843674345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145320197044" calcext:value-type="float">
            <text:p>73.6145320197044</text:p>
          </table:table-cell>
          <table:table-cell office:value-type="float" office:value="805.04767370526" calcext:value-type="float">
            <text:p>805.04767370526</text:p>
          </table:table-cell>
          <table:table-cell office:value-type="string" calcext:value-type="string">
            <text:p>GRIA2;GRID2;GRIA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Dopaminergic synapse</text:p>
          </table:table-cell>
          <table:table-cell office:value-type="string" calcext:value-type="string">
            <text:p>3/135</text:p>
          </table:table-cell>
          <table:table-cell office:value-type="float" office:value="0.000190827273393682" calcext:value-type="float">
            <text:p>0.000190827273393682</text:p>
          </table:table-cell>
          <table:table-cell office:value-type="float" office:value="0.000555133886236167" calcext:value-type="float">
            <text:p>0.000555133886236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256493506494" calcext:value-type="float">
            <text:p>32.2256493506494</text:p>
          </table:table-cell>
          <table:table-cell office:value-type="float" office:value="275.985032790339" calcext:value-type="float">
            <text:p>275.985032790339</text:p>
          </table:table-cell>
          <table:table-cell office:value-type="string" calcext:value-type="string">
            <text:p>GRIA2;GRIA3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trograde endocannabinoid signaling</text:p>
          </table:table-cell>
          <table:table-cell office:value-type="string" calcext:value-type="string">
            <text:p>3/150</text:p>
          </table:table-cell>
          <table:table-cell office:value-type="float" office:value="0.000260295672012718" calcext:value-type="float">
            <text:p>0.000260295672012718</text:p>
          </table:table-cell>
          <table:table-cell office:value-type="float" office:value="0.000694121792033914" calcext:value-type="float">
            <text:p>0.00069412179203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154518950437" calcext:value-type="float">
            <text:p>28.9154518950437</text:p>
          </table:table-cell>
          <table:table-cell office:value-type="float" office:value="238.659244768607" calcext:value-type="float">
            <text:p>238.659244768607</text:p>
          </table:table-cell>
          <table:table-cell office:value-type="string" calcext:value-type="string">
            <text:p>GRIA2;GRIA3;GRIA4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3/175</text:p>
          </table:table-cell>
          <table:table-cell office:value-type="float" office:value="0.000409125129547176" calcext:value-type="float">
            <text:p>0.000409125129547176</text:p>
          </table:table-cell>
          <table:table-cell office:value-type="float" office:value="0.0010070772419622" calcext:value-type="float">
            <text:p>0.001007077241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814784053156" calcext:value-type="float">
            <text:p>24.6814784053156</text:p>
          </table:table-cell>
          <table:table-cell office:value-type="float" office:value="192.552294833302" calcext:value-type="float">
            <text:p>192.552294833302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alcium signaling pathway</text:p>
          </table:table-cell>
          <table:table-cell office:value-type="string" calcext:value-type="string">
            <text:p>3/189</text:p>
          </table:table-cell>
          <table:table-cell office:value-type="float" office:value="0.000512258169690528" calcext:value-type="float">
            <text:p>0.000512258169690528</text:p>
          </table:table-cell>
          <table:table-cell office:value-type="float" office:value="0.0011708758164354" calcext:value-type="float">
            <text:p>0.0011708758164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076036866359" calcext:value-type="float">
            <text:p>22.8076036866359</text:p>
          </table:table-cell>
          <table:table-cell office:value-type="float" office:value="172.805956263511" calcext:value-type="float">
            <text:p>172.805956263511</text:p>
          </table:table-cell>
          <table:table-cell office:value-type="string" calcext:value-type="string">
            <text:p>GRIN2C;GRIN2D;GRIN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lcoholism</text:p>
          </table:table-cell>
          <table:table-cell office:value-type="string" calcext:value-type="string">
            <text:p>3/199</text:p>
          </table:table-cell>
          <table:table-cell office:value-type="float" office:value="0.000595291602275688" calcext:value-type="float">
            <text:p>0.000595291602275688</text:p>
          </table:table-cell>
          <table:table-cell office:value-type="float" office:value="0.0012699554181881" calcext:value-type="float">
            <text:p>0.0012699554181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330174927114" calcext:value-type="float">
            <text:p>21.6330174927114</text:p>
          </table:table-cell>
          <table:table-cell office:value-type="float" office:value="160.656721449666" calcext:value-type="float">
            <text:p>160.656721449666</text:p>
          </table:table-cell>
          <table:table-cell office:value-type="string" calcext:value-type="string">
            <text:p>GRIN2C;GRIN2D;GRIN1</text:p>
          </table:table-cell>
        </table:table-row>
      </table:table>
      <table:table table:name="Cluster2_GO" table:style-name="ta1">
        <table:table-column table:style-name="co18" table:default-cell-style-name="Default"/>
        <table:table-column table:style-name="co28" table:default-cell-style-name="Default"/>
        <table:table-column table:style-name="co3" table:default-cell-style-name="ce1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DNA-templated Transcription (GO:0006351)</text:p>
          </table:table-cell>
          <table:table-cell table:style-name="Default" office:value-type="string" calcext:value-type="string">
            <text:p>7/199</text:p>
          </table:table-cell>
          <table:table-cell office:value-type="float" office:value="0.0000000000522400240141818" calcext:value-type="float">
            <text:p>5.22400240141818E-11</text:p>
          </table:table-cell>
          <table:table-cell office:value-type="float" office:value="0.0000000042836819691629" calcext:value-type="float">
            <text:p>4.283681969162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024739583333" calcext:value-type="float">
            <text:p>90.2024739583333</text:p>
          </table:table-cell>
          <table:table-cell office:value-type="float" office:value="2135.55910123812" calcext:value-type="float">
            <text:p>2135.55910123812</text:p>
          </table:table-cell>
          <table:table-cell office:value-type="string" calcext:value-type="string">
            <text:p>ERCC3;POLR2C;POLR1C;TCEA2;POLR2I;POLR3K;POLR2L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cription Elongation By RNA Polymerase II (GO:0006368)</text:p>
          </table:table-cell>
          <table:table-cell office:value-type="string" calcext:value-type="string">
            <text:p>4/28</text:p>
          </table:table-cell>
          <table:table-cell office:value-type="float" office:value="0.00000000414869494424717" calcext:value-type="float">
            <text:p>4.14869494424717E-09</text:p>
          </table:table-cell>
          <table:table-cell office:value-type="float" office:value="0.000000170096492714134" calcext:value-type="float">
            <text:p>1.7009649271413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439393939394" calcext:value-type="float">
            <text:p>302.439393939394</text:p>
          </table:table-cell>
          <table:table-cell office:value-type="float" office:value="5837.22306150919" calcext:value-type="float">
            <text:p>5837.22306150919</text:p>
          </table:table-cell>
          <table:table-cell office:value-type="string" calcext:value-type="string">
            <text:p>ERCC3;LEO1;POLR2I;IW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cription-Coupled Nucleotide-Excision Repair (GO:0006283)</text:p>
          </table:table-cell>
          <table:table-cell office:value-type="string" calcext:value-type="string">
            <text:p>3/8</text:p>
          </table:table-cell>
          <table:table-cell office:value-type="float" office:value="0.0000000190670190518404" calcext:value-type="float">
            <text:p>1.90670190518404E-08</text:p>
          </table:table-cell>
          <table:table-cell office:value-type="float" office:value="0.000000521165187416972" calcext:value-type="float">
            <text:p>5.2116518741697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7757.530439914" calcext:value-type="float">
            <text:p>17757.530439914</text:p>
          </table:table-cell>
          <table:table-cell office:value-type="string" calcext:value-type="string">
            <text:p>ERCC3;ERCC8;POLR2I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cription By RNA Polymerase II (GO:0006366)</text:p>
          </table:table-cell>
          <table:table-cell table:style-name="Default" office:value-type="string" calcext:value-type="string">
            <text:p>5/192</text:p>
          </table:table-cell>
          <table:table-cell office:value-type="float" office:value="0.000000214945914531172" calcext:value-type="float">
            <text:p>2.14945914531172E-07</text:p>
          </table:table-cell>
          <table:table-cell office:value-type="float" office:value="0.00000440639124788903" calcext:value-type="float">
            <text:p>4.4063912478890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358288770054" calcext:value-type="float">
            <text:p>52.9358288770054</text:p>
          </table:table-cell>
          <table:table-cell office:value-type="float" office:value="812.717396729281" calcext:value-type="float">
            <text:p>812.717396729281</text:p>
          </table:table-cell>
          <table:table-cell office:value-type="string" calcext:value-type="string">
            <text:p>ERCC3;POLR2C;LEO1;POLR2I;POLR2L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DNA-templated Transcription Elongation (GO:0006354)</text:p>
          </table:table-cell>
          <table:table-cell office:value-type="string" calcext:value-type="string">
            <text:p>3/26</text:p>
          </table:table-cell>
          <table:table-cell office:value-type="float" office:value="0.000000878159894472955" calcext:value-type="float">
            <text:p>8.78159894472955E-07</text:p>
          </table:table-cell>
          <table:table-cell office:value-type="float" office:value="0.0000144018222693565" calcext:value-type="float">
            <text:p>1.4401822269356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978260869565" calcext:value-type="float">
            <text:p>216.978260869565</text:p>
          </table:table-cell>
          <table:table-cell office:value-type="float" office:value="3025.85669938153" calcext:value-type="float">
            <text:p>3025.85669938153</text:p>
          </table:table-cell>
          <table:table-cell office:value-type="string" calcext:value-type="string">
            <text:p>ERCC3;LEO1;TCEA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ucleotide-Excision Repair (GO:0006289)</text:p>
          </table:table-cell>
          <table:table-cell table:style-name="Default" office:value-type="string" calcext:value-type="string">
            <text:p>3/56</text:p>
          </table:table-cell>
          <table:table-cell office:value-type="float" office:value="0.0000092371600246303" calcext:value-type="float">
            <text:p>9.2371600246303E-06</text:p>
          </table:table-cell>
          <table:table-cell office:value-type="float" office:value="0.000126241187003281" calcext:value-type="float">
            <text:p>0.00012624118700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188679245283" calcext:value-type="float">
            <text:p>94.0188679245283</text:p>
          </table:table-cell>
          <table:table-cell office:value-type="float" office:value="1089.89267335256" calcext:value-type="float">
            <text:p>1089.89267335256</text:p>
          </table:table-cell>
          <table:table-cell office:value-type="string" calcext:value-type="string">
            <text:p>ERCC3;ERCC8;POLR2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DNA-directed 5'-3' RNA Polymerase Activity (GO:0003899)</text:p>
          </table:table-cell>
          <table:table-cell table:style-name="Default" office:value-type="string" calcext:value-type="string">
            <text:p>6/34</text:p>
          </table:table-cell>
          <table:table-cell office:value-type="float" office:value="0.000000000000074935801166407" calcext:value-type="float">
            <text:p>7.4935801166407E-14</text:p>
          </table:table-cell>
          <table:table-cell office:value-type="float" office:value="0.000000000000974165415163291" calcext:value-type="float">
            <text:p>9.74165415163291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.166666666667" calcext:value-type="float">
            <text:p>475.166666666667</text:p>
          </table:table-cell>
          <table:table-cell office:value-type="float" office:value="14360.5557244888" calcext:value-type="float">
            <text:p>14360.5557244888</text:p>
          </table:table-cell>
          <table:table-cell office:value-type="string" calcext:value-type="string">
            <text:p>POLR3B;POLR2C;POLR1C;POLR2I;POLR3K;POLR2L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RNA Polymerase III Activity (GO:0001056)</text:p>
          </table:table-cell>
          <table:table-cell office:value-type="string" calcext:value-type="string">
            <text:p>4/15</text:p>
          </table:table-cell>
          <table:table-cell office:value-type="float" office:value="0.000000000278152771559545" calcext:value-type="float">
            <text:p>2.78152771559545E-10</text:p>
          </table:table-cell>
          <table:table-cell office:value-type="float" office:value="0.00000000180799301513704" calcext:value-type="float">
            <text:p>1.80799301513704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.297520661157" calcext:value-type="float">
            <text:p>660.297520661157</text:p>
          </table:table-cell>
          <table:table-cell office:value-type="float" office:value="14528.4277086908" calcext:value-type="float">
            <text:p>14528.4277086908</text:p>
          </table:table-cell>
          <table:table-cell office:value-type="string" calcext:value-type="string">
            <text:p>POLR3B;POLR1C;POLR3K;POLR2L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5'-3' RNA Polymerase Activity (GO:0034062)</text:p>
          </table:table-cell>
          <table:table-cell office:value-type="string" calcext:value-type="string">
            <text:p>4/18</text:p>
          </table:table-cell>
          <table:table-cell office:value-type="float" office:value="0.000000000622738460496773" calcext:value-type="float">
            <text:p>6.22738460496773E-10</text:p>
          </table:table-cell>
          <table:table-cell office:value-type="float" office:value="0.00000000269853332881935" calcext:value-type="float">
            <text:p>2.6985333288193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727272727273" calcext:value-type="float">
            <text:p>518.727272727273</text:p>
          </table:table-cell>
          <table:table-cell office:value-type="float" office:value="10995.4072700559" calcext:value-type="float">
            <text:p>10995.4072700559</text:p>
          </table:table-cell>
          <table:table-cell office:value-type="string" calcext:value-type="string">
            <text:p>POLR1C;POLR2I;POLR3K;POLR2L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RNA Polymerase II Activity (GO:0001055)</text:p>
          </table:table-cell>
          <table:table-cell office:value-type="string" calcext:value-type="string">
            <text:p>2/10</text:p>
          </table:table-cell>
          <table:table-cell office:value-type="float" office:value="0.0000235431191602837" calcext:value-type="float">
            <text:p>2.35431191602837E-05</text:p>
          </table:table-cell>
          <table:table-cell office:value-type="float" office:value="0.0000747825319453141" calcext:value-type="float">
            <text:p>7.4782531945314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.173076923077" calcext:value-type="float">
            <text:p>384.173076923077</text:p>
          </table:table-cell>
          <table:table-cell office:value-type="float" office:value="4094.00837758496" calcext:value-type="float">
            <text:p>4094.00837758496</text:p>
          </table:table-cell>
          <table:table-cell office:value-type="string" calcext:value-type="string">
            <text:p>POLR2C;POLR2L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RNA Polymerase I Activity (GO:0001054)</text:p>
          </table:table-cell>
          <table:table-cell office:value-type="string" calcext:value-type="string">
            <text:p>2/11</text:p>
          </table:table-cell>
          <table:table-cell office:value-type="float" office:value="0.0000287625122866593" calcext:value-type="float">
            <text:p>2.87625122866593E-05</text:p>
          </table:table-cell>
          <table:table-cell office:value-type="float" office:value="0.0000747825319453141" calcext:value-type="float">
            <text:p>7.4782531945314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.470085470085" calcext:value-type="float">
            <text:p>341.470085470085</text:p>
          </table:table-cell>
          <table:table-cell office:value-type="float" office:value="3570.56066674053" calcext:value-type="float">
            <text:p>3570.56066674053</text:p>
          </table:table-cell>
          <table:table-cell office:value-type="string" calcext:value-type="string">
            <text:p>POLR1C;POLR2L</text:p>
          </table:table-cell>
        </table:table-row>
      </table:table>
      <table:table table:name="Cluster2_KEGG" table:style-name="ta1">
        <table:table-column table:style-name="co1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6/28</text:p>
          </table:table-cell>
          <table:table-cell office:value-type="float" office:value="0.0000000000000210392403412977" calcext:value-type="float">
            <text:p>2.10392403412977E-14</text:p>
          </table:table-cell>
          <table:table-cell office:value-type="float" office:value="0.000000000000126235442047786" calcext:value-type="float">
            <text:p>1.26235442047786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.939393939394" calcext:value-type="float">
            <text:p>604.939393939394</text:p>
          </table:table-cell>
          <table:table-cell office:value-type="float" office:value="19050.9855739305" calcext:value-type="float">
            <text:p>19050.9855739305</text:p>
          </table:table-cell>
          <table:table-cell office:value-type="string" calcext:value-type="string">
            <text:p>POLR3B;POLR2C;POLR1C;POLR2I;POLR3K;POLR2L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ytosolic DNA-sensing pathway</text:p>
          </table:table-cell>
          <table:table-cell office:value-type="string" calcext:value-type="string">
            <text:p>4/61</text:p>
          </table:table-cell>
          <table:table-cell office:value-type="float" office:value="0.000000104218892212961" calcext:value-type="float">
            <text:p>1.04218892212961E-07</text:p>
          </table:table-cell>
          <table:table-cell office:value-type="float" office:value="0.000000312656676638884" calcext:value-type="float">
            <text:p>3.1265667663888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132376395534" calcext:value-type="float">
            <text:p>127.132376395534</text:p>
          </table:table-cell>
          <table:table-cell office:value-type="float" office:value="2043.87828212244" calcext:value-type="float">
            <text:p>2043.87828212244</text:p>
          </table:table-cell>
          <table:table-cell office:value-type="string" calcext:value-type="string">
            <text:p>POLR3B;POLR1C;POLR3K;POLR2L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untington disease</text:p>
          </table:table-cell>
          <table:table-cell office:value-type="string" calcext:value-type="string">
            <text:p>3/192</text:p>
          </table:table-cell>
          <table:table-cell office:value-type="float" office:value="0.000363979742445275" calcext:value-type="float">
            <text:p>0.000363979742445275</text:p>
          </table:table-cell>
          <table:table-cell office:value-type="float" office:value="0.000698605220290658" calcext:value-type="float">
            <text:p>0.000698605220290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851851851852" calcext:value-type="float">
            <text:p>26.1851851851852</text:p>
          </table:table-cell>
          <table:table-cell office:value-type="float" office:value="207.345093613365" calcext:value-type="float">
            <text:p>207.345093613365</text:p>
          </table:table-cell>
          <table:table-cell office:value-type="string" calcext:value-type="string">
            <text:p>POLR2C;POLR2I;POLR2L</text:p>
          </table:table-cell>
        </table:table-row>
      </table:table>
      <table:table table:name="Cluster3_GO" table:style-name="ta1">
        <table:table-column table:style-name="co11" table:number-columns-repeated="10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ntegrin-Mediated Signaling Pathway (GO:0007229)</text:p>
          </table:table-cell>
          <table:table-cell office:value-type="string" calcext:value-type="string">
            <text:p>4/85</text:p>
          </table:table-cell>
          <table:table-cell office:value-type="float" office:value="0.000000097993039448859" calcext:value-type="float">
            <text:p>9.7993039448859E-08</text:p>
          </table:table-cell>
          <table:table-cell office:value-type="float" office:value="0.0000145029698384311" calcext:value-type="float">
            <text:p>1.4502969838431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444444444444" calcext:value-type="float">
            <text:p>140.444444444444</text:p>
          </table:table-cell>
          <table:table-cell office:value-type="float" office:value="2266.54432277262" calcext:value-type="float">
            <text:p>2266.54432277262</text:p>
          </table:table-cell>
          <table:table-cell office:value-type="string" calcext:value-type="string">
            <text:p>ITGA2B;ITGA8;ITGB8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-Matrix Adhesion (GO:0007160)</text:p>
          </table:table-cell>
          <table:table-cell office:value-type="string" calcext:value-type="string">
            <text:p>4/109</text:p>
          </table:table-cell>
          <table:table-cell office:value-type="float" office:value="0.000000267438462127444" calcext:value-type="float">
            <text:p>2.67438462127444E-07</text:p>
          </table:table-cell>
          <table:table-cell office:value-type="float" office:value="0.0000197904461974308" calcext:value-type="float">
            <text:p>1.9790446197430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212244897959" calcext:value-type="float">
            <text:p>108.212244897959</text:p>
          </table:table-cell>
          <table:table-cell office:value-type="float" office:value="1637.72483944436" calcext:value-type="float">
            <text:p>1637.72483944436</text:p>
          </table:table-cell>
          <table:table-cell office:value-type="string" calcext:value-type="string">
            <text:p>ITGA2B;ITGA8;ITGB8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ubstrate Adhesion-Dependent Cell Spreading (GO:0034446)</text:p>
          </table:table-cell>
          <table:table-cell office:value-type="string" calcext:value-type="string">
            <text:p>3/36</text:p>
          </table:table-cell>
          <table:table-cell office:value-type="float" office:value="0.000000874915157145653" calcext:value-type="float">
            <text:p>8.74915157145653E-07</text:p>
          </table:table-cell>
          <table:table-cell office:value-type="float" office:value="0.0000431624810858522" calcext:value-type="float">
            <text:p>4.3162481085852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772727272727" calcext:value-type="float">
            <text:p>226.772727272727</text:p>
          </table:table-cell>
          <table:table-cell office:value-type="float" office:value="3163.28427566621" calcext:value-type="float">
            <text:p>3163.28427566621</text:p>
          </table:table-cell>
          <table:table-cell office:value-type="string" calcext:value-type="string">
            <text:p>PXN;ITGA8;PARV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Actin Binding (GO:0003779)</text:p>
          </table:table-cell>
          <table:table-cell office:value-type="string" calcext:value-type="string">
            <text:p>3/183</text:p>
          </table:table-cell>
          <table:table-cell office:value-type="float" office:value="0.000117799142491729" calcext:value-type="float">
            <text:p>0.000117799142491729</text:p>
          </table:table-cell>
          <table:table-cell office:value-type="float" office:value="0.0029449785622932" calcext:value-type="float">
            <text:p>0.0029449785622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6875" calcext:value-type="float">
            <text:p>41.26875</text:p>
          </table:table-cell>
          <table:table-cell office:value-type="float" office:value="373.338967032245" calcext:value-type="float">
            <text:p>373.338967032245</text:p>
          </table:table-cell>
          <table:table-cell office:value-type="string" calcext:value-type="string">
            <text:p>FLNB;PARVA;TLN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adherin Binding (GO:0045296)</text:p>
          </table:table-cell>
          <table:table-cell office:value-type="string" calcext:value-type="string">
            <text:p>3/319</text:p>
          </table:table-cell>
          <table:table-cell office:value-type="float" office:value="0.000603132147915307" calcext:value-type="float">
            <text:p>0.000603132147915307</text:p>
          </table:table-cell>
          <table:table-cell office:value-type="float" office:value="0.0075391518489413" calcext:value-type="float">
            <text:p>0.0075391518489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461234177215" calcext:value-type="float">
            <text:p>23.3461234177215</text:p>
          </table:table-cell>
          <table:table-cell office:value-type="float" office:value="173.073549819821" calcext:value-type="float">
            <text:p>173.073549819821</text:p>
          </table:table-cell>
          <table:table-cell office:value-type="string" calcext:value-type="string">
            <text:p>FLNA;FLNB;PARV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G Protein-Coupled Receptor Binding (GO:0001664)</text:p>
          </table:table-cell>
          <table:table-cell office:value-type="string" calcext:value-type="string">
            <text:p>2/140</text:p>
          </table:table-cell>
          <table:table-cell office:value-type="float" office:value="0.0025672941356666" calcext:value-type="float">
            <text:p>0.0025672941356666</text:p>
          </table:table-cell>
          <table:table-cell office:value-type="float" office:value="0.0213941177972222" calcext:value-type="float">
            <text:p>0.021394117797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661835748792" calcext:value-type="float">
            <text:p>31.9661835748792</text:p>
          </table:table-cell>
          <table:table-cell office:value-type="float" office:value="190.675177918354" calcext:value-type="float">
            <text:p>190.675177918354</text:p>
          </table:table-cell>
          <table:table-cell office:value-type="string" calcext:value-type="string">
            <text:p>FLNA;FLNB</text:p>
          </table:table-cell>
        </table:table-row>
      </table:table>
      <table:table table:name="Cluster3_KEGG" table:style-name="ta1">
        <table:table-column table:style-name="co1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Focal adhesion</text:p>
          </table:table-cell>
          <table:table-cell office:value-type="string" calcext:value-type="string">
            <text:p>11/199</text:p>
          </table:table-cell>
          <table:table-cell office:value-type="float" office:value="7.15336404144113E-023" calcext:value-type="float">
            <text:p>7.15336404144113E-23</text:p>
          </table:table-cell>
          <table:table-cell office:value-type="float" office:value="2.28907649326116E-021" calcext:value-type="float">
            <text:p>2.28907649326116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811" calcext:value-type="float">
            <text:p>217811</text:p>
          </table:table-cell>
          <table:table-cell office:value-type="float" office:value="11106591.1543936" calcext:value-type="float">
            <text:p>11106591.1543936</text:p>
          </table:table-cell>
          <table:table-cell office:value-type="string" calcext:value-type="string">
            <text:p>LAMB3;PXN;ITGA2B;ITGA8;FLNA;ITGB8;FLNB;PARVA;ITGA5;FLNC;TLN2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ECM-receptor interaction</text:p>
          </table:table-cell>
          <table:table-cell office:value-type="string" calcext:value-type="string">
            <text:p>5/83</text:p>
          </table:table-cell>
          <table:table-cell office:value-type="float" office:value="0.000000000493428536781146" calcext:value-type="float">
            <text:p>4.93428536781146E-10</text:p>
          </table:table-cell>
          <table:table-cell office:value-type="float" office:value="0.00000000789485658849834" calcext:value-type="float">
            <text:p>7.89485658849834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.724358974359" calcext:value-type="float">
            <text:p>212.724358974359</text:p>
          </table:table-cell>
          <table:table-cell office:value-type="float" office:value="4558.6070864967" calcext:value-type="float">
            <text:p>4558.6070864967</text:p>
          </table:table-cell>
          <table:table-cell office:value-type="string" calcext:value-type="string">
            <text:p>LAMB3;ITGA2B;ITGA8;ITGB8;ITGA5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uman papillomavirus infection</text:p>
          </table:table-cell>
          <table:table-cell office:value-type="string" calcext:value-type="string">
            <text:p>6/360</text:p>
          </table:table-cell>
          <table:table-cell office:value-type="float" office:value="0.0000000139687572970381" calcext:value-type="float">
            <text:p>1.39687572970381E-08</text:p>
          </table:table-cell>
          <table:table-cell office:value-type="float" office:value="0.000000149000077835073" calcext:value-type="float">
            <text:p>1.4900007783507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593220338983" calcext:value-type="float">
            <text:p>66.5593220338983</text:p>
          </table:table-cell>
          <table:table-cell office:value-type="float" office:value="1203.82135897522" calcext:value-type="float">
            <text:p>1203.82135897522</text:p>
          </table:table-cell>
          <table:table-cell office:value-type="string" calcext:value-type="string">
            <text:p>LAMB3;PXN;ITGA2B;ITGA8;ITGB8;ITGA5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roteoglycans in cancer</text:p>
          </table:table-cell>
          <table:table-cell office:value-type="string" calcext:value-type="string">
            <text:p>5/203</text:p>
          </table:table-cell>
          <table:table-cell office:value-type="float" office:value="0.000000045081093457948" calcext:value-type="float">
            <text:p>4.5081093457948E-08</text:p>
          </table:table-cell>
          <table:table-cell office:value-type="float" office:value="0.000000319818318993375" calcext:value-type="float">
            <text:p>3.1981831899337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954545454546" calcext:value-type="float">
            <text:p>83.2954545454546</text:p>
          </table:table-cell>
          <table:table-cell office:value-type="float" office:value="1408.92619544634" calcext:value-type="float">
            <text:p>1408.92619544634</text:p>
          </table:table-cell>
          <table:table-cell office:value-type="string" calcext:value-type="string">
            <text:p>PXN;FLNA;FLNB;ITGA5;FLNC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rrhythmogenic right ventricular cardiomyopathy (ARVC)</text:p>
          </table:table-cell>
          <table:table-cell office:value-type="string" calcext:value-type="string">
            <text:p>4/72</text:p>
          </table:table-cell>
          <table:table-cell office:value-type="float" office:value="0.0000000499716123427148" calcext:value-type="float">
            <text:p>4.99716123427148E-08</text:p>
          </table:table-cell>
          <table:table-cell office:value-type="float" office:value="0.000000319818318993375" calcext:value-type="float">
            <text:p>3.1981831899337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403361344538" calcext:value-type="float">
            <text:p>167.403361344538</text:p>
          </table:table-cell>
          <table:table-cell office:value-type="float" office:value="2814.35362915135" calcext:value-type="float">
            <text:p>2814.35362915135</text:p>
          </table:table-cell>
          <table:table-cell office:value-type="string" calcext:value-type="string">
            <text:p>ITGA2B;ITGA8;ITGB8;ITGA5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gulation of actin cytoskeleton</text:p>
          </table:table-cell>
          <table:table-cell office:value-type="string" calcext:value-type="string">
            <text:p>5/217</text:p>
          </table:table-cell>
          <table:table-cell office:value-type="float" office:value="0.0000000629047953406679" calcext:value-type="float">
            <text:p>6.29047953406679E-08</text:p>
          </table:table-cell>
          <table:table-cell office:value-type="float" office:value="0.000000335492241816895" calcext:value-type="float">
            <text:p>3.3549224181689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397798742138" calcext:value-type="float">
            <text:p>77.7397798742138</text:p>
          </table:table-cell>
          <table:table-cell office:value-type="float" office:value="1289.05331087067" calcext:value-type="float">
            <text:p>1289.05331087067</text:p>
          </table:table-cell>
          <table:table-cell office:value-type="string" calcext:value-type="string">
            <text:p>PXN;ITGA2B;ITGA8;ITGB8;ITGA5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ypertrophic cardiomyopathy (HCM)</text:p>
          </table:table-cell>
          <table:table-cell office:value-type="string" calcext:value-type="string">
            <text:p>4/86</text:p>
          </table:table-cell>
          <table:table-cell office:value-type="float" office:value="0.000000102744409775191" calcext:value-type="float">
            <text:p>1.02744409775191E-07</text:p>
          </table:table-cell>
          <table:table-cell office:value-type="float" office:value="0.000000469688730400874" calcext:value-type="float">
            <text:p>4.6968873040087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724738675958" calcext:value-type="float">
            <text:p>138.724738675958</text:p>
          </table:table-cell>
          <table:table-cell office:value-type="float" office:value="2232.2227375139" calcext:value-type="float">
            <text:p>2232.2227375139</text:p>
          </table:table-cell>
          <table:table-cell office:value-type="string" calcext:value-type="string">
            <text:p>ITGA2B;ITGA8;ITGB8;ITGA5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Dilated cardiomyopathy (DCM)</text:p>
          </table:table-cell>
          <table:table-cell office:value-type="string" calcext:value-type="string">
            <text:p>4/90</text:p>
          </table:table-cell>
          <table:table-cell office:value-type="float" office:value="0.000000123489861322881" calcext:value-type="float">
            <text:p>1.23489861322881E-07</text:p>
          </table:table-cell>
          <table:table-cell office:value-type="float" office:value="0.000000493959445291526" calcext:value-type="float">
            <text:p>4.9395944529152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24584717608" calcext:value-type="float">
            <text:p>132.24584717608</text:p>
          </table:table-cell>
          <table:table-cell office:value-type="float" office:value="2103.64881208275" calcext:value-type="float">
            <text:p>2103.64881208275</text:p>
          </table:table-cell>
          <table:table-cell office:value-type="string" calcext:value-type="string">
            <text:p>ITGA2B;ITGA8;ITGB8;ITGA5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5/357</text:p>
          </table:table-cell>
          <table:table-cell office:value-type="float" office:value="0.000000745278367794138" calcext:value-type="float">
            <text:p>7.45278367794138E-07</text:p>
          </table:table-cell>
          <table:table-cell office:value-type="float" office:value="0.00000264987864104582" calcext:value-type="float">
            <text:p>2.6498786410458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891098484849" calcext:value-type="float">
            <text:p>46.4891098484849</text:p>
          </table:table-cell>
          <table:table-cell office:value-type="float" office:value="655.938469194055" calcext:value-type="float">
            <text:p>655.938469194055</text:p>
          </table:table-cell>
          <table:table-cell office:value-type="string" calcext:value-type="string">
            <text:p>LAMB3;ITGA2B;ITGA8;ITGB8;ITGA5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Salmonella infection</text:p>
          </table:table-cell>
          <table:table-cell office:value-type="string" calcext:value-type="string">
            <text:p>3/78</text:p>
          </table:table-cell>
          <table:table-cell office:value-type="float" office:value="0.00000920551637039643" calcext:value-type="float">
            <text:p>9.20551637039643E-06</text:p>
          </table:table-cell>
          <table:table-cell office:value-type="float" office:value="0.0000294576523852686" calcext:value-type="float">
            <text:p>2.9457652385268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7" calcext:value-type="float">
            <text:p>99.57</text:p>
          </table:table-cell>
          <table:table-cell office:value-type="float" office:value="1154.5846105236" calcext:value-type="float">
            <text:p>1154.5846105236</text:p>
          </table:table-cell>
          <table:table-cell office:value-type="string" calcext:value-type="string">
            <text:p>FLNA;FLNB;FLNC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MAPK signaling pathway</text:p>
          </table:table-cell>
          <table:table-cell office:value-type="string" calcext:value-type="string">
            <text:p>3/294</text:p>
          </table:table-cell>
          <table:table-cell office:value-type="float" office:value="0.000475346288688766" calcext:value-type="float">
            <text:p>0.000475346288688766</text:p>
          </table:table-cell>
          <table:table-cell office:value-type="float" office:value="0.0013828255670945" calcext:value-type="float">
            <text:p>0.0013828255670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840206185567" calcext:value-type="float">
            <text:p>25.3840206185567</text:p>
          </table:table-cell>
          <table:table-cell office:value-type="float" office:value="194.224995854734" calcext:value-type="float">
            <text:p>194.224995854734</text:p>
          </table:table-cell>
          <table:table-cell office:value-type="string" calcext:value-type="string">
            <text:p>FLNA;FLNB;FLNC</text:p>
          </table:table-cell>
        </table:table-row>
      </table:table>
      <table:table table:name="Cluster4_GO" table:style-name="ta1">
        <table:table-column table:style-name="co1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Transcription Elongation By RNA Polymerase II (GO:0034244)</text:p>
          </table:table-cell>
          <table:table-cell table:style-name="ce1" office:value-type="string" calcext:value-type="string">
            <text:p>2/14</text:p>
          </table:table-cell>
          <table:table-cell office:value-type="float" office:value="0.000016334056328974" calcext:value-type="float">
            <text:p>1.6334056328974E-05</text:p>
          </table:table-cell>
          <table:table-cell office:value-type="float" office:value="0.00076824358485602" calcext:value-type="float">
            <text:p>0.00076824358485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.690476190476" calcext:value-type="float">
            <text:p>475.690476190476</text:p>
          </table:table-cell>
          <table:table-cell office:value-type="float" office:value="5243.18329203025" calcext:value-type="float">
            <text:p>5243.18329203025</text:p>
          </table:table-cell>
          <table:table-cell office:value-type="string" calcext:value-type="string">
            <text:p>NELFB;NELFC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DNA-templated Transcription, Elongation (GO:0032785)</text:p>
          </table:table-cell>
          <table:table-cell table:style-name="ce1" office:value-type="string" calcext:value-type="string">
            <text:p>2/18</text:p>
          </table:table-cell>
          <table:table-cell office:value-type="float" office:value="0.000027437270887715" calcext:value-type="float">
            <text:p>2.7437270887715E-05</text:p>
          </table:table-cell>
          <table:table-cell office:value-type="float" office:value="0.00076824358485602" calcext:value-type="float">
            <text:p>0.00076824358485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.696428571429" calcext:value-type="float">
            <text:p>356.696428571429</text:p>
          </table:table-cell>
          <table:table-cell office:value-type="float" office:value="3746.5995382949" calcext:value-type="float">
            <text:p>3746.5995382949</text:p>
          </table:table-cell>
          <table:table-cell office:value-type="string" calcext:value-type="string">
            <text:p>NELFB;NELFC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cription By RNA Polymerase II (GO:0006366)</text:p>
          </table:table-cell>
          <table:table-cell office:value-type="string" calcext:value-type="string">
            <text:p>3/192</text:p>
          </table:table-cell>
          <table:table-cell office:value-type="float" office:value="0.0000701143238512107" calcext:value-type="float">
            <text:p>7.01143238512107E-05</text:p>
          </table:table-cell>
          <table:table-cell office:value-type="float" office:value="0.0013088007118892" calcext:value-type="float">
            <text:p>0.0013088007118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862433862434" calcext:value-type="float">
            <text:p>52.3862433862434</text:p>
          </table:table-cell>
          <table:table-cell office:value-type="float" office:value="501.09450550795" calcext:value-type="float">
            <text:p>501.09450550795</text:p>
          </table:table-cell>
          <table:table-cell office:value-type="string" calcext:value-type="string">
            <text:p>CCNT2;ICE1;ELP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7SK snRNA Binding (GO:0097322)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00377549933222847" calcext:value-type="float">
            <text:p>3.77549933222847E-06</text:p>
          </table:table-cell>
          <table:table-cell office:value-type="float" office:value="0.0000604079893156555" calcext:value-type="float">
            <text:p>6.0407989315655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.05714285714" calcext:value-type="float">
            <text:p>1142.05714285714</text:p>
          </table:table-cell>
          <table:table-cell office:value-type="float" office:value="14260.8423154688" calcext:value-type="float">
            <text:p>14260.8423154688</text:p>
          </table:table-cell>
          <table:table-cell office:value-type="string" calcext:value-type="string">
            <text:p>HEXIM2;CCNT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snRNA Binding (GO:0017069)</text:p>
          </table:table-cell>
          <table:table-cell office:value-type="string" calcext:value-type="string">
            <text:p>2/43</text:p>
          </table:table-cell>
          <table:table-cell office:value-type="float" office:value="0.000160994001630338" calcext:value-type="float">
            <text:p>0.000160994001630338</text:p>
          </table:table-cell>
          <table:table-cell office:value-type="float" office:value="0.000983461416545572" calcext:value-type="float">
            <text:p>0.000983461416545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024390243902" calcext:value-type="float">
            <text:p>139.024390243902</text:p>
          </table:table-cell>
          <table:table-cell office:value-type="float" office:value="1214.25896752637" calcext:value-type="float">
            <text:p>1214.25896752637</text:p>
          </table:table-cell>
          <table:table-cell office:value-type="string" calcext:value-type="string">
            <text:p>HEXIM2;CCNT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yclin-Dependent Protein Serine/Threonine Kinase Regulator Activity (GO:0016538)</text:p>
          </table:table-cell>
          <table:table-cell office:value-type="string" calcext:value-type="string">
            <text:p>2/46</text:p>
          </table:table-cell>
          <table:table-cell office:value-type="float" office:value="0.000184399015602295" calcext:value-type="float">
            <text:p>0.000184399015602295</text:p>
          </table:table-cell>
          <table:table-cell office:value-type="float" office:value="0.000983461416545572" calcext:value-type="float">
            <text:p>0.000983461416545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525974025974" calcext:value-type="float">
            <text:p>129.525974025974</text:p>
          </table:table-cell>
          <table:table-cell office:value-type="float" office:value="1113.7172470763" calcext:value-type="float">
            <text:p>1113.7172470763</text:p>
          </table:table-cell>
          <table:table-cell office:value-type="string" calcext:value-type="string">
            <text:p>HEXIM2;CCNT2</text:p>
          </table:table-cell>
        </table:table-row>
      </table:table>
      <table:table table:name="Cluster4_KEGG" table:style-name="ta1">
        <table:table-column table:style-name="co12" table:default-cell-style-name="Default"/>
        <table:table-column table:style-name="co38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39" table:default-cell-style-name="Default"/>
        <table:table-row table:style-name="ro1">
          <table:table-cell table:number-columns-repeated="10"/>
        </table:table-row>
      </table:table>
      <table:table table:name="Cluster5_GO" table:style-name="ta1">
        <table:table-column table:style-name="co1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tress-Activated Protein Kinase Signaling Cascade (GO:0031098)</text:p>
          </table:table-cell>
          <table:table-cell table:style-name="ce1" office:value-type="string" calcext:value-type="string">
            <text:p>4/20</text:p>
          </table:table-cell>
          <table:table-cell office:value-type="float" office:value="0.000000000357929589869193" calcext:value-type="float">
            <text:p>3.57929589869193E-10</text:p>
          </table:table-cell>
          <table:table-cell office:value-type="float" office:value="0.000000109526454499973" calcext:value-type="float">
            <text:p>1.0952645449997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.125" calcext:value-type="float">
            <text:p>624.125</text:p>
          </table:table-cell>
          <table:table-cell office:value-type="float" office:value="13575.1461665368" calcext:value-type="float">
            <text:p>13575.1461665368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tress-Activated MAPK Cascade (GO:0051403)</text:p>
          </table:table-cell>
          <table:table-cell office:value-type="string" calcext:value-type="string">
            <text:p>4/42</text:p>
          </table:table-cell>
          <table:table-cell office:value-type="float" office:value="0.0000000082113696659269" calcext:value-type="float">
            <text:p>8.2113696659269E-09</text:p>
          </table:table-cell>
          <table:table-cell office:value-type="float" office:value="0.00000125633955888682" calcext:value-type="float">
            <text:p>1.2563395588868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5" calcext:value-type="float">
            <text:p>262.5</text:p>
          </table:table-cell>
          <table:table-cell office:value-type="float" office:value="4887.15835083429" calcext:value-type="float">
            <text:p>4887.15835083429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sponse To Cadmium Ion (GO:0046686)</text:p>
          </table:table-cell>
          <table:table-cell table:style-name="ce1" office:value-type="string" calcext:value-type="string">
            <text:p>3/21</text:p>
          </table:table-cell>
          <table:table-cell office:value-type="float" office:value="0.000000218128459121917" calcext:value-type="float">
            <text:p>2.18128459121917E-07</text:p>
          </table:table-cell>
          <table:table-cell office:value-type="float" office:value="0.0000159303809880612" calcext:value-type="float">
            <text:p>1.593038098806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.814814814815" calcext:value-type="float">
            <text:p>369.814814814815</text:p>
          </table:table-cell>
          <table:table-cell office:value-type="float" office:value="5672.28681968458" calcext:value-type="float">
            <text:p>5672.28681968458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Cadmium Ion (GO:0071276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00252485048087974" calcext:value-type="float">
            <text:p>2.52485048087974E-07</text:p>
          </table:table-cell>
          <table:table-cell office:value-type="float" office:value="0.0000159303809880612" calcext:value-type="float">
            <text:p>1.593038098806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.333333333333" calcext:value-type="float">
            <text:p>350.333333333333</text:p>
          </table:table-cell>
          <table:table-cell office:value-type="float" office:value="5322.23380318561" calcext:value-type="float">
            <text:p>5322.23380318561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APK Cascade (GO:0000165)</text:p>
          </table:table-cell>
          <table:table-cell office:value-type="string" calcext:value-type="string">
            <text:p>4/98</text:p>
          </table:table-cell>
          <table:table-cell office:value-type="float" office:value="0.000000260300342942176" calcext:value-type="float">
            <text:p>2.60300342942176E-07</text:p>
          </table:table-cell>
          <table:table-cell office:value-type="float" office:value="0.0000159303809880612" calcext:value-type="float">
            <text:p>1.593038098806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81914893617" calcext:value-type="float">
            <text:p>105.81914893617</text:p>
          </table:table-cell>
          <table:table-cell office:value-type="float" office:value="1604.36958829883" calcext:value-type="float">
            <text:p>1604.36958829883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sponse To Amino Acid Starvation (GO:1990928)</text:p>
          </table:table-cell>
          <table:table-cell office:value-type="string" calcext:value-type="string">
            <text:p>3/41</text:p>
          </table:table-cell>
          <table:table-cell office:value-type="float" office:value="0.00000173658595067705" calcext:value-type="float">
            <text:p>1.73658595067705E-06</text:p>
          </table:table-cell>
          <table:table-cell office:value-type="float" office:value="0.0000817255845967761" calcext:value-type="float">
            <text:p>8.1725584596776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321.12815715978" calcext:value-type="float">
            <text:p>2321.12815715978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Amino Acid Starvation (GO:0034198)</text:p>
          </table:table-cell>
          <table:table-cell office:value-type="string" calcext:value-type="string">
            <text:p>3/42</text:p>
          </table:table-cell>
          <table:table-cell office:value-type="float" office:value="0.00000186953951691972" calcext:value-type="float">
            <text:p>1.86953951691972E-06</text:p>
          </table:table-cell>
          <table:table-cell office:value-type="float" office:value="0.0000817255845967761" calcext:value-type="float">
            <text:p>8.1725584596776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504273504274" calcext:value-type="float">
            <text:p>170.504273504274</text:p>
          </table:table-cell>
          <table:table-cell office:value-type="float" office:value="2248.92040480775" calcext:value-type="float">
            <text:p>2248.92040480775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Oxygen-Containing Compound (GO:1901701)</text:p>
          </table:table-cell>
          <table:table-cell office:value-type="string" calcext:value-type="string">
            <text:p>5/406</text:p>
          </table:table-cell>
          <table:table-cell office:value-type="float" office:value="0.00000236855324777414" calcext:value-type="float">
            <text:p>2.36855324777414E-06</text:p>
          </table:table-cell>
          <table:table-cell office:value-type="float" office:value="0.0000905971617273608" calcext:value-type="float">
            <text:p>9.0597161727360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895618097613" calcext:value-type="float">
            <text:p>34.8895618097613</text:p>
          </table:table-cell>
          <table:table-cell office:value-type="float" office:value="451.932561746554" calcext:value-type="float">
            <text:p>451.932561746554</text:p>
          </table:table-cell>
          <table:table-cell office:value-type="string" calcext:value-type="string">
            <text:p>MAPK8;MAPK1;ESR1;ACTB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sponse To Reactive Oxygen Species (GO:0000302)</text:p>
          </table:table-cell>
          <table:table-cell office:value-type="string" calcext:value-type="string">
            <text:p>3/66</text:p>
          </table:table-cell>
          <table:table-cell office:value-type="float" office:value="0.0000073920318600077" calcext:value-type="float">
            <text:p>7.3920318600077E-06</text:p>
          </table:table-cell>
          <table:table-cell office:value-type="float" office:value="0.000226196174916236" calcext:value-type="float">
            <text:p>0.000226196174916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42328042328" calcext:value-type="float">
            <text:p>105.42328042328</text:p>
          </table:table-cell>
          <table:table-cell office:value-type="float" office:value="1245.58743480342" calcext:value-type="float">
            <text:p>1245.58743480342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Reactive Oxygen Species (GO:0034614)</text:p>
          </table:table-cell>
          <table:table-cell office:value-type="string" calcext:value-type="string">
            <text:p>3/73</text:p>
          </table:table-cell>
          <table:table-cell office:value-type="float" office:value="0.000010023380054621" calcext:value-type="float">
            <text:p>1.0023380054621E-05</text:p>
          </table:table-cell>
          <table:table-cell office:value-type="float" office:value="0.000278832208792184" calcext:value-type="float">
            <text:p>0.00027883220879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847619047619" calcext:value-type="float">
            <text:p>94.847619047619</text:p>
          </table:table-cell>
          <table:table-cell office:value-type="float" office:value="1091.75207320171" calcext:value-type="float">
            <text:p>1091.75207320171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Oxidative Stress (GO:0034599)</text:p>
          </table:table-cell>
          <table:table-cell office:value-type="string" calcext:value-type="string">
            <text:p>3/117</text:p>
          </table:table-cell>
          <table:table-cell office:value-type="float" office:value="0.0000413035003609968" calcext:value-type="float">
            <text:p>4.13035003609968E-05</text:p>
          </table:table-cell>
          <table:table-cell office:value-type="float" office:value="0.000631943555523251" calcext:value-type="float">
            <text:p>0.000631943555523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111111111111" calcext:value-type="float">
            <text:p>58.1111111111111</text:p>
          </table:table-cell>
          <table:table-cell office:value-type="float" office:value="586.606289956173" calcext:value-type="float">
            <text:p>586.606289956173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acromolecule Metabolic Process (GO:0010604)</text:p>
          </table:table-cell>
          <table:table-cell office:value-type="string" calcext:value-type="string">
            <text:p>4/364</text:p>
          </table:table-cell>
          <table:table-cell office:value-type="float" office:value="0.0000475899323328214" calcext:value-type="float">
            <text:p>4.75899323328214E-05</text:p>
          </table:table-cell>
          <table:table-cell office:value-type="float" office:value="0.000656955885067869" calcext:value-type="float">
            <text:p>0.00065695588506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611111111111" calcext:value-type="float">
            <text:p>27.2611111111111</text:p>
          </table:table-cell>
          <table:table-cell office:value-type="float" office:value="271.326821757521" calcext:value-type="float">
            <text:p>271.326821757521</text:p>
          </table:table-cell>
          <table:table-cell office:value-type="string" calcext:value-type="string">
            <text:p>MAPK11;MAPK8;SMAD3;F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Starvation (GO:0009267)</text:p>
          </table:table-cell>
          <table:table-cell office:value-type="string" calcext:value-type="string">
            <text:p>3/126</text:p>
          </table:table-cell>
          <table:table-cell office:value-type="float" office:value="0.000051525951770029" calcext:value-type="float">
            <text:p>5.1525951770029E-05</text:p>
          </table:table-cell>
          <table:table-cell office:value-type="float" office:value="0.000656955885067869" calcext:value-type="float">
            <text:p>0.00065695588506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346883468835" calcext:value-type="float">
            <text:p>53.8346883468835</text:p>
          </table:table-cell>
          <table:table-cell office:value-type="float" office:value="531.532755603158" calcext:value-type="float">
            <text:p>531.532755603158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Metal Ion (GO:0071248)</text:p>
          </table:table-cell>
          <table:table-cell office:value-type="string" calcext:value-type="string">
            <text:p>3/135</text:p>
          </table:table-cell>
          <table:table-cell office:value-type="float" office:value="0.0000632837656917218" calcext:value-type="float">
            <text:p>6.32837656917218E-05</text:p>
          </table:table-cell>
          <table:table-cell office:value-type="float" office:value="0.00069160115363096" calcext:value-type="float">
            <text:p>0.00069160115363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1414141414141" calcext:value-type="float">
            <text:p>50.1414141414141</text:p>
          </table:table-cell>
          <table:table-cell office:value-type="float" office:value="484.761261587478" calcext:value-type="float">
            <text:p>484.761261587478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Gene Expression (GO:0010628)</text:p>
          </table:table-cell>
          <table:table-cell office:value-type="string" calcext:value-type="string">
            <text:p>4/480</text:p>
          </table:table-cell>
          <table:table-cell office:value-type="float" office:value="0.000139155770031599" calcext:value-type="float">
            <text:p>0.000139155770031599</text:p>
          </table:table-cell>
          <table:table-cell office:value-type="float" office:value="0.0013599586679144" calcext:value-type="float">
            <text:p>0.0013599586679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957983193277" calcext:value-type="float">
            <text:p>20.4957983193277</text:p>
          </table:table-cell>
          <table:table-cell office:value-type="float" office:value="182.000979819945" calcext:value-type="float">
            <text:p>182.000979819945</text:p>
          </table:table-cell>
          <table:table-cell office:value-type="string" calcext:value-type="string">
            <text:p>MAPK11;MAPK8;SMAD3;F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MAPK Cascade (GO:0043408)</text:p>
          </table:table-cell>
          <table:table-cell office:value-type="string" calcext:value-type="string">
            <text:p>3/204</text:p>
          </table:table-cell>
          <table:table-cell office:value-type="float" office:value="0.000214950446356319" calcext:value-type="float">
            <text:p>0.000214950446356319</text:p>
          </table:table-cell>
          <table:table-cell office:value-type="float" office:value="0.0018270787940287" calcext:value-type="float">
            <text:p>0.001827078794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142620232172" calcext:value-type="float">
            <text:p>32.8142620232172</text:p>
          </table:table-cell>
          <table:table-cell office:value-type="float" office:value="277.119823917269" calcext:value-type="float">
            <text:p>277.119823917269</text:p>
          </table:table-cell>
          <table:table-cell office:value-type="string" calcext:value-type="string">
            <text:p>FN1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Gene Expression (GO:0010468)</text:p>
          </table:table-cell>
          <table:table-cell office:value-type="string" calcext:value-type="string">
            <text:p>5/1127</text:p>
          </table:table-cell>
          <table:table-cell office:value-type="float" office:value="0.000319571231296702" calcext:value-type="float">
            <text:p>0.000319571231296702</text:p>
          </table:table-cell>
          <table:table-cell office:value-type="float" office:value="0.0024637278281431" calcext:value-type="float">
            <text:p>0.0024637278281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104405398523" calcext:value-type="float">
            <text:p>12.0104405398523</text:p>
          </table:table-cell>
          <table:table-cell office:value-type="float" office:value="96.6663953560848" calcext:value-type="float">
            <text:p>96.6663953560848</text:p>
          </table:table-cell>
          <table:table-cell office:value-type="string" calcext:value-type="string">
            <text:p>MAPK11;MAPK8;SMAD3;FN1;ESR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 Differentiation (GO:0045597)</text:p>
          </table:table-cell>
          <table:table-cell office:value-type="string" calcext:value-type="string">
            <text:p>3/283</text:p>
          </table:table-cell>
          <table:table-cell office:value-type="float" office:value="0.00056101569749136" calcext:value-type="float">
            <text:p>0.00056101569749136</text:p>
          </table:table-cell>
          <table:table-cell office:value-type="float" office:value="0.0035764750715074" calcext:value-type="float">
            <text:p>0.0035764750715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619047619048" calcext:value-type="float">
            <text:p>23.4619047619048</text:p>
          </table:table-cell>
          <table:table-cell office:value-type="float" office:value="175.630227408576" calcext:value-type="float">
            <text:p>175.630227408576</text:p>
          </table:table-cell>
          <table:table-cell office:value-type="string" calcext:value-type="string">
            <text:p>MAPK11;SMAD3;ACT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Modification Process (GO:0036211)</text:p>
          </table:table-cell>
          <table:table-cell office:value-type="string" calcext:value-type="string">
            <text:p>4/711</text:p>
          </table:table-cell>
          <table:table-cell office:value-type="float" office:value="0.000623935806272647" calcext:value-type="float">
            <text:p>0.000623935806272647</text:p>
          </table:table-cell>
          <table:table-cell office:value-type="float" office:value="0.0038964154432536" calcext:value-type="float">
            <text:p>0.003896415443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357850070721" calcext:value-type="float">
            <text:p>13.6357850070721</text:p>
          </table:table-cell>
          <table:table-cell office:value-type="float" office:value="100.624771882647" calcext:value-type="float">
            <text:p>100.624771882647</text:p>
          </table:table-cell>
          <table:table-cell office:value-type="string" calcext:value-type="string">
            <text:p>MAPK8;FN1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hosphorylation (GO:0016310)</text:p>
          </table:table-cell>
          <table:table-cell office:value-type="string" calcext:value-type="string">
            <text:p>3/429</text:p>
          </table:table-cell>
          <table:table-cell office:value-type="float" office:value="0.0018665117798419" calcext:value-type="float">
            <text:p>0.0018665117798419</text:p>
          </table:table-cell>
          <table:table-cell office:value-type="float" office:value="0.0102421357466858" calcext:value-type="float">
            <text:p>0.010242135746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067292644757" calcext:value-type="float">
            <text:p>15.3067292644757</text:p>
          </table:table-cell>
          <table:table-cell office:value-type="float" office:value="96.1826489822482" calcext:value-type="float">
            <text:p>96.1826489822482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Phosphorylation (GO:0006468)</text:p>
          </table:table-cell>
          <table:table-cell office:value-type="string" calcext:value-type="string">
            <text:p>3/500</text:p>
          </table:table-cell>
          <table:table-cell office:value-type="float" office:value="0.0028874338160908" calcext:value-type="float">
            <text:p>0.0028874338160908</text:p>
          </table:table-cell>
          <table:table-cell office:value-type="float" office:value="0.0147259124620632" calcext:value-type="float">
            <text:p>0.014725912462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724346076459" calcext:value-type="float">
            <text:p>13.0724346076459</text:p>
          </table:table-cell>
          <table:table-cell office:value-type="float" office:value="76.4395858071035" calcext:value-type="float">
            <text:p>76.4395858071035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Transcription By RNA Polymerase II (GO:0006357)</text:p>
          </table:table-cell>
          <table:table-cell office:value-type="string" calcext:value-type="string">
            <text:p>5/2028</text:p>
          </table:table-cell>
          <table:table-cell office:value-type="float" office:value="0.0045861952898902" calcext:value-type="float">
            <text:p>0.0045861952898902</text:p>
          </table:table-cell>
          <table:table-cell office:value-type="float" office:value="0.0190383785270697" calcext:value-type="float">
            <text:p>0.019038378527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4312548548831" calcext:value-type="float">
            <text:p>6.34312548548831</text:p>
          </table:table-cell>
          <table:table-cell office:value-type="float" office:value="34.1558564188836" calcext:value-type="float">
            <text:p>34.1558564188836</text:p>
          </table:table-cell>
          <table:table-cell office:value-type="string" calcext:value-type="string">
            <text:p>SMAD3;FOXO6;ESR1;ACTB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ular Process (GO:0048522)</text:p>
          </table:table-cell>
          <table:table-cell office:value-type="string" calcext:value-type="string">
            <text:p>3/594</text:p>
          </table:table-cell>
          <table:table-cell office:value-type="float" office:value="0.0046931979152605" calcext:value-type="float">
            <text:p>0.0046931979152605</text:p>
          </table:table-cell>
          <table:table-cell office:value-type="float" office:value="0.0190383785270697" calcext:value-type="float">
            <text:p>0.019038378527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402143260011" calcext:value-type="float">
            <text:p>10.9402143260011</text:p>
          </table:table-cell>
          <table:table-cell office:value-type="float" office:value="58.6575024516638" calcext:value-type="float">
            <text:p>58.6575024516638</text:p>
          </table:table-cell>
          <table:table-cell office:value-type="string" calcext:value-type="string">
            <text:p>MAPK8;FN1;ACT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NA-templated Transcription (GO:0045893)</text:p>
          </table:table-cell>
          <table:table-cell office:value-type="string" calcext:value-type="string">
            <text:p>4/1243</text:p>
          </table:table-cell>
          <table:table-cell office:value-type="float" office:value="0.0049106512617939" calcext:value-type="float">
            <text:p>0.0049106512617939</text:p>
          </table:table-cell>
          <table:table-cell office:value-type="float" office:value="0.0192648626424226" calcext:value-type="float">
            <text:p>0.0192648626424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6618240516546" calcext:value-type="float">
            <text:p>7.56618240516546</text:p>
          </table:table-cell>
          <table:table-cell office:value-type="float" office:value="40.2244640397803" calcext:value-type="float">
            <text:p>40.2244640397803</text:p>
          </table:table-cell>
          <table:table-cell office:value-type="string" calcext:value-type="string">
            <text:p>SMAD3;ESR1;ACTB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ell Population Proliferation (GO:0042127)</text:p>
          </table:table-cell>
          <table:table-cell office:value-type="string" calcext:value-type="string">
            <text:p>3/766</text:p>
          </table:table-cell>
          <table:table-cell office:value-type="float" office:value="0.0095014896118083" calcext:value-type="float">
            <text:p>0.0095014896118083</text:p>
          </table:table-cell>
          <table:table-cell office:value-type="float" office:value="0.0284027120768972" calcext:value-type="float">
            <text:p>0.028402712076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9886413280909" calcext:value-type="float">
            <text:p>8.39886413280909</text:p>
          </table:table-cell>
          <table:table-cell office:value-type="float" office:value="39.1076872619658" calcext:value-type="float">
            <text:p>39.1076872619658</text:p>
          </table:table-cell>
          <table:table-cell office:value-type="string" calcext:value-type="string">
            <text:p>SMAD3;FN1;ACT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Transcription By RNA Polymerase II (GO:0045944)</text:p>
          </table:table-cell>
          <table:table-cell office:value-type="string" calcext:value-type="string">
            <text:p>3/938</text:p>
          </table:table-cell>
          <table:table-cell office:value-type="float" office:value="0.0164612592954497" calcext:value-type="float">
            <text:p>0.0164612592954497</text:p>
          </table:table-cell>
          <table:table-cell office:value-type="float" office:value="0.0364482180077655" calcext:value-type="float">
            <text:p>0.036448218007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9251336898396" calcext:value-type="float">
            <text:p>6.79251336898396</text:p>
          </table:table-cell>
          <table:table-cell office:value-type="float" office:value="27.895124256886" calcext:value-type="float">
            <text:p>27.895124256886</text:p>
          </table:table-cell>
          <table:table-cell office:value-type="string" calcext:value-type="string">
            <text:p>SMAD3;ESR1;MAPK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NA-templated Transcription (GO:0006355)</text:p>
          </table:table-cell>
          <table:table-cell office:value-type="string" calcext:value-type="string">
            <text:p>4/1922</text:p>
          </table:table-cell>
          <table:table-cell office:value-type="float" office:value="0.0224108206312266" calcext:value-type="float">
            <text:p>0.0224108206312266</text:p>
          </table:table-cell>
          <table:table-cell office:value-type="float" office:value="0.0403870313225116" calcext:value-type="float">
            <text:p>0.0403870313225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063607924922" calcext:value-type="float">
            <text:p>4.71063607924922</text:p>
          </table:table-cell>
          <table:table-cell office:value-type="float" office:value="17.8919915296321" calcext:value-type="float">
            <text:p>17.8919915296321</text:p>
          </table:table-cell>
          <table:table-cell office:value-type="string" calcext:value-type="string">
            <text:p>SMAD3;FOXO6;ESR1;ACTB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MAP Kinase Activity (GO:0004707)</text:p>
          </table:table-cell>
          <table:table-cell table:style-name="ce1" office:value-type="string" calcext:value-type="string">
            <text:p>4/11</text:p>
          </table:table-cell>
          <table:table-cell office:value-type="float" office:value="0.0000000000244480230882392" calcext:value-type="float">
            <text:p>2.44480230882392E-11</text:p>
          </table:table-cell>
          <table:table-cell office:value-type="float" office:value="0.0000000012468491775002" calcext:value-type="float">
            <text:p>1.2468491775002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7.21428571429" calcext:value-type="float">
            <text:p>1427.21428571429</text:p>
          </table:table-cell>
          <table:table-cell office:value-type="float" office:value="34873.2271577039" calcext:value-type="float">
            <text:p>34873.2271577039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hosphatase Binding (GO:0019902)</text:p>
          </table:table-cell>
          <table:table-cell office:value-type="string" calcext:value-type="string">
            <text:p>4/112</text:p>
          </table:table-cell>
          <table:table-cell office:value-type="float" office:value="0.000000445547164445089" calcext:value-type="float">
            <text:p>4.45547164445089E-07</text:p>
          </table:table-cell>
          <table:table-cell office:value-type="float" office:value="0.0000113614526933498" calcext:value-type="float">
            <text:p>1.1361452693349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037037037037" calcext:value-type="float">
            <text:p>92.037037037037</text:p>
          </table:table-cell>
          <table:table-cell office:value-type="float" office:value="1345.94619914011" calcext:value-type="float">
            <text:p>1345.94619914011</text:p>
          </table:table-cell>
          <table:table-cell office:value-type="string" calcext:value-type="string">
            <text:p>MAPK8;SMAD3;MAPK1;MAPK3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rotein Serine/Threonine Kinase Activity (GO:0004674)</text:p>
          </table:table-cell>
          <table:table-cell office:value-type="string" calcext:value-type="string">
            <text:p>4/342</text:p>
          </table:table-cell>
          <table:table-cell office:value-type="float" office:value="0.0000373111039501377" calcext:value-type="float">
            <text:p>3.73111039501377E-05</text:p>
          </table:table-cell>
          <table:table-cell office:value-type="float" office:value="0.000634288767152342" calcext:value-type="float">
            <text:p>0.00063428876715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80473372781" calcext:value-type="float">
            <text:p>29.0680473372781</text:p>
          </table:table-cell>
          <table:table-cell office:value-type="float" office:value="296.384193487808" calcext:value-type="float">
            <text:p>296.384193487808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rotein Kinase Binding (GO:0019901)</text:p>
          </table:table-cell>
          <table:table-cell office:value-type="string" calcext:value-type="string">
            <text:p>4/511</text:p>
          </table:table-cell>
          <table:table-cell office:value-type="float" office:value="0.000177085113235904" calcext:value-type="float">
            <text:p>0.000177085113235904</text:p>
          </table:table-cell>
          <table:table-cell office:value-type="float" office:value="0.0018683137066621" calcext:value-type="float">
            <text:p>0.001868313706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120315581854" calcext:value-type="float">
            <text:p>19.2120315581854</text:p>
          </table:table-cell>
          <table:table-cell office:value-type="float" office:value="165.970436632693" calcext:value-type="float">
            <text:p>165.970436632693</text:p>
          </table:table-cell>
          <table:table-cell office:value-type="string" calcext:value-type="string">
            <text:p>MAPK8;SMAD3;ESR1;ACTB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Transcription Coactivator Binding (GO:0001223)</text:p>
          </table:table-cell>
          <table:table-cell office:value-type="string" calcext:value-type="string">
            <text:p>2/34</text:p>
          </table:table-cell>
          <table:table-cell office:value-type="float" office:value="0.000183168010457077" calcext:value-type="float">
            <text:p>0.000183168010457077</text:p>
          </table:table-cell>
          <table:table-cell office:value-type="float" office:value="0.0018683137066621" calcext:value-type="float">
            <text:p>0.001868313706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725" calcext:value-type="float">
            <text:p>124.725</text:p>
          </table:table-cell>
          <table:table-cell office:value-type="float" office:value="1073.27193769503" calcext:value-type="float">
            <text:p>1073.27193769503</text:p>
          </table:table-cell>
          <table:table-cell office:value-type="string" calcext:value-type="string">
            <text:p>SMAD3;ESR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Transcription Coregulator Binding (GO:0001221)</text:p>
          </table:table-cell>
          <table:table-cell office:value-type="string" calcext:value-type="string">
            <text:p>2/99</text:p>
          </table:table-cell>
          <table:table-cell office:value-type="float" office:value="0.0015499404872296" calcext:value-type="float">
            <text:p>0.0015499404872296</text:p>
          </table:table-cell>
          <table:table-cell office:value-type="float" office:value="0.0115190428881215" calcext:value-type="float">
            <text:p>0.0115190428881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123711340206" calcext:value-type="float">
            <text:p>41.0123711340206</text:p>
          </table:table-cell>
          <table:table-cell office:value-type="float" office:value="265.331124039931" calcext:value-type="float">
            <text:p>265.331124039931</text:p>
          </table:table-cell>
          <table:table-cell office:value-type="string" calcext:value-type="string">
            <text:p>SMAD3;ESR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ytokine Receptor Binding (GO:0005126)</text:p>
          </table:table-cell>
          <table:table-cell office:value-type="string" calcext:value-type="string">
            <text:p>2/100</text:p>
          </table:table-cell>
          <table:table-cell office:value-type="float" office:value="0.0015810451022911" calcext:value-type="float">
            <text:p>0.0015810451022911</text:p>
          </table:table-cell>
          <table:table-cell office:value-type="float" office:value="0.0115190428881215" calcext:value-type="float">
            <text:p>0.0115190428881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918367346939" calcext:value-type="float">
            <text:p>40.5918367346939</text:p>
          </table:table-cell>
          <table:table-cell office:value-type="float" office:value="261.803918893847" calcext:value-type="float">
            <text:p>261.803918893847</text:p>
          </table:table-cell>
          <table:table-cell office:value-type="string" calcext:value-type="string">
            <text:p>SMAD3;PXDN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uclear Receptor Binding (GO:0016922)</text:p>
          </table:table-cell>
          <table:table-cell office:value-type="string" calcext:value-type="string">
            <text:p>2/115</text:p>
          </table:table-cell>
          <table:table-cell office:value-type="float" office:value="0.0020832502652363" calcext:value-type="float">
            <text:p>0.0020832502652363</text:p>
          </table:table-cell>
          <table:table-cell office:value-type="float" office:value="0.0129088324226336" calcext:value-type="float">
            <text:p>0.0129088324226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769911504425" calcext:value-type="float">
            <text:p>35.1769911504425</text:p>
          </table:table-cell>
          <table:table-cell office:value-type="float" office:value="217.176621770788" calcext:value-type="float">
            <text:p>217.176621770788</text:p>
          </table:table-cell>
          <table:table-cell office:value-type="string" calcext:value-type="string">
            <text:p>SMAD3;ESR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Kinase Binding (GO:0019900)</text:p>
          </table:table-cell>
          <table:table-cell office:value-type="string" calcext:value-type="string">
            <text:p>3/460</text:p>
          </table:table-cell>
          <table:table-cell office:value-type="float" office:value="0.0022780292510529" calcext:value-type="float">
            <text:p>0.0022780292510529</text:p>
          </table:table-cell>
          <table:table-cell office:value-type="float" office:value="0.0129088324226336" calcext:value-type="float">
            <text:p>0.0129088324226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58059810357" calcext:value-type="float">
            <text:p>14.2458059810357</text:p>
          </table:table-cell>
          <table:table-cell office:value-type="float" office:value="86.6778168945468" calcext:value-type="float">
            <text:p>86.6778168945468</text:p>
          </table:table-cell>
          <table:table-cell office:value-type="string" calcext:value-type="string">
            <text:p>SMAD3;ESR1;ACTB</text:p>
          </table:table-cell>
        </table:table-row>
      </table:table>
      <table:table table:name="Cluster5_KEGG" table:style-name="ta1">
        <table:table-column table:style-name="co12" table:default-cell-style-name="Default"/>
        <table:table-column table:style-name="co38" table:default-cell-style-name="Default"/>
        <table:table-column table:style-name="co14" table:default-cell-style-name="Default"/>
        <table:table-column table:style-name="co4" table:default-cell-style-name="Default"/>
        <table:table-column table:style-name="co4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GE-RAGE signaling pathway in diabetic complications</text:p>
          </table:table-cell>
          <table:table-cell office:value-type="string" calcext:value-type="string">
            <text:p>6/101</text:p>
          </table:table-cell>
          <table:table-cell office:value-type="float" office:value="0.0000000000128611526244025" calcext:value-type="float">
            <text:p>1.28611526244025E-11</text:p>
          </table:table-cell>
          <table:table-cell office:value-type="float" office:value="0.00000000171053329904553" calcext:value-type="float">
            <text:p>1.7105332990455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4" calcext:value-type="float">
            <text:p>209.4</text:p>
          </table:table-cell>
          <table:table-cell office:value-type="float" office:value="5251.08396635906" calcext:value-type="float">
            <text:p>5251.08396635906</text:p>
          </table:table-cell>
          <table:table-cell office:value-type="string" calcext:value-type="string">
            <text:p>MAPK11;MAPK8;SMAD3;FN1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FoxO signaling pathway</text:p>
          </table:table-cell>
          <table:table-cell office:value-type="string" calcext:value-type="string">
            <text:p>6/132</text:p>
          </table:table-cell>
          <table:table-cell office:value-type="float" office:value="0.0000000000659150382693962" calcext:value-type="float">
            <text:p>6.59150382693962E-11</text:p>
          </table:table-cell>
          <table:table-cell office:value-type="float" office:value="0.00000000438335004491485" calcext:value-type="float">
            <text:p>4.3833500449148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634920634921" calcext:value-type="float">
            <text:p>157.634920634921</text:p>
          </table:table-cell>
          <table:table-cell office:value-type="float" office:value="3695.3809819154" calcext:value-type="float">
            <text:p>3695.3809819154</text:p>
          </table:table-cell>
          <table:table-cell office:value-type="string" calcext:value-type="string">
            <text:p>MAPK11;MAPK8;SMAD3;FOXO6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dherens junction</text:p>
          </table:table-cell>
          <table:table-cell office:value-type="string" calcext:value-type="string">
            <text:p>5/72</text:p>
          </table:table-cell>
          <table:table-cell office:value-type="float" office:value="0.000000000407607637959905" calcext:value-type="float">
            <text:p>4.07607637959905E-10</text:p>
          </table:table-cell>
          <table:table-cell office:value-type="float" office:value="0.0000000135529539621668" calcext:value-type="float">
            <text:p>1.3552953962166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.377398720682" calcext:value-type="float">
            <text:p>212.377398720682</text:p>
          </table:table-cell>
          <table:table-cell office:value-type="float" office:value="4591.75143867684" calcext:value-type="float">
            <text:p>4591.75143867684</text:p>
          </table:table-cell>
          <table:table-cell office:value-type="string" calcext:value-type="string">
            <text:p>SMAD3;MAPK1;ACTB;VCL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rolactin signaling pathway</text:p>
          </table:table-cell>
          <table:table-cell office:value-type="string" calcext:value-type="string">
            <text:p>5/72</text:p>
          </table:table-cell>
          <table:table-cell office:value-type="float" office:value="0.000000000407607637959905" calcext:value-type="float">
            <text:p>4.07607637959905E-10</text:p>
          </table:table-cell>
          <table:table-cell office:value-type="float" office:value="0.0000000135529539621668" calcext:value-type="float">
            <text:p>1.3552953962166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.377398720682" calcext:value-type="float">
            <text:p>212.377398720682</text:p>
          </table:table-cell>
          <table:table-cell office:value-type="float" office:value="4591.75143867684" calcext:value-type="float">
            <text:p>4591.75143867684</text:p>
          </table:table-cell>
          <table:table-cell office:value-type="string" calcext:value-type="string">
            <text:p>MAPK11;MAPK8;MAPK1;ESR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Salmonella infection</text:p>
          </table:table-cell>
          <table:table-cell office:value-type="string" calcext:value-type="string">
            <text:p>5/78</text:p>
          </table:table-cell>
          <table:table-cell office:value-type="float" office:value="0.000000000613944062030239" calcext:value-type="float">
            <text:p>6.13944062030239E-10</text:p>
          </table:table-cell>
          <table:table-cell office:value-type="float" office:value="0.0000000163309120500044" calcext:value-type="float">
            <text:p>1.6330912050004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86301369863" calcext:value-type="float">
            <text:p>194.86301369863</text:p>
          </table:table-cell>
          <table:table-cell office:value-type="float" office:value="4133.26224023648" calcext:value-type="float">
            <text:p>4133.26224023648</text:p>
          </table:table-cell>
          <table:table-cell office:value-type="string" calcext:value-type="string">
            <text:p>MAPK11;MAPK8;MAPK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Focal adhesion</text:p>
          </table:table-cell>
          <table:table-cell office:value-type="string" calcext:value-type="string">
            <text:p>6/199</text:p>
          </table:table-cell>
          <table:table-cell office:value-type="float" office:value="0.000000000790971357303468" calcext:value-type="float">
            <text:p>7.90971357303468E-10</text:p>
          </table:table-cell>
          <table:table-cell office:value-type="float" office:value="0.0000000169425961477129" calcext:value-type="float">
            <text:p>1.6942596147712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564766839378" calcext:value-type="float">
            <text:p>102.564766839378</text:p>
          </table:table-cell>
          <table:table-cell office:value-type="float" office:value="2149.52770218887" calcext:value-type="float">
            <text:p>2149.52770218887</text:p>
          </table:table-cell>
          <table:table-cell office:value-type="string" calcext:value-type="string">
            <text:p>MAPK8;FN1;MAPK1;ACTB;VCL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roteoglycans in cancer</text:p>
          </table:table-cell>
          <table:table-cell office:value-type="string" calcext:value-type="string">
            <text:p>6/203</text:p>
          </table:table-cell>
          <table:table-cell office:value-type="float" office:value="0.000000000891715586721733" calcext:value-type="float">
            <text:p>8.91715586721733E-10</text:p>
          </table:table-cell>
          <table:table-cell office:value-type="float" office:value="0.0000000169425961477129" calcext:value-type="float">
            <text:p>1.6942596147712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46192893401" calcext:value-type="float">
            <text:p>100.46192893401</text:p>
          </table:table-cell>
          <table:table-cell office:value-type="float" office:value="2093.41300518572" calcext:value-type="float">
            <text:p>2093.41300518572</text:p>
          </table:table-cell>
          <table:table-cell office:value-type="string" calcext:value-type="string">
            <text:p>MAPK11;FN1;MAPK1;ESR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h17 cell differentiation</text:p>
          </table:table-cell>
          <table:table-cell office:value-type="string" calcext:value-type="string">
            <text:p>5/102</text:p>
          </table:table-cell>
          <table:table-cell office:value-type="float" office:value="0.00000000240536573154406" calcext:value-type="float">
            <text:p>2.40536573154406E-09</text:p>
          </table:table-cell>
          <table:table-cell office:value-type="float" office:value="0.0000000373486285792513" calcext:value-type="float">
            <text:p>3.7348628579251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472754050074" calcext:value-type="float">
            <text:p>146.472754050074</text:p>
          </table:table-cell>
          <table:table-cell office:value-type="float" office:value="2906.8343962461" calcext:value-type="float">
            <text:p>2906.8343962461</text:p>
          </table:table-cell>
          <table:table-cell office:value-type="string" calcext:value-type="string">
            <text:p>MAPK11;MAPK8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hagas disease (American trypanosomiasis)</text:p>
          </table:table-cell>
          <table:table-cell office:value-type="string" calcext:value-type="string">
            <text:p>5/103</text:p>
          </table:table-cell>
          <table:table-cell office:value-type="float" office:value="0.00000000252735080611475" calcext:value-type="float">
            <text:p>2.52735080611475E-09</text:p>
          </table:table-cell>
          <table:table-cell office:value-type="float" office:value="0.0000000373486285792513" calcext:value-type="float">
            <text:p>3.7348628579251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97084548105" calcext:value-type="float">
            <text:p>144.97084548105</text:p>
          </table:table-cell>
          <table:table-cell office:value-type="float" office:value="2869.85651267449" calcext:value-type="float">
            <text:p>2869.85651267449</text:p>
          </table:table-cell>
          <table:table-cell office:value-type="string" calcext:value-type="string">
            <text:p>MAPK11;MAPK8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laxin signaling pathway</text:p>
          </table:table-cell>
          <table:table-cell office:value-type="string" calcext:value-type="string">
            <text:p>5/131</text:p>
          </table:table-cell>
          <table:table-cell office:value-type="float" office:value="0.00000000852191864516939" calcext:value-type="float">
            <text:p>8.52191864516939E-09</text:p>
          </table:table-cell>
          <table:table-cell office:value-type="float" office:value="0.000000113341517980753" calcext:value-type="float">
            <text:p>1.1334151798075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596371882086" calcext:value-type="float">
            <text:p>112.596371882086</text:p>
          </table:table-cell>
          <table:table-cell office:value-type="float" office:value="2092.11088667762" calcext:value-type="float">
            <text:p>2092.11088667762</text:p>
          </table:table-cell>
          <table:table-cell office:value-type="string" calcext:value-type="string">
            <text:p>MAPK11;MAPK8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epatitis B</text:p>
          </table:table-cell>
          <table:table-cell office:value-type="string" calcext:value-type="string">
            <text:p>5/163</text:p>
          </table:table-cell>
          <table:table-cell office:value-type="float" office:value="0.0000000255680848307278" calcext:value-type="float">
            <text:p>2.55680848307278E-08</text:p>
          </table:table-cell>
          <table:table-cell office:value-type="float" office:value="0.000000309141389316982" calcext:value-type="float">
            <text:p>3.0914138931698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473779385172" calcext:value-type="float">
            <text:p>89.6473779385172</text:p>
          </table:table-cell>
          <table:table-cell office:value-type="float" office:value="1567.20837445294" calcext:value-type="float">
            <text:p>1567.20837445294</text:p>
          </table:table-cell>
          <table:table-cell office:value-type="string" calcext:value-type="string">
            <text:p>MAPK11;MAPK8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Influenza A</text:p>
          </table:table-cell>
          <table:table-cell office:value-type="string" calcext:value-type="string">
            <text:p>5/168</text:p>
          </table:table-cell>
          <table:table-cell office:value-type="float" office:value="0.0000000297493995951239" calcext:value-type="float">
            <text:p>2.97493995951239E-08</text:p>
          </table:table-cell>
          <table:table-cell office:value-type="float" office:value="0.000000329722512179291" calcext:value-type="float">
            <text:p>3.2972251217929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8755477651183" calcext:value-type="float">
            <text:p>86.8755477651183</text:p>
          </table:table-cell>
          <table:table-cell office:value-type="float" office:value="1505.59293506355" calcext:value-type="float">
            <text:p>1505.59293506355</text:p>
          </table:table-cell>
          <table:table-cell office:value-type="string" calcext:value-type="string">
            <text:p>MAPK11;MAPK8;MAPK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Fc epsilon RI signaling pathway</text:p>
          </table:table-cell>
          <table:table-cell office:value-type="string" calcext:value-type="string">
            <text:p>4/68</text:p>
          </table:table-cell>
          <table:table-cell office:value-type="float" office:value="0.000000059250691261669" calcext:value-type="float">
            <text:p>5.9250691261669E-08</text:p>
          </table:table-cell>
          <table:table-cell office:value-type="float" office:value="0.000000606180149061691" calcext:value-type="float">
            <text:p>6.0618014906169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65625" calcext:value-type="float">
            <text:p>155.65625</text:p>
          </table:table-cell>
          <table:table-cell office:value-type="float" office:value="2590.35167722705" calcext:value-type="float">
            <text:p>2590.35167722705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ancreatic cancer</text:p>
          </table:table-cell>
          <table:table-cell office:value-type="string" calcext:value-type="string">
            <text:p>4/75</text:p>
          </table:table-cell>
          <table:table-cell office:value-type="float" office:value="0.0000000882324688441354" calcext:value-type="float">
            <text:p>8.82324688441354E-08</text:p>
          </table:table-cell>
          <table:table-cell office:value-type="float" office:value="0.000000825526395468313" calcext:value-type="float">
            <text:p>8.2552639546831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260563380282" calcext:value-type="float">
            <text:p>140.260563380282</text:p>
          </table:table-cell>
          <table:table-cell office:value-type="float" office:value="2278.29312074825" calcext:value-type="float">
            <text:p>2278.29312074825</text:p>
          </table:table-cell>
          <table:table-cell office:value-type="string" calcext:value-type="string">
            <text:p>MAPK8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ertussis</text:p>
          </table:table-cell>
          <table:table-cell office:value-type="string" calcext:value-type="string">
            <text:p>4/76</text:p>
          </table:table-cell>
          <table:table-cell office:value-type="float" office:value="0.000000093104480691915" calcext:value-type="float">
            <text:p>9.3104480691915E-08</text:p>
          </table:table-cell>
          <table:table-cell office:value-type="float" office:value="0.000000825526395468313" calcext:value-type="float">
            <text:p>8.2552639546831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305555555556" calcext:value-type="float">
            <text:p>138.305555555556</text:p>
          </table:table-cell>
          <table:table-cell office:value-type="float" office:value="2239.10381156656" calcext:value-type="float">
            <text:p>2239.10381156656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gulation of actin cytoskeleton</text:p>
          </table:table-cell>
          <table:table-cell office:value-type="string" calcext:value-type="string">
            <text:p>5/217</text:p>
          </table:table-cell>
          <table:table-cell office:value-type="float" office:value="0.000000106886084772489" calcext:value-type="float">
            <text:p>1.06886084772489E-07</text:p>
          </table:table-cell>
          <table:table-cell office:value-type="float" office:value="0.000000888490579671314" calcext:value-type="float">
            <text:p>8.8849057967131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307277628032" calcext:value-type="float">
            <text:p>66.6307277628032</text:p>
          </table:table-cell>
          <table:table-cell office:value-type="float" office:value="1069.5232731322" calcext:value-type="float">
            <text:p>1069.5232731322</text:p>
          </table:table-cell>
          <table:table-cell office:value-type="string" calcext:value-type="string">
            <text:p>FN1;MAPK1;ACTB;VCL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h1 and Th2 cell differentiation</text:p>
          </table:table-cell>
          <table:table-cell office:value-type="string" calcext:value-type="string">
            <text:p>4/87</text:p>
          </table:table-cell>
          <table:table-cell office:value-type="float" office:value="0.000000160963736033569" calcext:value-type="float">
            <text:p>1.60963736033569E-07</text:p>
          </table:table-cell>
          <table:table-cell office:value-type="float" office:value="0.00000122248851568515" calcext:value-type="float">
            <text:p>1.22248851568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909638554217" calcext:value-type="float">
            <text:p>119.909638554217</text:p>
          </table:table-cell>
          <table:table-cell office:value-type="float" office:value="1875.6369671504" calcext:value-type="float">
            <text:p>1875.6369671504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4/88</text:p>
          </table:table-cell>
          <table:table-cell office:value-type="float" office:value="0.000000168574692159229" calcext:value-type="float">
            <text:p>1.68574692159229E-07</text:p>
          </table:table-cell>
          <table:table-cell office:value-type="float" office:value="0.00000122248851568515" calcext:value-type="float">
            <text:p>1.22248851568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47619047619" calcext:value-type="float">
            <text:p>118.47619047619</text:p>
          </table:table-cell>
          <table:table-cell office:value-type="float" office:value="1847.74126801216" calcext:value-type="float">
            <text:p>1847.74126801216</text:p>
          </table:table-cell>
          <table:table-cell office:value-type="string" calcext:value-type="string">
            <text:p>MAPK8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GnRH signaling pathway</text:p>
          </table:table-cell>
          <table:table-cell office:value-type="string" calcext:value-type="string">
            <text:p>4/90</text:p>
          </table:table-cell>
          <table:table-cell office:value-type="float" office:value="0.000000184599015647619" calcext:value-type="float">
            <text:p>1.84599015647619E-07</text:p>
          </table:table-cell>
          <table:table-cell office:value-type="float" office:value="0.00000122248851568515" calcext:value-type="float">
            <text:p>1.22248851568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709302325581" calcext:value-type="float">
            <text:p>115.709302325581</text:p>
          </table:table-cell>
          <table:table-cell office:value-type="float" office:value="1794.08197162715" calcext:value-type="float">
            <text:p>1794.08197162715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rogesterone-mediated oocyte maturation</text:p>
          </table:table-cell>
          <table:table-cell office:value-type="string" calcext:value-type="string">
            <text:p>4/90</text:p>
          </table:table-cell>
          <table:table-cell office:value-type="float" office:value="0.000000184599015647619" calcext:value-type="float">
            <text:p>1.84599015647619E-07</text:p>
          </table:table-cell>
          <table:table-cell office:value-type="float" office:value="0.00000122248851568515" calcext:value-type="float">
            <text:p>1.22248851568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709302325581" calcext:value-type="float">
            <text:p>115.709302325581</text:p>
          </table:table-cell>
          <table:table-cell office:value-type="float" office:value="1794.08197162715" calcext:value-type="float">
            <text:p>1794.08197162715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IL-17 signaling pathway</text:p>
          </table:table-cell>
          <table:table-cell office:value-type="string" calcext:value-type="string">
            <text:p>4/91</text:p>
          </table:table-cell>
          <table:table-cell office:value-type="float" office:value="0.000000193024502476603" calcext:value-type="float">
            <text:p>1.93024502476603E-07</text:p>
          </table:table-cell>
          <table:table-cell office:value-type="float" office:value="0.00000122248851568515" calcext:value-type="float">
            <text:p>1.22248851568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373563218391" calcext:value-type="float">
            <text:p>114.373563218391</text:p>
          </table:table-cell>
          <table:table-cell office:value-type="float" office:value="1768.26660680415" calcext:value-type="float">
            <text:p>1768.26660680415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oll-like receptor signaling pathway</text:p>
          </table:table-cell>
          <table:table-cell office:value-type="string" calcext:value-type="string">
            <text:p>4/99</text:p>
          </table:table-cell>
          <table:table-cell office:value-type="float" office:value="0.000000271173464559527" calcext:value-type="float">
            <text:p>2.71173464559527E-07</text:p>
          </table:table-cell>
          <table:table-cell office:value-type="float" office:value="0.00000163936685392805" calcext:value-type="float">
            <text:p>1.6393668539280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7" calcext:value-type="float">
            <text:p>104.7</text:p>
          </table:table-cell>
          <table:table-cell office:value-type="float" office:value="1583.11709653317" calcext:value-type="float">
            <text:p>1583.11709653317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athways in cancer</text:p>
          </table:table-cell>
          <table:table-cell office:value-type="string" calcext:value-type="string">
            <text:p>6/535</text:p>
          </table:table-cell>
          <table:table-cell office:value-type="float" office:value="0.000000287055990039934" calcext:value-type="float">
            <text:p>2.87055990039934E-07</text:p>
          </table:table-cell>
          <table:table-cell office:value-type="float" office:value="0.00000165993246414397" calcext:value-type="float">
            <text:p>1.659932464143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44990548204" calcext:value-type="float">
            <text:p>36.7844990548204</text:p>
          </table:table-cell>
          <table:table-cell office:value-type="float" office:value="554.106558888806" calcext:value-type="float">
            <text:p>554.106558888806</text:p>
          </table:table-cell>
          <table:table-cell office:value-type="string" calcext:value-type="string">
            <text:p>MAPK8;SMAD3;FN1;MAPK1;ESR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oxoplasmosis</text:p>
          </table:table-cell>
          <table:table-cell office:value-type="string" calcext:value-type="string">
            <text:p>4/108</text:p>
          </table:table-cell>
          <table:table-cell office:value-type="float" office:value="0.00000038494002791307" calcext:value-type="float">
            <text:p>3.8494002791307E-07</text:p>
          </table:table-cell>
          <table:table-cell office:value-type="float" office:value="0.0000021332093213516" calcext:value-type="float">
            <text:p>2.133209321351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5961538461538" calcext:value-type="float">
            <text:p>95.5961538461538</text:p>
          </table:table-cell>
          <table:table-cell office:value-type="float" office:value="1411.97223580628" calcext:value-type="float">
            <text:p>1411.97223580628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NF signaling pathway</text:p>
          </table:table-cell>
          <table:table-cell office:value-type="string" calcext:value-type="string">
            <text:p>4/110</text:p>
          </table:table-cell>
          <table:table-cell office:value-type="float" office:value="0.00000041441805401057" calcext:value-type="float">
            <text:p>4.1441805401057E-07</text:p>
          </table:table-cell>
          <table:table-cell office:value-type="float" office:value="0.00000220470404733623" calcext:value-type="float">
            <text:p>2.2047040473362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830188679245" calcext:value-type="float">
            <text:p>93.7830188679245</text:p>
          </table:table-cell>
          <table:table-cell office:value-type="float" office:value="1378.27187508476" calcext:value-type="float">
            <text:p>1378.27187508476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-type lectin receptor signaling pathway</text:p>
          </table:table-cell>
          <table:table-cell office:value-type="string" calcext:value-type="string">
            <text:p>4/112</text:p>
          </table:table-cell>
          <table:table-cell office:value-type="float" office:value="0.000000445547164445089" calcext:value-type="float">
            <text:p>4.45547164445089E-07</text:p>
          </table:table-cell>
          <table:table-cell office:value-type="float" office:value="0.00000227914511043065" calcext:value-type="float">
            <text:p>2.2791451104306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037037037037" calcext:value-type="float">
            <text:p>92.037037037037</text:p>
          </table:table-cell>
          <table:table-cell office:value-type="float" office:value="1345.94619914011" calcext:value-type="float">
            <text:p>1345.94619914011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hyroid hormone signaling pathway</text:p>
          </table:table-cell>
          <table:table-cell office:value-type="string" calcext:value-type="string">
            <text:p>4/115</text:p>
          </table:table-cell>
          <table:table-cell office:value-type="float" office:value="0.000000495467226044371" calcext:value-type="float">
            <text:p>4.95467226044371E-07</text:p>
          </table:table-cell>
          <table:table-cell office:value-type="float" office:value="0.00000244063485421857" calcext:value-type="float">
            <text:p>2.4406348542185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536036036036" calcext:value-type="float">
            <text:p>89.536036036036</text:p>
          </table:table-cell>
          <table:table-cell office:value-type="float" office:value="1299.86309694579" calcext:value-type="float">
            <text:p>1299.86309694579</text:p>
          </table:table-cell>
          <table:table-cell office:value-type="string" calcext:value-type="string">
            <text:p>MAPK1;ESR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Neurotrophin signaling pathway</text:p>
          </table:table-cell>
          <table:table-cell office:value-type="string" calcext:value-type="string">
            <text:p>4/121</text:p>
          </table:table-cell>
          <table:table-cell office:value-type="float" office:value="0.000000607681115427462" calcext:value-type="float">
            <text:p>6.07681115427462E-07</text:p>
          </table:table-cell>
          <table:table-cell office:value-type="float" office:value="0.00000288648529828045" calcext:value-type="float">
            <text:p>2.8864852982804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9188034188034" calcext:value-type="float">
            <text:p>84.9188034188034</text:p>
          </table:table-cell>
          <table:table-cell office:value-type="float" office:value="1215.49510712159" calcext:value-type="float">
            <text:p>1215.49510712159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Sphingolipid signaling pathway</text:p>
          </table:table-cell>
          <table:table-cell office:value-type="string" calcext:value-type="string">
            <text:p>4/124</text:p>
          </table:table-cell>
          <table:table-cell office:value-type="float" office:value="0.000000670400394292876" calcext:value-type="float">
            <text:p>6.70400394292876E-07</text:p>
          </table:table-cell>
          <table:table-cell office:value-type="float" office:value="0.00000306937520748511" calcext:value-type="float">
            <text:p>3.0693752074851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833333333333" calcext:value-type="float">
            <text:p>82.7833333333333</text:p>
          </table:table-cell>
          <table:table-cell office:value-type="float" office:value="1176.79742675129" calcext:value-type="float">
            <text:p>1176.79742675129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latelet activation</text:p>
          </table:table-cell>
          <table:table-cell office:value-type="string" calcext:value-type="string">
            <text:p>4/125</text:p>
          </table:table-cell>
          <table:table-cell office:value-type="float" office:value="0.000000692340272365062" calcext:value-type="float">
            <text:p>6.92340272365062E-07</text:p>
          </table:table-cell>
          <table:table-cell office:value-type="float" office:value="0.00000306937520748511" calcext:value-type="float">
            <text:p>3.0693752074851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0950413223141" calcext:value-type="float">
            <text:p>82.0950413223141</text:p>
          </table:table-cell>
          <table:table-cell office:value-type="float" office:value="1164.36942785603" calcext:value-type="float">
            <text:p>1164.36942785603</text:p>
          </table:table-cell>
          <table:table-cell office:value-type="string" calcext:value-type="string">
            <text:p>MAPK11;MAPK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Osteoclast differentiation</text:p>
          </table:table-cell>
          <table:table-cell office:value-type="string" calcext:value-type="string">
            <text:p>4/128</text:p>
          </table:table-cell>
          <table:table-cell office:value-type="float" office:value="0.000000761376100652071" calcext:value-type="float">
            <text:p>7.61376100652071E-07</text:p>
          </table:table-cell>
          <table:table-cell office:value-type="float" office:value="0.00000326654907699114" calcext:value-type="float">
            <text:p>3.2665490769911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0967741935484" calcext:value-type="float">
            <text:p>80.0967741935484</text:p>
          </table:table-cell>
          <table:table-cell office:value-type="float" office:value="1128.41443880492" calcext:value-type="float">
            <text:p>1128.41443880492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Signaling pathways regulating pluripotency of stem cells</text:p>
          </table:table-cell>
          <table:table-cell office:value-type="string" calcext:value-type="string">
            <text:p>4/137</text:p>
          </table:table-cell>
          <table:table-cell office:value-type="float" office:value="0.000000999421841641804" calcext:value-type="float">
            <text:p>9.99421841641804E-07</text:p>
          </table:table-cell>
          <table:table-cell office:value-type="float" office:value="0.00000415384702932375" calcext:value-type="float">
            <text:p>4.1538470293237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428571428571" calcext:value-type="float">
            <text:p>74.6428571428571</text:p>
          </table:table-cell>
          <table:table-cell office:value-type="float" office:value="1031.27234880563" calcext:value-type="float">
            <text:p>1031.27234880563</text:p>
          </table:table-cell>
          <table:table-cell office:value-type="string" calcext:value-type="string">
            <text:p>MAPK11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poptosis</text:p>
          </table:table-cell>
          <table:table-cell office:value-type="string" calcext:value-type="string">
            <text:p>4/141</text:p>
          </table:table-cell>
          <table:table-cell office:value-type="float" office:value="0.00000112133212111093" calcext:value-type="float">
            <text:p>1.12133212111093E-06</text:p>
          </table:table-cell>
          <table:table-cell office:value-type="float" office:value="0.0000045193082456895" calcext:value-type="float">
            <text:p>4.519308245689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489051094891" calcext:value-type="float">
            <text:p>72.4489051094891</text:p>
          </table:table-cell>
          <table:table-cell office:value-type="float" office:value="992.621955207604" calcext:value-type="float">
            <text:p>992.621955207604</text:p>
          </table:table-cell>
          <table:table-cell office:value-type="string" calcext:value-type="string">
            <text:p>MAPK8;MAPK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trograde endocannabinoid signaling</text:p>
          </table:table-cell>
          <table:table-cell office:value-type="string" calcext:value-type="string">
            <text:p>4/150</text:p>
          </table:table-cell>
          <table:table-cell office:value-type="float" office:value="0.00000143580336385872" calcext:value-type="float">
            <text:p>1.43580336385872E-06</text:p>
          </table:table-cell>
          <table:table-cell office:value-type="float" office:value="0.00000561652492332971" calcext:value-type="float">
            <text:p>5.6165249233297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520547945206" calcext:value-type="float">
            <text:p>67.9520547945206</text:p>
          </table:table-cell>
          <table:table-cell office:value-type="float" office:value="914.212405501629" calcext:value-type="float">
            <text:p>914.212405501629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epatocellular carcinoma</text:p>
          </table:table-cell>
          <table:table-cell office:value-type="string" calcext:value-type="string">
            <text:p>4/171</text:p>
          </table:table-cell>
          <table:table-cell office:value-type="float" office:value="0.00000242074934107589" calcext:value-type="float">
            <text:p>2.42074934107589E-06</text:p>
          </table:table-cell>
          <table:table-cell office:value-type="float" office:value="0.00000919884749608839" calcext:value-type="float">
            <text:p>9.1988474960883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443113772455" calcext:value-type="float">
            <text:p>59.3443113772455</text:p>
          </table:table-cell>
          <table:table-cell office:value-type="float" office:value="767.407011469359" calcext:value-type="float">
            <text:p>767.407011469359</text:p>
          </table:table-cell>
          <table:table-cell office:value-type="string" calcext:value-type="string">
            <text:p>SMAD3;MAPK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ype II diabetes mellitus</text:p>
          </table:table-cell>
          <table:table-cell office:value-type="string" calcext:value-type="string">
            <text:p>3/48</text:p>
          </table:table-cell>
          <table:table-cell office:value-type="float" office:value="0.00000281099615125234" calcext:value-type="float">
            <text:p>2.81099615125234E-06</text:p>
          </table:table-cell>
          <table:table-cell office:value-type="float" office:value="0.000010207648138649" calcext:value-type="float">
            <text:p>1.02076481386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725925925926" calcext:value-type="float">
            <text:p>147.725925925926</text:p>
          </table:table-cell>
          <table:table-cell office:value-type="float" office:value="1888.22859497101" calcext:value-type="float">
            <text:p>1888.22859497101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uberculosis</text:p>
          </table:table-cell>
          <table:table-cell office:value-type="string" calcext:value-type="string">
            <text:p>4/178</text:p>
          </table:table-cell>
          <table:table-cell office:value-type="float" office:value="0.00000283972166263168" calcext:value-type="float">
            <text:p>2.83972166263168E-06</text:p>
          </table:table-cell>
          <table:table-cell office:value-type="float" office:value="0.000010207648138649" calcext:value-type="float">
            <text:p>1.02076481386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367816091954" calcext:value-type="float">
            <text:p>56.9367816091954</text:p>
          </table:table-cell>
          <table:table-cell office:value-type="float" office:value="727.185444523234" calcext:value-type="float">
            <text:p>727.185444523234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ellular senescence</text:p>
          </table:table-cell>
          <table:table-cell office:value-type="string" calcext:value-type="string">
            <text:p>4/185</text:p>
          </table:table-cell>
          <table:table-cell office:value-type="float" office:value="0.00000331029400540134" calcext:value-type="float">
            <text:p>3.31029400540134E-06</text:p>
          </table:table-cell>
          <table:table-cell office:value-type="float" office:value="0.0000115860290189047" calcext:value-type="float">
            <text:p>1.1586029018904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7154696132597" calcext:value-type="float">
            <text:p>54.7154696132597</text:p>
          </table:table-cell>
          <table:table-cell office:value-type="float" office:value="690.425706043459" calcext:value-type="float">
            <text:p>690.425706043459</text:p>
          </table:table-cell>
          <table:table-cell office:value-type="string" calcext:value-type="string">
            <text:p>MAPK11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NOD-like receptor signaling pathway</text:p>
          </table:table-cell>
          <table:table-cell office:value-type="string" calcext:value-type="string">
            <text:p>4/205</text:p>
          </table:table-cell>
          <table:table-cell office:value-type="float" office:value="0.00000497499398097853" calcext:value-type="float">
            <text:p>4.97499398097853E-06</text:p>
          </table:table-cell>
          <table:table-cell office:value-type="float" office:value="0.000016618098384187" calcext:value-type="float">
            <text:p>1.661809838418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213930348259" calcext:value-type="float">
            <text:p>49.2213930348259</text:p>
          </table:table-cell>
          <table:table-cell office:value-type="float" office:value="601.046682939191" calcext:value-type="float">
            <text:p>601.046682939191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VEGF signaling pathway</text:p>
          </table:table-cell>
          <table:table-cell office:value-type="string" calcext:value-type="string">
            <text:p>3/58</text:p>
          </table:table-cell>
          <table:table-cell office:value-type="float" office:value="0.00000499792432607129" calcext:value-type="float">
            <text:p>4.99792432607129E-06</text:p>
          </table:table-cell>
          <table:table-cell office:value-type="float" office:value="0.000016618098384187" calcext:value-type="float">
            <text:p>1.661809838418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06060606061" calcext:value-type="float">
            <text:p>120.806060606061</text:p>
          </table:table-cell>
          <table:table-cell office:value-type="float" office:value="1474.61771298854" calcext:value-type="float">
            <text:p>1474.61771298854</text:p>
          </table:table-cell>
          <table:table-cell office:value-type="string" calcext:value-type="string">
            <text:p>MAPK11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ap1 signaling pathway</text:p>
          </table:table-cell>
          <table:table-cell office:value-type="string" calcext:value-type="string">
            <text:p>4/209</text:p>
          </table:table-cell>
          <table:table-cell office:value-type="float" office:value="0.00000537092893773504" calcext:value-type="float">
            <text:p>5.37092893773504E-06</text:p>
          </table:table-cell>
          <table:table-cell office:value-type="float" office:value="0.0000174227694809454" calcext:value-type="float">
            <text:p>1.7422769480945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512195121951" calcext:value-type="float">
            <text:p>48.2512195121951</text:p>
          </table:table-cell>
          <table:table-cell office:value-type="float" office:value="585.504890139333" calcext:value-type="float">
            <text:p>585.504890139333</text:p>
          </table:table-cell>
          <table:table-cell office:value-type="string" calcext:value-type="string">
            <text:p>MAPK11;MAPK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Kaposi sarcoma-associated herpesvirus infection</text:p>
          </table:table-cell>
          <table:table-cell office:value-type="string" calcext:value-type="string">
            <text:p>4/216</text:p>
          </table:table-cell>
          <table:table-cell office:value-type="float" office:value="0.00000611940997238425" calcext:value-type="float">
            <text:p>6.11940997238425E-06</text:p>
          </table:table-cell>
          <table:table-cell office:value-type="float" office:value="0.0000193781315792168" calcext:value-type="float">
            <text:p>1.9378131579216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415094339623" calcext:value-type="float">
            <text:p>46.6415094339623</text:p>
          </table:table-cell>
          <table:table-cell office:value-type="float" office:value="559.88677232168" calcext:value-type="float">
            <text:p>559.88677232168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Leishmaniasis</text:p>
          </table:table-cell>
          <table:table-cell office:value-type="string" calcext:value-type="string">
            <text:p>3/67</text:p>
          </table:table-cell>
          <table:table-cell office:value-type="float" office:value="0.00000773592225753789" calcext:value-type="float">
            <text:p>7.73592225753789E-06</text:p>
          </table:table-cell>
          <table:table-cell office:value-type="float" office:value="0.0000239273874477335" calcext:value-type="float">
            <text:p>2.3927387447733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770833333333" calcext:value-type="float">
            <text:p>103.770833333333</text:p>
          </table:table-cell>
          <table:table-cell office:value-type="float" office:value="1221.34492011205" calcext:value-type="float">
            <text:p>1221.34492011205</text:p>
          </table:table-cell>
          <table:table-cell office:value-type="string" calcext:value-type="string">
            <text:p>MAPK11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uman immunodeficiency virus 1 infection</text:p>
          </table:table-cell>
          <table:table-cell office:value-type="string" calcext:value-type="string">
            <text:p>4/238</text:p>
          </table:table-cell>
          <table:table-cell office:value-type="float" office:value="0.00000897952121370103" calcext:value-type="float">
            <text:p>8.97952121370103E-06</text:p>
          </table:table-cell>
          <table:table-cell office:value-type="float" office:value="0.0000271426436686872" calcext:value-type="float">
            <text:p>2.7142643668687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094017094017" calcext:value-type="float">
            <text:p>42.2094017094017</text:p>
          </table:table-cell>
          <table:table-cell office:value-type="float" office:value="490.497053713879" calcext:value-type="float">
            <text:p>490.497053713879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uman T-cell leukemia virus 1 infection</text:p>
          </table:table-cell>
          <table:table-cell office:value-type="string" calcext:value-type="string">
            <text:p>4/245</text:p>
          </table:table-cell>
          <table:table-cell office:value-type="float" office:value="0.000010068074116052" calcext:value-type="float">
            <text:p>1.0068074116052E-05</text:p>
          </table:table-cell>
          <table:table-cell office:value-type="float" office:value="0.0000297567523874426" calcext:value-type="float">
            <text:p>2.9756752387442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688796680498" calcext:value-type="float">
            <text:p>40.9688796680498</text:p>
          </table:table-cell>
          <table:table-cell office:value-type="float" office:value="471.393710954942" calcext:value-type="float">
            <text:p>471.393710954942</text:p>
          </table:table-cell>
          <table:table-cell office:value-type="string" calcext:value-type="string">
            <text:p>MAPK8;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Bacterial invasion of epithelial cells</text:p>
          </table:table-cell>
          <table:table-cell office:value-type="string" calcext:value-type="string">
            <text:p>3/74</text:p>
          </table:table-cell>
          <table:table-cell office:value-type="float" office:value="0.0000104433771480979" calcext:value-type="float">
            <text:p>1.04433771480979E-05</text:p>
          </table:table-cell>
          <table:table-cell office:value-type="float" office:value="0.0000301949817542832" calcext:value-type="float">
            <text:p>3.0194981754283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5070422535211" calcext:value-type="float">
            <text:p>93.5070422535211</text:p>
          </table:table-cell>
          <table:table-cell office:value-type="float" office:value="1072.48299949609" calcext:value-type="float">
            <text:p>1072.48299949609</text:p>
          </table:table-cell>
          <table:table-cell office:value-type="string" calcext:value-type="string">
            <text:p>FN1;ACTB;VCL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hronic myeloid leukemia</text:p>
          </table:table-cell>
          <table:table-cell office:value-type="string" calcext:value-type="string">
            <text:p>3/76</text:p>
          </table:table-cell>
          <table:table-cell office:value-type="float" office:value="0.0000113179359217586" calcext:value-type="float">
            <text:p>1.13179359217586E-05</text:p>
          </table:table-cell>
          <table:table-cell office:value-type="float" office:value="0.000032027350587104" calcext:value-type="float">
            <text:p>3.202735058710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9360730593607" calcext:value-type="float">
            <text:p>90.9360730593607</text:p>
          </table:table-cell>
          <table:table-cell office:value-type="float" office:value="1035.68201580443" calcext:value-type="float">
            <text:p>1035.68201580443</text:p>
          </table:table-cell>
          <table:table-cell office:value-type="string" calcext:value-type="string">
            <text:p>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ErbB signaling pathway</text:p>
          </table:table-cell>
          <table:table-cell office:value-type="string" calcext:value-type="string">
            <text:p>3/84</text:p>
          </table:table-cell>
          <table:table-cell office:value-type="float" office:value="0.0000152988484820747" calcext:value-type="float">
            <text:p>1.52988484820747E-05</text:p>
          </table:table-cell>
          <table:table-cell office:value-type="float" office:value="0.0000423905593357487" calcext:value-type="float">
            <text:p>4.2390559335748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218106995885" calcext:value-type="float">
            <text:p>81.9218106995885</text:p>
          </table:table-cell>
          <table:table-cell office:value-type="float" office:value="908.327163504606" calcext:value-type="float">
            <text:p>908.327163504606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GF-beta signaling pathway</text:p>
          </table:table-cell>
          <table:table-cell office:value-type="string" calcext:value-type="string">
            <text:p>3/91</text:p>
          </table:table-cell>
          <table:table-cell office:value-type="float" office:value="0.0000194596333929183" calcext:value-type="float">
            <text:p>1.94596333929183E-05</text:p>
          </table:table-cell>
          <table:table-cell office:value-type="float" office:value="0.0000528190049236354" calcext:value-type="float">
            <text:p>5.2819004923635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787878787879" calcext:value-type="float">
            <text:p>75.3787878787879</text:p>
          </table:table-cell>
          <table:table-cell office:value-type="float" office:value="817.646399908272" calcext:value-type="float">
            <text:p>817.646399908272</text:p>
          </table:table-cell>
          <table:table-cell office:value-type="string" calcext:value-type="string">
            <text:p>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MAPK signaling pathway</text:p>
          </table:table-cell>
          <table:table-cell office:value-type="string" calcext:value-type="string">
            <text:p>4/294</text:p>
          </table:table-cell>
          <table:table-cell office:value-type="float" office:value="0.0000206347695215585" calcext:value-type="float">
            <text:p>2.06347695215585E-05</text:p>
          </table:table-cell>
          <table:table-cell office:value-type="float" office:value="0.0000548884869273455" calcext:value-type="float">
            <text:p>5.4888486927345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620689655172" calcext:value-type="float">
            <text:p>33.9620689655172</text:p>
          </table:table-cell>
          <table:table-cell office:value-type="float" office:value="366.400903960373" calcext:value-type="float">
            <text:p>366.400903960373</text:p>
          </table:table-cell>
          <table:table-cell office:value-type="string" calcext:value-type="string">
            <text:p>MAPK11;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holine metabolism in cancer</text:p>
          </table:table-cell>
          <table:table-cell office:value-type="string" calcext:value-type="string">
            <text:p>3/99</text:p>
          </table:table-cell>
          <table:table-cell office:value-type="float" office:value="0.0000250564779836498" calcext:value-type="float">
            <text:p>2.50564779836498E-05</text:p>
          </table:table-cell>
          <table:table-cell office:value-type="float" office:value="0.0000653433641534397" calcext:value-type="float">
            <text:p>6.5343364153439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694444444444" calcext:value-type="float">
            <text:p>69.0694444444444</text:p>
          </table:table-cell>
          <table:table-cell office:value-type="float" office:value="731.747813864594" calcext:value-type="float">
            <text:p>731.747813864594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 cell receptor signaling pathway</text:p>
          </table:table-cell>
          <table:table-cell office:value-type="string" calcext:value-type="string">
            <text:p>3/101</text:p>
          </table:table-cell>
          <table:table-cell office:value-type="float" office:value="0.0000266041945002505" calcext:value-type="float">
            <text:p>2.66041945002505E-05</text:p>
          </table:table-cell>
          <table:table-cell office:value-type="float" office:value="0.0000680453436256407" calcext:value-type="float">
            <text:p>6.8045343625640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530612244898" calcext:value-type="float">
            <text:p>67.6530612244898</text:p>
          </table:table-cell>
          <table:table-cell office:value-type="float" office:value="712.687227038249" calcext:value-type="float">
            <text:p>712.687227038249</text:p>
          </table:table-cell>
          <table:table-cell office:value-type="string" calcext:value-type="string">
            <text:p>MAPK11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Leukocyte transendothelial migration</text:p>
          </table:table-cell>
          <table:table-cell office:value-type="string" calcext:value-type="string">
            <text:p>3/115</text:p>
          </table:table-cell>
          <table:table-cell office:value-type="float" office:value="0.000039230144143165" calcext:value-type="float">
            <text:p>3.9230144143165E-05</text:p>
          </table:table-cell>
          <table:table-cell office:value-type="float" office:value="0.0000984454560573764" calcext:value-type="float">
            <text:p>9.8445456057376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1547619047619" calcext:value-type="float">
            <text:p>59.1547619047619</text:p>
          </table:table-cell>
          <table:table-cell office:value-type="float" office:value="600.188066647301" calcext:value-type="float">
            <text:p>600.188066647301</text:p>
          </table:table-cell>
          <table:table-cell office:value-type="string" calcext:value-type="string">
            <text:p>MAPK11;ACTB;VCL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utophagy</text:p>
          </table:table-cell>
          <table:table-cell office:value-type="string" calcext:value-type="string">
            <text:p>3/130</text:p>
          </table:table-cell>
          <table:table-cell office:value-type="float" office:value="0.0000565560976606146" calcext:value-type="float">
            <text:p>5.65560976606146E-05</text:p>
          </table:table-cell>
          <table:table-cell office:value-type="float" office:value="0.00013929557386781" calcext:value-type="float">
            <text:p>0.00013929557386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286089238845" calcext:value-type="float">
            <text:p>52.1286089238845</text:p>
          </table:table-cell>
          <table:table-cell office:value-type="float" office:value="509.832262707812" calcext:value-type="float">
            <text:p>509.832262707812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Estrogen signaling pathway</text:p>
          </table:table-cell>
          <table:table-cell office:value-type="string" calcext:value-type="string">
            <text:p>3/134</text:p>
          </table:table-cell>
          <table:table-cell office:value-type="float" office:value="0.0000618983885621301" calcext:value-type="float">
            <text:p>6.18983885621301E-05</text:p>
          </table:table-cell>
          <table:table-cell office:value-type="float" office:value="0.000149681557795696" calcext:value-type="float">
            <text:p>0.00014968155779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267175572519" calcext:value-type="float">
            <text:p>50.5267175572519</text:p>
          </table:table-cell>
          <table:table-cell office:value-type="float" office:value="489.604722350742" calcext:value-type="float">
            <text:p>489.604722350742</text:p>
          </table:table-cell>
          <table:table-cell office:value-type="string" calcext:value-type="string">
            <text:p>MAPK1;ESR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pelin signaling pathway</text:p>
          </table:table-cell>
          <table:table-cell office:value-type="string" calcext:value-type="string">
            <text:p>3/138</text:p>
          </table:table-cell>
          <table:table-cell office:value-type="float" office:value="0.0000675616191335234" calcext:value-type="float">
            <text:p>6.75616191335234E-05</text:p>
          </table:table-cell>
          <table:table-cell office:value-type="float" office:value="0.000160458845442118" calcext:value-type="float">
            <text:p>0.000160458845442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197530864198" calcext:value-type="float">
            <text:p>49.0197530864198</text:p>
          </table:table-cell>
          <table:table-cell office:value-type="float" office:value="470.710732951764" calcext:value-type="float">
            <text:p>470.710732951764</text:p>
          </table:table-cell>
          <table:table-cell office:value-type="string" calcext:value-type="string">
            <text:p>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Insulin signaling pathway</text:p>
          </table:table-cell>
          <table:table-cell office:value-type="string" calcext:value-type="string">
            <text:p>3/139</text:p>
          </table:table-cell>
          <table:table-cell office:value-type="float" office:value="0.0000690285993393205" calcext:value-type="float">
            <text:p>6.90285993393205E-05</text:p>
          </table:table-cell>
          <table:table-cell office:value-type="float" office:value="0.000161066731791748" calcext:value-type="float">
            <text:p>0.000161066731791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56862745098" calcext:value-type="float">
            <text:p>48.656862745098</text:p>
          </table:table-cell>
          <table:table-cell office:value-type="float" office:value="466.180898657256" calcext:value-type="float">
            <text:p>466.180898657256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Fluid shear stress and atherosclerosis</text:p>
          </table:table-cell>
          <table:table-cell office:value-type="string" calcext:value-type="string">
            <text:p>3/143</text:p>
          </table:table-cell>
          <table:table-cell office:value-type="float" office:value="0.0000751052939308698" calcext:value-type="float">
            <text:p>7.51052939308698E-05</text:p>
          </table:table-cell>
          <table:table-cell office:value-type="float" office:value="0.00017222420849665" calcext:value-type="float">
            <text:p>0.00017222420849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571428571429" calcext:value-type="float">
            <text:p>47.2571428571429</text:p>
          </table:table-cell>
          <table:table-cell office:value-type="float" office:value="448.783104840347" calcext:value-type="float">
            <text:p>448.783104840347</text:p>
          </table:table-cell>
          <table:table-cell office:value-type="string" calcext:value-type="string">
            <text:p>MAPK11;MAPK8;ACTB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3/147</text:p>
          </table:table-cell>
          <table:table-cell office:value-type="float" office:value="0.0000815225290910805" calcext:value-type="float">
            <text:p>8.15225290910805E-05</text:p>
          </table:table-cell>
          <table:table-cell office:value-type="float" office:value="0.000183771124900232" calcext:value-type="float">
            <text:p>0.00018377112490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351851851852" calcext:value-type="float">
            <text:p>45.9351851851852</text:p>
          </table:table-cell>
          <table:table-cell office:value-type="float" office:value="432.462825111954" calcext:value-type="float">
            <text:p>432.462825111954</text:p>
          </table:table-cell>
          <table:table-cell office:value-type="string" calcext:value-type="string">
            <text:p>MAPK1;ESR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drenergic signaling in cardiomyocytes</text:p>
          </table:table-cell>
          <table:table-cell office:value-type="string" calcext:value-type="string">
            <text:p>3/148</text:p>
          </table:table-cell>
          <table:table-cell office:value-type="float" office:value="0.0000831810596321721" calcext:value-type="float">
            <text:p>8.31810596321721E-05</text:p>
          </table:table-cell>
          <table:table-cell office:value-type="float" office:value="0.000184384682184648" calcext:value-type="float">
            <text:p>0.00018438468218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16091954023" calcext:value-type="float">
            <text:p>45.616091954023</text:p>
          </table:table-cell>
          <table:table-cell office:value-type="float" office:value="428.539960057924" calcext:value-type="float">
            <text:p>428.539960057924</text:p>
          </table:table-cell>
          <table:table-cell office:value-type="string" calcext:value-type="string">
            <text:p>MAPK11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Gastric cancer</text:p>
          </table:table-cell>
          <table:table-cell office:value-type="string" calcext:value-type="string">
            <text:p>3/150</text:p>
          </table:table-cell>
          <table:table-cell office:value-type="float" office:value="0.0000865641278428811" calcext:value-type="float">
            <text:p>8.65641278428811E-05</text:p>
          </table:table-cell>
          <table:table-cell office:value-type="float" office:value="0.000188738180378741" calcext:value-type="float">
            <text:p>0.000188738180378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909297052154" calcext:value-type="float">
            <text:p>44.9909297052154</text:p>
          </table:table-cell>
          <table:table-cell office:value-type="float" office:value="420.873278329084" calcext:value-type="float">
            <text:p>420.873278329084</text:p>
          </table:table-cell>
          <table:table-cell office:value-type="string" calcext:value-type="string">
            <text:p>SMAD3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Oxytocin signaling pathway</text:p>
          </table:table-cell>
          <table:table-cell office:value-type="string" calcext:value-type="string">
            <text:p>3/154</text:p>
          </table:table-cell>
          <table:table-cell office:value-type="float" office:value="0.00009359804139524" calcext:value-type="float">
            <text:p>9.359804139524E-05</text:p>
          </table:table-cell>
          <table:table-cell office:value-type="float" office:value="0.000200782895251079" calcext:value-type="float">
            <text:p>0.00020078289525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902869757174" calcext:value-type="float">
            <text:p>43.7902869757174</text:p>
          </table:table-cell>
          <table:table-cell office:value-type="float" office:value="406.220645297991" calcext:value-type="float">
            <text:p>406.220645297991</text:p>
          </table:table-cell>
          <table:table-cell office:value-type="string" calcext:value-type="string">
            <text:p>MAPK1;ACTB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AMP signaling pathway</text:p>
          </table:table-cell>
          <table:table-cell office:value-type="string" calcext:value-type="string">
            <text:p>3/211</text:p>
          </table:table-cell>
          <table:table-cell office:value-type="float" office:value="0.000237399173094235" calcext:value-type="float">
            <text:p>0.000237399173094235</text:p>
          </table:table-cell>
          <table:table-cell office:value-type="float" office:value="0.000478395303356565" calcext:value-type="float">
            <text:p>0.00047839530335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98717948718" calcext:value-type="float">
            <text:p>31.698717948718</text:p>
          </table:table-cell>
          <table:table-cell office:value-type="float" office:value="264.550131917346" calcext:value-type="float">
            <text:p>264.550131917346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as signaling pathway</text:p>
          </table:table-cell>
          <table:table-cell office:value-type="string" calcext:value-type="string">
            <text:p>3/233</text:p>
          </table:table-cell>
          <table:table-cell office:value-type="float" office:value="0.000317724166211998" calcext:value-type="float">
            <text:p>0.000317724166211998</text:p>
          </table:table-cell>
          <table:table-cell office:value-type="float" office:value="0.000621431089796996" calcext:value-type="float">
            <text:p>0.000621431089796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47826086957" calcext:value-type="float">
            <text:p>28.6347826086957</text:p>
          </table:table-cell>
          <table:table-cell office:value-type="float" office:value="230.633901371222" calcext:value-type="float">
            <text:p>230.633901371222</text:p>
          </table:table-cell>
          <table:table-cell office:value-type="string" calcext:value-type="string">
            <text:p>MAPK8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3/357</text:p>
          </table:table-cell>
          <table:table-cell office:value-type="float" office:value="0.0011007108135934" calcext:value-type="float">
            <text:p>0.0011007108135934</text:p>
          </table:table-cell>
          <table:table-cell office:value-type="float" office:value="0.0018073399778756" calcext:value-type="float">
            <text:p>0.001807339977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877589453861" calcext:value-type="float">
            <text:p>18.4877589453861</text:p>
          </table:table-cell>
          <table:table-cell office:value-type="float" office:value="125.934899998397" calcext:value-type="float">
            <text:p>125.934899998397</text:p>
          </table:table-cell>
          <table:table-cell office:value-type="string" calcext:value-type="string">
            <text:p>FN1;MAPK1;MAPK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uman papillomavirus infection</text:p>
          </table:table-cell>
          <table:table-cell office:value-type="string" calcext:value-type="string">
            <text:p>3/360</text:p>
          </table:table-cell>
          <table:table-cell office:value-type="float" office:value="0.0011276237003046" calcext:value-type="float">
            <text:p>0.0011276237003046</text:p>
          </table:table-cell>
          <table:table-cell office:value-type="float" office:value="0.00182895063586" calcext:value-type="float">
            <text:p>0.0018289506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295985060691" calcext:value-type="float">
            <text:p>18.3295985060691</text:p>
          </table:table-cell>
          <table:table-cell office:value-type="float" office:value="124.414766970713" calcext:value-type="float">
            <text:p>124.414766970713</text:p>
          </table:table-cell>
          <table:table-cell office:value-type="string" calcext:value-type="string">
            <text:p>FN1;MAPK1;MAPK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8:17:28.693531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1:22:57.352794042</meta:creation-date>
    <meta:generator>LibreOffice/24.2.7.2$Linux_X86_64 LibreOffice_project/420$Build-2</meta:generator>
    <dc:date>2024-12-10T08:25:57.970838511</dc:date>
    <meta:editing-duration>PT2H30M42S</meta:editing-duration>
    <meta:editing-cycles>17</meta:editing-cycles>
    <meta:document-statistic meta:table-count="12" meta:cell-count="2470" meta:object-count="0"/>
  </office:meta>
</office:document-meta>
</file>